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55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74.3pt"/>
    </style:style>
    <style:style style:name="co4" style:family="table-column">
      <style:table-column-properties fo:break-before="auto" style:column-width="162.45pt"/>
    </style:style>
    <style:style style:name="co5" style:family="table-column">
      <style:table-column-properties fo:break-before="auto" style:column-width="158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123"/>
    <style:style style:name="ce4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matrix-vector" table:style-name="ta1">
        <table:table-column table:style-name="co1" table:default-cell-style-name="Default"/>
        <table:table-column table:style-name="co2" table:number-columns-repeated="6" table:default-cell-style-name="ce3"/>
        <table:table-column table:style-name="co2" table:number-columns-repeated="2" table:default-cell-style-name="ce4"/>
        <table:table-row table:style-name="ro1">
          <table:table-cell office:value-type="string" calcext:value-type="string">
            <text:p>#N=447, 80 threads, 640 matrices, MKL reference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975" calcext:value-type="float">
            <text:p>975.0000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Avrg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/>
          <table:table-cell office:value-type="float" office:value="17.1426" calcext:value-type="float">
            <text:p>017.1426</text:p>
          </table:table-cell>
          <table:table-cell office:value-type="float" office:value="17.7635" calcext:value-type="float">
            <text:p>017.7635</text:p>
          </table:table-cell>
          <table:table-cell office:value-type="float" office:value="15.1927" calcext:value-type="float">
            <text:p>015.1927</text:p>
          </table:table-cell>
          <table:table-cell office:value-type="float" office:value="16.67911" calcext:value-type="float">
            <text:p>016.6791</text:p>
          </table:table-cell>
          <table:table-cell office:value-type="float" office:value="16.31403" calcext:value-type="float">
            <text:p>016.3140</text:p>
          </table:table-cell>
          <table:table-cell office:value-type="float" office:value="15.5795" calcext:value-type="float">
            <text:p>015.5795</text:p>
          </table:table-cell>
          <table:table-cell table:formula="of:=AVERAGE([.B5:.G5])" office:value-type="float" office:value="16.44524" calcext:value-type="float">
            <text:p>016.4452</text:p>
          </table:table-cell>
          <table:table-cell table:formula="of:=STDEV([.B5:.H5])/SQRT(5)" office:value-type="float" office:value="0.392190168047764" calcext:value-type="float">
            <text:p>000.3922</text:p>
          </table:table-cell>
        </table:table-row>
        <table:table-row table:style-name="ro1" table:number-rows-repeated="2">
          <table:table-cell table:number-columns-repeated="7"/>
          <table:table-cell table:style-name="ce3" table:number-columns-repeated="2"/>
        </table:table-row>
        <table:table-row table:style-name="ro1">
          <table:table-cell office:value-type="string" calcext:value-type="string">
            <text:p>#N=447, 80 threads, 640 matrices, FP64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975" calcext:value-type="float">
            <text:p>975.0000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Avrg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.8453" calcext:value-type="float">
            <text:p>032.8453</text:p>
          </table:table-cell>
          <table:table-cell office:value-type="float" office:value="32.0947" calcext:value-type="float">
            <text:p>032.0947</text:p>
          </table:table-cell>
          <table:table-cell office:value-type="float" office:value="31.7164" calcext:value-type="float">
            <text:p>031.7164</text:p>
          </table:table-cell>
          <table:table-cell office:value-type="float" office:value="31.1411" calcext:value-type="float">
            <text:p>031.1411</text:p>
          </table:table-cell>
          <table:table-cell office:value-type="float" office:value="30.5394" calcext:value-type="float">
            <text:p>030.5394</text:p>
          </table:table-cell>
          <table:table-cell office:value-type="float" office:value="35.80409" calcext:value-type="float">
            <text:p>035.8041</text:p>
          </table:table-cell>
          <table:table-cell table:formula="of:=AVERAGE([.B12:.G12])" office:value-type="float" office:value="32.3568316666667" calcext:value-type="float">
            <text:p>032.3568</text:p>
          </table:table-cell>
          <table:table-cell table:formula="of:=STDEV([.B12:.H12])/SQRT(5)" office:value-type="float" office:value="0.761185881986858" calcext:value-type="float">
            <text:p>000.76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.13067" calcext:value-type="float">
            <text:p>031.1307</text:p>
          </table:table-cell>
          <table:table-cell office:value-type="float" office:value="33.1775" calcext:value-type="float">
            <text:p>033.1775</text:p>
          </table:table-cell>
          <table:table-cell office:value-type="float" office:value="31.3242" calcext:value-type="float">
            <text:p>031.3242</text:p>
          </table:table-cell>
          <table:table-cell office:value-type="float" office:value="32.3618" calcext:value-type="float">
            <text:p>032.3618</text:p>
          </table:table-cell>
          <table:table-cell office:value-type="float" office:value="31.3833" calcext:value-type="float">
            <text:p>031.3833</text:p>
          </table:table-cell>
          <table:table-cell office:value-type="float" office:value="28.0912" calcext:value-type="float">
            <text:p>028.0912</text:p>
          </table:table-cell>
          <table:table-cell table:formula="of:=AVERAGE([.B13:.G13])" office:value-type="float" office:value="31.2447783333333" calcext:value-type="float">
            <text:p>031.2448</text:p>
          </table:table-cell>
          <table:table-cell table:formula="of:=STDEV([.B13:.H13])/SQRT(5)" office:value-type="float" office:value="0.706322011410361" calcext:value-type="float">
            <text:p>000.70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.88737" calcext:value-type="float">
            <text:p>028.8874</text:p>
          </table:table-cell>
          <table:table-cell office:value-type="float" office:value="31.2831" calcext:value-type="float">
            <text:p>031.2831</text:p>
          </table:table-cell>
          <table:table-cell office:value-type="float" office:value="29.42225" calcext:value-type="float">
            <text:p>029.4223</text:p>
          </table:table-cell>
          <table:table-cell office:value-type="float" office:value="25.2751" calcext:value-type="float">
            <text:p>025.2751</text:p>
          </table:table-cell>
          <table:table-cell office:value-type="float" office:value="31.2862" calcext:value-type="float">
            <text:p>031.2862</text:p>
          </table:table-cell>
          <table:table-cell office:value-type="float" office:value="33.6471" calcext:value-type="float">
            <text:p>033.6471</text:p>
          </table:table-cell>
          <table:table-cell table:formula="of:=AVERAGE([.B14:.G14])" office:value-type="float" office:value="29.9668533333333" calcext:value-type="float">
            <text:p>029.9669</text:p>
          </table:table-cell>
          <table:table-cell table:formula="of:=STDEV([.B14:.H14])/SQRT(5)" office:value-type="float" office:value="1.16177770163277" calcext:value-type="float">
            <text:p>001.16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.0987" calcext:value-type="float">
            <text:p>031.0987</text:p>
          </table:table-cell>
          <table:table-cell office:value-type="float" office:value="31.0888" calcext:value-type="float">
            <text:p>031.0888</text:p>
          </table:table-cell>
          <table:table-cell office:value-type="float" office:value="27.26502" calcext:value-type="float">
            <text:p>027.2650</text:p>
          </table:table-cell>
          <table:table-cell office:value-type="float" office:value="31.1013" calcext:value-type="float">
            <text:p>031.1013</text:p>
          </table:table-cell>
          <table:table-cell office:value-type="float" office:value="30.0796" calcext:value-type="float">
            <text:p>030.0796</text:p>
          </table:table-cell>
          <table:table-cell office:value-type="float" office:value="31.0496" calcext:value-type="float">
            <text:p>031.0496</text:p>
          </table:table-cell>
          <table:table-cell table:formula="of:=AVERAGE([.B15:.G15])" office:value-type="float" office:value="30.2805033333333" calcext:value-type="float">
            <text:p>030.2805</text:p>
          </table:table-cell>
          <table:table-cell table:formula="of:=STDEV([.B15:.H15])/SQRT(5)" office:value-type="float" office:value="0.625073542882044" calcext:value-type="float">
            <text:p>000.62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8.70523" calcext:value-type="float">
            <text:p>028.7052</text:p>
          </table:table-cell>
          <table:table-cell office:value-type="float" office:value="31.2698" calcext:value-type="float">
            <text:p>031.2698</text:p>
          </table:table-cell>
          <table:table-cell office:value-type="float" office:value="33.0516" calcext:value-type="float">
            <text:p>033.0516</text:p>
          </table:table-cell>
          <table:table-cell office:value-type="float" office:value="30.5449" calcext:value-type="float">
            <text:p>030.5449</text:p>
          </table:table-cell>
          <table:table-cell office:value-type="float" office:value="31.4373" calcext:value-type="float">
            <text:p>031.4373</text:p>
          </table:table-cell>
          <table:table-cell office:value-type="float" office:value="33.1289" calcext:value-type="float">
            <text:p>033.1289</text:p>
          </table:table-cell>
          <table:table-cell table:formula="of:=AVERAGE([.B16:.G16])" office:value-type="float" office:value="31.3562883333333" calcext:value-type="float">
            <text:p>031.3563</text:p>
          </table:table-cell>
          <table:table-cell table:formula="of:=STDEV([.B16:.H16])/SQRT(5)" office:value-type="float" office:value="0.676183855769108" calcext:value-type="float">
            <text:p>000.676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9.14131" calcext:value-type="float">
            <text:p>029.1413</text:p>
          </table:table-cell>
          <table:table-cell office:value-type="float" office:value="28.8758" calcext:value-type="float">
            <text:p>028.8758</text:p>
          </table:table-cell>
          <table:table-cell office:value-type="float" office:value="29.98062" calcext:value-type="float">
            <text:p>029.9806</text:p>
          </table:table-cell>
          <table:table-cell office:value-type="float" office:value="29.2449" calcext:value-type="float">
            <text:p>029.2449</text:p>
          </table:table-cell>
          <table:table-cell office:value-type="float" office:value="28.9457" calcext:value-type="float">
            <text:p>028.9457</text:p>
          </table:table-cell>
          <table:table-cell office:value-type="float" office:value="24.3514" calcext:value-type="float">
            <text:p>024.3514</text:p>
          </table:table-cell>
          <table:table-cell table:formula="of:=AVERAGE([.B17:.G17])" office:value-type="float" office:value="28.4232883333333" calcext:value-type="float">
            <text:p>028.4233</text:p>
          </table:table-cell>
          <table:table-cell table:formula="of:=STDEV([.B17:.H17])/SQRT(5)" office:value-type="float" office:value="0.830137300324136" calcext:value-type="float">
            <text:p>000.8301</text:p>
          </table:table-cell>
        </table:table-row>
        <table:table-row table:style-name="ro1" table:number-rows-repeated="2">
          <table:table-cell table:number-columns-repeated="7"/>
          <table:table-cell table:style-name="ce3" table:number-columns-repeated="2"/>
        </table:table-row>
        <table:table-row table:style-name="ro1">
          <table:table-cell office:value-type="string" calcext:value-type="string">
            <text:p>#N=447, 80 threads, 640 matrices, FP32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487" calcext:value-type="float">
            <text:p>487.0000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Avrg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.5449" calcext:value-type="float">
            <text:p>035.5449</text:p>
          </table:table-cell>
          <table:table-cell office:value-type="float" office:value="32.421" calcext:value-type="float">
            <text:p>032.4210</text:p>
          </table:table-cell>
          <table:table-cell office:value-type="float" office:value="35.649" calcext:value-type="float">
            <text:p>035.6490</text:p>
          </table:table-cell>
          <table:table-cell office:value-type="float" office:value="35.6887" calcext:value-type="float">
            <text:p>035.6887</text:p>
          </table:table-cell>
          <table:table-cell office:value-type="float" office:value="32.9565" calcext:value-type="float">
            <text:p>032.9565</text:p>
          </table:table-cell>
          <table:table-cell office:value-type="float" office:value="35.6737" calcext:value-type="float">
            <text:p>035.6737</text:p>
          </table:table-cell>
          <table:table-cell table:formula="of:=AVERAGE([.B24:.G24])" office:value-type="float" office:value="34.6556333333333" calcext:value-type="float">
            <text:p>034.6556</text:p>
          </table:table-cell>
          <table:table-cell table:formula="of:=STDEV([.B24:.H24])/SQRT(5)" office:value-type="float" office:value="0.626149588978367" calcext:value-type="float">
            <text:p>000.62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.3081" calcext:value-type="float">
            <text:p>049.3081</text:p>
          </table:table-cell>
          <table:table-cell office:value-type="float" office:value="44.1341" calcext:value-type="float">
            <text:p>044.1341</text:p>
          </table:table-cell>
          <table:table-cell office:value-type="float" office:value="45.2821" calcext:value-type="float">
            <text:p>045.2821</text:p>
          </table:table-cell>
          <table:table-cell office:value-type="float" office:value="45.3235" calcext:value-type="float">
            <text:p>045.3235</text:p>
          </table:table-cell>
          <table:table-cell office:value-type="float" office:value="51.7971" calcext:value-type="float">
            <text:p>051.7971</text:p>
          </table:table-cell>
          <table:table-cell office:value-type="float" office:value="43.3056" calcext:value-type="float">
            <text:p>043.3056</text:p>
          </table:table-cell>
          <table:table-cell table:formula="of:=AVERAGE([.B25:.G25])" office:value-type="float" office:value="46.5250833333333" calcext:value-type="float">
            <text:p>046.5251</text:p>
          </table:table-cell>
          <table:table-cell table:formula="of:=STDEV([.B25:.H25])/SQRT(5)" office:value-type="float" office:value="1.34919761103076" calcext:value-type="float">
            <text:p>001.349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.8302" calcext:value-type="float">
            <text:p>044.8302</text:p>
          </table:table-cell>
          <table:table-cell office:value-type="float" office:value="41.5535" calcext:value-type="float">
            <text:p>041.5535</text:p>
          </table:table-cell>
          <table:table-cell office:value-type="float" office:value="50.4499" calcext:value-type="float">
            <text:p>050.4499</text:p>
          </table:table-cell>
          <table:table-cell office:value-type="float" office:value="42.3233" calcext:value-type="float">
            <text:p>042.3233</text:p>
          </table:table-cell>
          <table:table-cell office:value-type="float" office:value="45.4056" calcext:value-type="float">
            <text:p>045.4056</text:p>
          </table:table-cell>
          <table:table-cell office:value-type="float" office:value="49.4403" calcext:value-type="float">
            <text:p>049.4403</text:p>
          </table:table-cell>
          <table:table-cell table:formula="of:=AVERAGE([.B26:.G26])" office:value-type="float" office:value="45.6671333333333" calcext:value-type="float">
            <text:p>045.6671</text:p>
          </table:table-cell>
          <table:table-cell table:formula="of:=STDEV([.B26:.H26])/SQRT(5)" office:value-type="float" office:value="1.48305654346391" calcext:value-type="float">
            <text:p>001.48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5.6319" calcext:value-type="float">
            <text:p>045.6319</text:p>
          </table:table-cell>
          <table:table-cell office:value-type="float" office:value="42.381" calcext:value-type="float">
            <text:p>042.3810</text:p>
          </table:table-cell>
          <table:table-cell office:value-type="float" office:value="50.3961" calcext:value-type="float">
            <text:p>050.3961</text:p>
          </table:table-cell>
          <table:table-cell office:value-type="float" office:value="45.7244" calcext:value-type="float">
            <text:p>045.7244</text:p>
          </table:table-cell>
          <table:table-cell office:value-type="float" office:value="50.1827" calcext:value-type="float">
            <text:p>050.1827</text:p>
          </table:table-cell>
          <table:table-cell office:value-type="float" office:value="43.6581" calcext:value-type="float">
            <text:p>043.6581</text:p>
          </table:table-cell>
          <table:table-cell table:formula="of:=AVERAGE([.B27:.G27])" office:value-type="float" office:value="46.3290333333333" calcext:value-type="float">
            <text:p>046.3290</text:p>
          </table:table-cell>
          <table:table-cell table:formula="of:=STDEV([.B27:.H27])/SQRT(5)" office:value-type="float" office:value="1.35356574121015" calcext:value-type="float">
            <text:p>001.35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4.0627" calcext:value-type="float">
            <text:p>044.0627</text:p>
          </table:table-cell>
          <table:table-cell office:value-type="float" office:value="48.7534" calcext:value-type="float">
            <text:p>048.7534</text:p>
          </table:table-cell>
          <table:table-cell office:value-type="float" office:value="48.7496" calcext:value-type="float">
            <text:p>048.7496</text:p>
          </table:table-cell>
          <table:table-cell office:value-type="float" office:value="41.1835" calcext:value-type="float">
            <text:p>041.1835</text:p>
          </table:table-cell>
          <table:table-cell office:value-type="float" office:value="45.4272" calcext:value-type="float">
            <text:p>045.4272</text:p>
          </table:table-cell>
          <table:table-cell office:value-type="float" office:value="45.1016" calcext:value-type="float">
            <text:p>045.1016</text:p>
          </table:table-cell>
          <table:table-cell table:formula="of:=AVERAGE([.B28:.G28])" office:value-type="float" office:value="45.5463333333333" calcext:value-type="float">
            <text:p>045.5463</text:p>
          </table:table-cell>
          <table:table-cell table:formula="of:=STDEV([.B28:.H28])/SQRT(5)" office:value-type="float" office:value="1.18312660626175" calcext:value-type="float">
            <text:p>001.183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3.1663" calcext:value-type="float">
            <text:p>043.1663</text:p>
          </table:table-cell>
          <table:table-cell office:value-type="float" office:value="42.7344" calcext:value-type="float">
            <text:p>042.7344</text:p>
          </table:table-cell>
          <table:table-cell office:value-type="float" office:value="42.0223" calcext:value-type="float">
            <text:p>042.0223</text:p>
          </table:table-cell>
          <table:table-cell office:value-type="float" office:value="45.5974" calcext:value-type="float">
            <text:p>045.5974</text:p>
          </table:table-cell>
          <table:table-cell office:value-type="float" office:value="43.5483" calcext:value-type="float">
            <text:p>043.5483</text:p>
          </table:table-cell>
          <table:table-cell office:value-type="float" office:value="46.9527" calcext:value-type="float">
            <text:p>046.9527</text:p>
          </table:table-cell>
          <table:table-cell table:formula="of:=AVERAGE([.B29:.G29])" office:value-type="float" office:value="44.0035666666667" calcext:value-type="float">
            <text:p>044.0036</text:p>
          </table:table-cell>
          <table:table-cell table:formula="of:=STDEV([.B29:.H29])/SQRT(5)" office:value-type="float" office:value="0.767727750211261" calcext:value-type="float">
            <text:p>000.7677</text:p>
          </table:table-cell>
        </table:table-row>
        <table:table-row table:style-name="ro1" table:number-rows-repeated="2">
          <table:table-cell table:number-columns-repeated="7"/>
          <table:table-cell table:style-name="ce3" table:number-columns-repeated="2"/>
        </table:table-row>
        <table:table-row table:style-name="ro1">
          <table:table-cell office:value-type="string" calcext:value-type="string">
            <text:p>#N=447, 80 threads, 640 matrices, BFLOAT16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43" calcext:value-type="float">
            <text:p>243.0000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Avrg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.2367" calcext:value-type="float">
            <text:p>036.2367</text:p>
          </table:table-cell>
          <table:table-cell office:value-type="float" office:value="36.1053" calcext:value-type="float">
            <text:p>036.1053</text:p>
          </table:table-cell>
          <table:table-cell office:value-type="float" office:value="36.1329" calcext:value-type="float">
            <text:p>036.1329</text:p>
          </table:table-cell>
          <table:table-cell office:value-type="float" office:value="36.1942" calcext:value-type="float">
            <text:p>036.1942</text:p>
          </table:table-cell>
          <table:table-cell office:value-type="float" office:value="36.2137" calcext:value-type="float">
            <text:p>036.2137</text:p>
          </table:table-cell>
          <table:table-cell office:value-type="float" office:value="36.1324" calcext:value-type="float">
            <text:p>036.1324</text:p>
          </table:table-cell>
          <table:table-cell table:formula="of:=AVERAGE([.B36:.G36])" office:value-type="float" office:value="36.1692" calcext:value-type="float">
            <text:p>036.1692</text:p>
          </table:table-cell>
          <table:table-cell table:formula="of:=STDEV([.B36:.H36])/SQRT(5)" office:value-type="float" office:value="0.0215380593369045" calcext:value-type="float">
            <text:p>000.02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6.5827" calcext:value-type="float">
            <text:p>086.5827</text:p>
          </table:table-cell>
          <table:table-cell office:value-type="float" office:value="85.8702" calcext:value-type="float">
            <text:p>085.8702</text:p>
          </table:table-cell>
          <table:table-cell office:value-type="float" office:value="88.0734" calcext:value-type="float">
            <text:p>088.0734</text:p>
          </table:table-cell>
          <table:table-cell office:value-type="float" office:value="87.3989" calcext:value-type="float">
            <text:p>087.3989</text:p>
          </table:table-cell>
          <table:table-cell office:value-type="float" office:value="86.09" calcext:value-type="float">
            <text:p>086.0900</text:p>
          </table:table-cell>
          <table:table-cell office:value-type="float" office:value="90.6195" calcext:value-type="float">
            <text:p>090.6195</text:p>
          </table:table-cell>
          <table:table-cell table:formula="of:=AVERAGE([.B37:.G37])" office:value-type="float" office:value="87.4391166666667" calcext:value-type="float">
            <text:p>087.4391</text:p>
          </table:table-cell>
          <table:table-cell table:formula="of:=STDEV([.B37:.H37])/SQRT(5)" office:value-type="float" office:value="0.719579406513123" calcext:value-type="float">
            <text:p>000.71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9.5857" calcext:value-type="float">
            <text:p>069.5857</text:p>
          </table:table-cell>
          <table:table-cell office:value-type="float" office:value="70.156" calcext:value-type="float">
            <text:p>070.1560</text:p>
          </table:table-cell>
          <table:table-cell office:value-type="float" office:value="68.3072" calcext:value-type="float">
            <text:p>068.3072</text:p>
          </table:table-cell>
          <table:table-cell office:value-type="float" office:value="72.4072" calcext:value-type="float">
            <text:p>072.4072</text:p>
          </table:table-cell>
          <table:table-cell office:value-type="float" office:value="69.1405" calcext:value-type="float">
            <text:p>069.1405</text:p>
          </table:table-cell>
          <table:table-cell office:value-type="float" office:value="69.3691" calcext:value-type="float">
            <text:p>069.3691</text:p>
          </table:table-cell>
          <table:table-cell table:formula="of:=AVERAGE([.B38:.G38])" office:value-type="float" office:value="69.8276166666667" calcext:value-type="float">
            <text:p>069.8276</text:p>
          </table:table-cell>
          <table:table-cell table:formula="of:=STDEV([.B38:.H38])/SQRT(5)" office:value-type="float" office:value="0.571974450138389" calcext:value-type="float">
            <text:p>000.57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1.5991" calcext:value-type="float">
            <text:p>071.5991</text:p>
          </table:table-cell>
          <table:table-cell office:value-type="float" office:value="67.9599" calcext:value-type="float">
            <text:p>067.9599</text:p>
          </table:table-cell>
          <table:table-cell office:value-type="float" office:value="70.7848" calcext:value-type="float">
            <text:p>070.7848</text:p>
          </table:table-cell>
          <table:table-cell office:value-type="float" office:value="68.8899" calcext:value-type="float">
            <text:p>068.8899</text:p>
          </table:table-cell>
          <table:table-cell office:value-type="float" office:value="71.8422" calcext:value-type="float">
            <text:p>071.8422</text:p>
          </table:table-cell>
          <table:table-cell office:value-type="float" office:value="72.5535" calcext:value-type="float">
            <text:p>072.5535</text:p>
          </table:table-cell>
          <table:table-cell table:formula="of:=AVERAGE([.B39:.G39])" office:value-type="float" office:value="70.6049" calcext:value-type="float">
            <text:p>070.6049</text:p>
          </table:table-cell>
          <table:table-cell table:formula="of:=STDEV([.B39:.H39])/SQRT(5)" office:value-type="float" office:value="0.736794880999228" calcext:value-type="float">
            <text:p>000.736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5.4107" calcext:value-type="float">
            <text:p>075.4107</text:p>
          </table:table-cell>
          <table:table-cell office:value-type="float" office:value="71.8526" calcext:value-type="float">
            <text:p>071.8526</text:p>
          </table:table-cell>
          <table:table-cell office:value-type="float" office:value="68.3168" calcext:value-type="float">
            <text:p>068.3168</text:p>
          </table:table-cell>
          <table:table-cell office:value-type="float" office:value="72.2637" calcext:value-type="float">
            <text:p>072.2637</text:p>
          </table:table-cell>
          <table:table-cell office:value-type="float" office:value="70.7508" calcext:value-type="float">
            <text:p>070.7508</text:p>
          </table:table-cell>
          <table:table-cell office:value-type="float" office:value="70.1654" calcext:value-type="float">
            <text:p>070.1654</text:p>
          </table:table-cell>
          <table:table-cell table:formula="of:=AVERAGE([.B40:.G40])" office:value-type="float" office:value="71.46" calcext:value-type="float">
            <text:p>071.4600</text:p>
          </table:table-cell>
          <table:table-cell table:formula="of:=STDEV([.B40:.H40])/SQRT(5)" office:value-type="float" office:value="0.974110859194168" calcext:value-type="float">
            <text:p>000.974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0.8219" calcext:value-type="float">
            <text:p>060.8219</text:p>
          </table:table-cell>
          <table:table-cell office:value-type="float" office:value="60.7706" calcext:value-type="float">
            <text:p>060.7706</text:p>
          </table:table-cell>
          <table:table-cell office:value-type="float" office:value="59.9407" calcext:value-type="float">
            <text:p>059.9407</text:p>
          </table:table-cell>
          <table:table-cell office:value-type="float" office:value="62.8421" calcext:value-type="float">
            <text:p>062.8421</text:p>
          </table:table-cell>
          <table:table-cell office:value-type="float" office:value="56.9218" calcext:value-type="float">
            <text:p>056.9218</text:p>
          </table:table-cell>
          <table:table-cell office:value-type="float" office:value="62.2527" calcext:value-type="float">
            <text:p>062.2527</text:p>
          </table:table-cell>
          <table:table-cell table:formula="of:=AVERAGE([.B41:.G41])" office:value-type="float" office:value="60.5916333333333" calcext:value-type="float">
            <text:p>060.5916</text:p>
          </table:table-cell>
          <table:table-cell table:formula="of:=STDEV([.B41:.H41])/SQRT(5)" office:value-type="float" office:value="0.852451081555091" calcext:value-type="float">
            <text:p>000.8525</text:p>
          </table:table-cell>
        </table:table-row>
        <table:table-row table:style-name="ro1" table:number-rows-repeated="2">
          <table:table-cell table:number-columns-repeated="7"/>
          <table:table-cell table:style-name="ce3" table:number-columns-repeated="2"/>
        </table:table-row>
        <table:table-row table:style-name="ro1">
          <table:table-cell office:value-type="string" calcext:value-type="string">
            <text:p>#N=447, 80 threads, 640 matrices, Fixed16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59" calcext:value-type="float">
            <text:p>259.0000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Avrg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.43" calcext:value-type="float">
            <text:p>037.4300</text:p>
          </table:table-cell>
          <table:table-cell office:value-type="float" office:value="37.135" calcext:value-type="float">
            <text:p>037.1350</text:p>
          </table:table-cell>
          <table:table-cell office:value-type="float" office:value="37.8168" calcext:value-type="float">
            <text:p>037.8168</text:p>
          </table:table-cell>
          <table:table-cell office:value-type="float" office:value="38.7591" calcext:value-type="float">
            <text:p>038.7591</text:p>
          </table:table-cell>
          <table:table-cell office:value-type="float" office:value="37.1478" calcext:value-type="float">
            <text:p>037.1478</text:p>
          </table:table-cell>
          <table:table-cell office:value-type="float" office:value="37.4202" calcext:value-type="float">
            <text:p>037.4202</text:p>
          </table:table-cell>
          <table:table-cell table:formula="of:=AVERAGE([.B48:.G48])" office:value-type="float" office:value="37.61815" calcext:value-type="float">
            <text:p>037.6182</text:p>
          </table:table-cell>
          <table:table-cell table:formula="of:=STDEV([.B48:.H48])/SQRT(5)" office:value-type="float" office:value="0.249698244220232" calcext:value-type="float">
            <text:p>000.24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6.1509" calcext:value-type="float">
            <text:p>086.1509</text:p>
          </table:table-cell>
          <table:table-cell office:value-type="float" office:value="85.2093" calcext:value-type="float">
            <text:p>085.2093</text:p>
          </table:table-cell>
          <table:table-cell office:value-type="float" office:value="85.172" calcext:value-type="float">
            <text:p>085.1720</text:p>
          </table:table-cell>
          <table:table-cell office:value-type="float" office:value="85.5688" calcext:value-type="float">
            <text:p>085.5688</text:p>
          </table:table-cell>
          <table:table-cell office:value-type="float" office:value="85.2946" calcext:value-type="float">
            <text:p>085.2946</text:p>
          </table:table-cell>
          <table:table-cell office:value-type="float" office:value="85.1497" calcext:value-type="float">
            <text:p>085.1497</text:p>
          </table:table-cell>
          <table:table-cell table:formula="of:=AVERAGE([.B49:.G49])" office:value-type="float" office:value="85.4242166666667" calcext:value-type="float">
            <text:p>085.4242</text:p>
          </table:table-cell>
          <table:table-cell table:formula="of:=STDEV([.B49:.H49])/SQRT(5)" office:value-type="float" office:value="0.1582124424451" calcext:value-type="float">
            <text:p>000.15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0.3637" calcext:value-type="float">
            <text:p>090.3637</text:p>
          </table:table-cell>
          <table:table-cell office:value-type="float" office:value="92.749" calcext:value-type="float">
            <text:p>092.7490</text:p>
          </table:table-cell>
          <table:table-cell office:value-type="float" office:value="92.0313" calcext:value-type="float">
            <text:p>092.0313</text:p>
          </table:table-cell>
          <table:table-cell office:value-type="float" office:value="89.2473" calcext:value-type="float">
            <text:p>089.2473</text:p>
          </table:table-cell>
          <table:table-cell office:value-type="float" office:value="90.3858" calcext:value-type="float">
            <text:p>090.3858</text:p>
          </table:table-cell>
          <table:table-cell office:value-type="float" office:value="92.7795" calcext:value-type="float">
            <text:p>092.7795</text:p>
          </table:table-cell>
          <table:table-cell table:formula="of:=AVERAGE([.B50:.G50])" office:value-type="float" office:value="91.2594333333333" calcext:value-type="float">
            <text:p>091.2594</text:p>
          </table:table-cell>
          <table:table-cell table:formula="of:=STDEV([.B50:.H50])/SQRT(5)" office:value-type="float" office:value="0.598315514126489" calcext:value-type="float">
            <text:p>000.598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0.8835" calcext:value-type="float">
            <text:p>090.8835</text:p>
          </table:table-cell>
          <table:table-cell office:value-type="float" office:value="92.2172" calcext:value-type="float">
            <text:p>092.2172</text:p>
          </table:table-cell>
          <table:table-cell office:value-type="float" office:value="89.7205" calcext:value-type="float">
            <text:p>089.7205</text:p>
          </table:table-cell>
          <table:table-cell office:value-type="float" office:value="87.9247" calcext:value-type="float">
            <text:p>087.9247</text:p>
          </table:table-cell>
          <table:table-cell office:value-type="float" office:value="90.0958" calcext:value-type="float">
            <text:p>090.0958</text:p>
          </table:table-cell>
          <table:table-cell office:value-type="float" office:value="90.6707" calcext:value-type="float">
            <text:p>090.6707</text:p>
          </table:table-cell>
          <table:table-cell table:formula="of:=AVERAGE([.B51:.G51])" office:value-type="float" office:value="90.2520666666667" calcext:value-type="float">
            <text:p>090.2521</text:p>
          </table:table-cell>
          <table:table-cell table:formula="of:=STDEV([.B51:.H51])/SQRT(5)" office:value-type="float" office:value="0.581931523272093" calcext:value-type="float">
            <text:p>000.581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8.161" calcext:value-type="float">
            <text:p>088.1610</text:p>
          </table:table-cell>
          <table:table-cell office:value-type="float" office:value="90.6746" calcext:value-type="float">
            <text:p>090.6746</text:p>
          </table:table-cell>
          <table:table-cell office:value-type="float" office:value="88.2161" calcext:value-type="float">
            <text:p>088.2161</text:p>
          </table:table-cell>
          <table:table-cell office:value-type="float" office:value="88.7885" calcext:value-type="float">
            <text:p>088.7885</text:p>
          </table:table-cell>
          <table:table-cell office:value-type="float" office:value="88.4233" calcext:value-type="float">
            <text:p>088.4233</text:p>
          </table:table-cell>
          <table:table-cell office:value-type="float" office:value="87.6746" calcext:value-type="float">
            <text:p>087.6746</text:p>
          </table:table-cell>
          <table:table-cell table:formula="of:=AVERAGE([.B52:.G52])" office:value-type="float" office:value="88.65635" calcext:value-type="float">
            <text:p>088.6564</text:p>
          </table:table-cell>
          <table:table-cell table:formula="of:=STDEV([.B52:.H52])/SQRT(5)" office:value-type="float" office:value="0.430043940971927" calcext:value-type="float">
            <text:p>000.430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3.5201" calcext:value-type="float">
            <text:p>073.5201</text:p>
          </table:table-cell>
          <table:table-cell office:value-type="float" office:value="75.5578" calcext:value-type="float">
            <text:p>075.5578</text:p>
          </table:table-cell>
          <table:table-cell office:value-type="float" office:value="74.6773" calcext:value-type="float">
            <text:p>074.6773</text:p>
          </table:table-cell>
          <table:table-cell office:value-type="float" office:value="74.5662" calcext:value-type="float">
            <text:p>074.5662</text:p>
          </table:table-cell>
          <table:table-cell office:value-type="float" office:value="75.5828" calcext:value-type="float">
            <text:p>075.5828</text:p>
          </table:table-cell>
          <table:table-cell office:value-type="float" office:value="74.9727" calcext:value-type="float">
            <text:p>074.9727</text:p>
          </table:table-cell>
          <table:table-cell table:formula="of:=AVERAGE([.B53:.G53])" office:value-type="float" office:value="74.8128166666667" calcext:value-type="float">
            <text:p>074.8128</text:p>
          </table:table-cell>
          <table:table-cell table:formula="of:=STDEV([.B53:.H53])/SQRT(5)" office:value-type="float" office:value="0.312182537859575" calcext:value-type="float">
            <text:p>000.3122</text:p>
          </table:table-cell>
        </table:table-row>
        <table:table-row table:style-name="ro1" table:number-rows-repeated="2">
          <table:table-cell table:number-columns-repeated="7"/>
          <table:table-cell table:style-name="ce3" table:number-columns-repeated="2"/>
        </table:table-row>
        <table:table-row table:style-name="ro1">
          <table:table-cell office:value-type="string" calcext:value-type="string">
            <text:p>#N=447, 80 threads, 640 matrices, Fixed8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37" calcext:value-type="float">
            <text:p>137.0000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Avrg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.6067" calcext:value-type="float">
            <text:p>034.6067</text:p>
          </table:table-cell>
          <table:table-cell office:value-type="float" office:value="36.2533" calcext:value-type="float">
            <text:p>036.2533</text:p>
          </table:table-cell>
          <table:table-cell office:value-type="float" office:value="36.2403" calcext:value-type="float">
            <text:p>036.2403</text:p>
          </table:table-cell>
          <table:table-cell office:value-type="float" office:value="36.2928" calcext:value-type="float">
            <text:p>036.2928</text:p>
          </table:table-cell>
          <table:table-cell office:value-type="float" office:value="36.2547" calcext:value-type="float">
            <text:p>036.2547</text:p>
          </table:table-cell>
          <table:table-cell office:value-type="float" office:value="33.4373" calcext:value-type="float">
            <text:p>033.4373</text:p>
          </table:table-cell>
          <table:table-cell table:formula="of:=AVERAGE([.B60:.G60])" office:value-type="float" office:value="35.5141833333333" calcext:value-type="float">
            <text:p>035.5142</text:p>
          </table:table-cell>
          <table:table-cell table:formula="of:=STDEV([.B60:.H60])/SQRT(5)" office:value-type="float" office:value="0.495483537847402" calcext:value-type="float">
            <text:p>000.49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1.1523" calcext:value-type="float">
            <text:p>091.1523</text:p>
          </table:table-cell>
          <table:table-cell office:value-type="float" office:value="91.3448" calcext:value-type="float">
            <text:p>091.3448</text:p>
          </table:table-cell>
          <table:table-cell office:value-type="float" office:value="90.9575" calcext:value-type="float">
            <text:p>090.9575</text:p>
          </table:table-cell>
          <table:table-cell office:value-type="float" office:value="91.2112" calcext:value-type="float">
            <text:p>091.2112</text:p>
          </table:table-cell>
          <table:table-cell office:value-type="float" office:value="91.1848" calcext:value-type="float">
            <text:p>091.1848</text:p>
          </table:table-cell>
          <table:table-cell office:value-type="float" office:value="91.1523" calcext:value-type="float">
            <text:p>091.1523</text:p>
          </table:table-cell>
          <table:table-cell table:formula="of:=AVERAGE([.B61:.G61])" office:value-type="float" office:value="91.16715" calcext:value-type="float">
            <text:p>091.1672</text:p>
          </table:table-cell>
          <table:table-cell table:formula="of:=STDEV([.B61:.H61])/SQRT(5)" office:value-type="float" office:value="0.0510573582682602" calcext:value-type="float">
            <text:p>000.05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2.92" calcext:value-type="float">
            <text:p>152.9200</text:p>
          </table:table-cell>
          <table:table-cell office:value-type="float" office:value="152.974" calcext:value-type="float">
            <text:p>152.9740</text:p>
          </table:table-cell>
          <table:table-cell office:value-type="float" office:value="152.626" calcext:value-type="float">
            <text:p>152.6260</text:p>
          </table:table-cell>
          <table:table-cell office:value-type="float" office:value="153.469" calcext:value-type="float">
            <text:p>153.4690</text:p>
          </table:table-cell>
          <table:table-cell office:value-type="float" office:value="153" calcext:value-type="float">
            <text:p>153.0000</text:p>
          </table:table-cell>
          <table:table-cell office:value-type="float" office:value="153.607" calcext:value-type="float">
            <text:p>153.6070</text:p>
          </table:table-cell>
          <table:table-cell table:formula="of:=AVERAGE([.B62:.G62])" office:value-type="float" office:value="153.099333333333" calcext:value-type="float">
            <text:p>153.0993</text:p>
          </table:table-cell>
          <table:table-cell table:formula="of:=STDEV([.B62:.H62])/SQRT(5)" office:value-type="float" office:value="0.150128759551408" calcext:value-type="float">
            <text:p>000.15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9.05" calcext:value-type="float">
            <text:p>149.0500</text:p>
          </table:table-cell>
          <table:table-cell office:value-type="float" office:value="149.277" calcext:value-type="float">
            <text:p>149.2770</text:p>
          </table:table-cell>
          <table:table-cell office:value-type="float" office:value="147.29" calcext:value-type="float">
            <text:p>147.2900</text:p>
          </table:table-cell>
          <table:table-cell office:value-type="float" office:value="148.98" calcext:value-type="float">
            <text:p>148.9800</text:p>
          </table:table-cell>
          <table:table-cell office:value-type="float" office:value="149.024" calcext:value-type="float">
            <text:p>149.0240</text:p>
          </table:table-cell>
          <table:table-cell office:value-type="float" office:value="148.6" calcext:value-type="float">
            <text:p>148.6000</text:p>
          </table:table-cell>
          <table:table-cell table:formula="of:=AVERAGE([.B63:.G63])" office:value-type="float" office:value="148.7035" calcext:value-type="float">
            <text:p>148.7035</text:p>
          </table:table-cell>
          <table:table-cell table:formula="of:=STDEV([.B63:.H63])/SQRT(5)" office:value-type="float" office:value="0.296469869182913" calcext:value-type="float">
            <text:p>000.296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1.219" calcext:value-type="float">
            <text:p>161.2190</text:p>
          </table:table-cell>
          <table:table-cell office:value-type="float" office:value="164.388" calcext:value-type="float">
            <text:p>164.3880</text:p>
          </table:table-cell>
          <table:table-cell office:value-type="float" office:value="164.749" calcext:value-type="float">
            <text:p>164.7490</text:p>
          </table:table-cell>
          <table:table-cell office:value-type="float" office:value="158.44" calcext:value-type="float">
            <text:p>158.4400</text:p>
          </table:table-cell>
          <table:table-cell office:value-type="float" office:value="163.434" calcext:value-type="float">
            <text:p>163.4340</text:p>
          </table:table-cell>
          <table:table-cell office:value-type="float" office:value="160.984" calcext:value-type="float">
            <text:p>160.9840</text:p>
          </table:table-cell>
          <table:table-cell table:formula="of:=AVERAGE([.B64:.G64])" office:value-type="float" office:value="162.202333333333" calcext:value-type="float">
            <text:p>162.2023</text:p>
          </table:table-cell>
          <table:table-cell table:formula="of:=STDEV([.B64:.H64])/SQRT(5)" office:value-type="float" office:value="0.989715200336833" calcext:value-type="float">
            <text:p>000.989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7.253" calcext:value-type="float">
            <text:p>137.2530</text:p>
          </table:table-cell>
          <table:table-cell office:value-type="float" office:value="135.456" calcext:value-type="float">
            <text:p>135.4560</text:p>
          </table:table-cell>
          <table:table-cell office:value-type="float" office:value="137.688" calcext:value-type="float">
            <text:p>137.6880</text:p>
          </table:table-cell>
          <table:table-cell office:value-type="float" office:value="136.417" calcext:value-type="float">
            <text:p>136.4170</text:p>
          </table:table-cell>
          <table:table-cell office:value-type="float" office:value="133.61" calcext:value-type="float">
            <text:p>133.6100</text:p>
          </table:table-cell>
          <table:table-cell office:value-type="float" office:value="136.762" calcext:value-type="float">
            <text:p>136.7620</text:p>
          </table:table-cell>
          <table:table-cell table:formula="of:=AVERAGE([.B65:.G65])" office:value-type="float" office:value="136.197666666667" calcext:value-type="float">
            <text:p>136.1977</text:p>
          </table:table-cell>
          <table:table-cell table:formula="of:=STDEV([.B65:.H65])/SQRT(5)" office:value-type="float" office:value="0.604083033291871" calcext:value-type="float">
            <text:p>000.6041</text:p>
          </table:table-cell>
        </table:table-row>
        <table:table-row table:style-name="ro1" table:number-rows-repeated="4">
          <table:table-cell table:number-columns-repeated="7"/>
          <table:table-cell table:style-name="ce3" table:number-columns-repeated="2"/>
        </table:table-row>
        <table:table-row table:style-name="ro1">
          <table:table-cell office:value-type="string" calcext:value-type="string">
            <text:p>#N=2048, 80 threads, 640 matrices, MKL reference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0480" calcext:value-type="float">
            <text:p>20480.0000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Avrg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/>
          <table:table-cell office:value-type="float" office:value="16.9732" calcext:value-type="float">
            <text:p>016.9732</text:p>
          </table:table-cell>
          <table:table-cell office:value-type="float" office:value="15.8074" calcext:value-type="float">
            <text:p>015.8074</text:p>
          </table:table-cell>
          <table:table-cell office:value-type="float" office:value="16.4568" calcext:value-type="float">
            <text:p>016.4568</text:p>
          </table:table-cell>
          <table:table-cell office:value-type="float" office:value="16.954" calcext:value-type="float">
            <text:p>016.9540</text:p>
          </table:table-cell>
          <table:table-cell office:value-type="float" office:value="16.4522" calcext:value-type="float">
            <text:p>016.4522</text:p>
          </table:table-cell>
          <table:table-cell office:value-type="float" office:value="17.5819" calcext:value-type="float">
            <text:p>017.5819</text:p>
          </table:table-cell>
          <table:table-cell table:formula="of:=AVERAGE([.B74:.G74])" office:value-type="float" office:value="16.70425" calcext:value-type="float">
            <text:p>016.7043</text:p>
          </table:table-cell>
          <table:table-cell table:formula="of:=STDEV([.B74:.H74])/SQRT(5)" office:value-type="float" office:value="0.247256905195116" calcext:value-type="float">
            <text:p>000.2473</text:p>
          </table:table-cell>
        </table:table-row>
        <table:table-row table:style-name="ro1" table:number-rows-repeated="2">
          <table:table-cell table:number-columns-repeated="7"/>
          <table:table-cell table:style-name="ce3" table:number-columns-repeated="2"/>
        </table:table-row>
        <table:table-row table:style-name="ro1">
          <table:table-cell office:value-type="string" calcext:value-type="string">
            <text:p>#N=2048, 80 threads, 640 matrices, FP64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0480" calcext:value-type="float">
            <text:p>20480.0000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Avrg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0143" calcext:value-type="float">
            <text:p>013.0143</text:p>
          </table:table-cell>
          <table:table-cell office:value-type="float" office:value="12.9554" calcext:value-type="float">
            <text:p>012.9554</text:p>
          </table:table-cell>
          <table:table-cell office:value-type="float" office:value="13.6875" calcext:value-type="float">
            <text:p>013.6875</text:p>
          </table:table-cell>
          <table:table-cell office:value-type="float" office:value="12.8647" calcext:value-type="float">
            <text:p>012.8647</text:p>
          </table:table-cell>
          <table:table-cell office:value-type="float" office:value="12.9791" calcext:value-type="float">
            <text:p>012.9791</text:p>
          </table:table-cell>
          <table:table-cell office:value-type="float" office:value="13.0083" calcext:value-type="float">
            <text:p>013.0083</text:p>
          </table:table-cell>
          <table:table-cell table:formula="of:=AVERAGE([.B81:.G81])" office:value-type="float" office:value="13.0848833333333" calcext:value-type="float">
            <text:p>013.0849</text:p>
          </table:table-cell>
          <table:table-cell table:formula="of:=STDEV([.B81:.H81])/SQRT(5)" office:value-type="float" office:value="0.122533071499539" calcext:value-type="float">
            <text:p>000.12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.2866" calcext:value-type="float">
            <text:p>013.2866</text:p>
          </table:table-cell>
          <table:table-cell office:value-type="float" office:value="13.3354" calcext:value-type="float">
            <text:p>013.3354</text:p>
          </table:table-cell>
          <table:table-cell office:value-type="float" office:value="13.1636" calcext:value-type="float">
            <text:p>013.1636</text:p>
          </table:table-cell>
          <table:table-cell office:value-type="float" office:value="13.5054" calcext:value-type="float">
            <text:p>013.5054</text:p>
          </table:table-cell>
          <table:table-cell office:value-type="float" office:value="14.2755" calcext:value-type="float">
            <text:p>014.2755</text:p>
          </table:table-cell>
          <table:table-cell office:value-type="float" office:value="14.1313" calcext:value-type="float">
            <text:p>014.1313</text:p>
          </table:table-cell>
          <table:table-cell table:formula="of:=AVERAGE([.B82:.G82])" office:value-type="float" office:value="13.6163" calcext:value-type="float">
            <text:p>013.6163</text:p>
          </table:table-cell>
          <table:table-cell table:formula="of:=STDEV([.B82:.H82])/SQRT(5)" office:value-type="float" office:value="0.191886480329734" calcext:value-type="float">
            <text:p>000.19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.5967" calcext:value-type="float">
            <text:p>014.5967</text:p>
          </table:table-cell>
          <table:table-cell office:value-type="float" office:value="14.7993" calcext:value-type="float">
            <text:p>014.7993</text:p>
          </table:table-cell>
          <table:table-cell office:value-type="float" office:value="14.6778" calcext:value-type="float">
            <text:p>014.6778</text:p>
          </table:table-cell>
          <table:table-cell office:value-type="float" office:value="14.7954" calcext:value-type="float">
            <text:p>014.7954</text:p>
          </table:table-cell>
          <table:table-cell office:value-type="float" office:value="14.34" calcext:value-type="float">
            <text:p>014.3400</text:p>
          </table:table-cell>
          <table:table-cell office:value-type="float" office:value="15.3466" calcext:value-type="float">
            <text:p>015.3466</text:p>
          </table:table-cell>
          <table:table-cell table:formula="of:=AVERAGE([.B83:.G83])" office:value-type="float" office:value="14.7593" calcext:value-type="float">
            <text:p>014.7593</text:p>
          </table:table-cell>
          <table:table-cell table:formula="of:=STDEV([.B83:.H83])/SQRT(5)" office:value-type="float" office:value="0.136225058879292" calcext:value-type="float">
            <text:p>000.13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.6282" calcext:value-type="float">
            <text:p>014.6282</text:p>
          </table:table-cell>
          <table:table-cell office:value-type="float" office:value="15.0572" calcext:value-type="float">
            <text:p>015.0572</text:p>
          </table:table-cell>
          <table:table-cell office:value-type="float" office:value="14.5356" calcext:value-type="float">
            <text:p>014.5356</text:p>
          </table:table-cell>
          <table:table-cell office:value-type="float" office:value="14.5535" calcext:value-type="float">
            <text:p>014.5535</text:p>
          </table:table-cell>
          <table:table-cell office:value-type="float" office:value="14.5515" calcext:value-type="float">
            <text:p>014.5515</text:p>
          </table:table-cell>
          <table:table-cell office:value-type="float" office:value="13.6914" calcext:value-type="float">
            <text:p>013.6914</text:p>
          </table:table-cell>
          <table:table-cell table:formula="of:=AVERAGE([.B84:.G84])" office:value-type="float" office:value="14.5029" calcext:value-type="float">
            <text:p>014.5029</text:p>
          </table:table-cell>
          <table:table-cell table:formula="of:=STDEV([.B84:.H84])/SQRT(5)" office:value-type="float" office:value="0.181426977045863" calcext:value-type="float">
            <text:p>000.181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.6981" calcext:value-type="float">
            <text:p>014.6981</text:p>
          </table:table-cell>
          <table:table-cell office:value-type="float" office:value="15.4413" calcext:value-type="float">
            <text:p>015.4413</text:p>
          </table:table-cell>
          <table:table-cell office:value-type="float" office:value="15.3208" calcext:value-type="float">
            <text:p>015.3208</text:p>
          </table:table-cell>
          <table:table-cell office:value-type="float" office:value="15.7424" calcext:value-type="float">
            <text:p>015.7424</text:p>
          </table:table-cell>
          <table:table-cell office:value-type="float" office:value="14.662" calcext:value-type="float">
            <text:p>014.6620</text:p>
          </table:table-cell>
          <table:table-cell office:value-type="float" office:value="14.4989" calcext:value-type="float">
            <text:p>014.4989</text:p>
          </table:table-cell>
          <table:table-cell table:formula="of:=AVERAGE([.B85:.G85])" office:value-type="float" office:value="15.0605833333333" calcext:value-type="float">
            <text:p>015.0606</text:p>
          </table:table-cell>
          <table:table-cell table:formula="of:=STDEV([.B85:.H85])/SQRT(5)" office:value-type="float" office:value="0.206823827474281" calcext:value-type="float">
            <text:p>000.206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.4618" calcext:value-type="float">
            <text:p>013.4618</text:p>
          </table:table-cell>
          <table:table-cell office:value-type="float" office:value="14.4282" calcext:value-type="float">
            <text:p>014.4282</text:p>
          </table:table-cell>
          <table:table-cell office:value-type="float" office:value="14.5015" calcext:value-type="float">
            <text:p>014.5015</text:p>
          </table:table-cell>
          <table:table-cell office:value-type="float" office:value="15.0696" calcext:value-type="float">
            <text:p>015.0696</text:p>
          </table:table-cell>
          <table:table-cell office:value-type="float" office:value="14.7009" calcext:value-type="float">
            <text:p>014.7009</text:p>
          </table:table-cell>
          <table:table-cell office:value-type="float" office:value="15.2429" calcext:value-type="float">
            <text:p>015.2429</text:p>
          </table:table-cell>
          <table:table-cell table:formula="of:=AVERAGE([.B86:.G86])" office:value-type="float" office:value="14.5674833333333" calcext:value-type="float">
            <text:p>014.5675</text:p>
          </table:table-cell>
          <table:table-cell table:formula="of:=STDEV([.B86:.H86])/SQRT(5)" office:value-type="float" office:value="0.256411005245701" calcext:value-type="float">
            <text:p>000.2564</text:p>
          </table:table-cell>
        </table:table-row>
        <table:table-row table:style-name="ro1" table:number-rows-repeated="2">
          <table:table-cell table:number-columns-repeated="7"/>
          <table:table-cell table:style-name="ce3" table:number-columns-repeated="2"/>
        </table:table-row>
        <table:table-row table:style-name="ro1">
          <table:table-cell office:value-type="string" calcext:value-type="string">
            <text:p>#N=2048, 80 threads, 640 matrices, FP32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0240" calcext:value-type="float">
            <text:p>10240.0000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Avrg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.1644" calcext:value-type="float">
            <text:p>026.1644</text:p>
          </table:table-cell>
          <table:table-cell office:value-type="float" office:value="21.9076" calcext:value-type="float">
            <text:p>021.9076</text:p>
          </table:table-cell>
          <table:table-cell office:value-type="float" office:value="26.9048" calcext:value-type="float">
            <text:p>026.9048</text:p>
          </table:table-cell>
          <table:table-cell office:value-type="float" office:value="26.0017" calcext:value-type="float">
            <text:p>026.0017</text:p>
          </table:table-cell>
          <table:table-cell office:value-type="float" office:value="26.9777" calcext:value-type="float">
            <text:p>026.9777</text:p>
          </table:table-cell>
          <table:table-cell office:value-type="float" office:value="26.7858" calcext:value-type="float">
            <text:p>026.7858</text:p>
          </table:table-cell>
          <table:table-cell table:formula="of:=AVERAGE([.B93:.G93])" office:value-type="float" office:value="25.7903333333333" calcext:value-type="float">
            <text:p>025.7903</text:p>
          </table:table-cell>
          <table:table-cell table:formula="of:=STDEV([.B93:.H93])/SQRT(5)" office:value-type="float" office:value="0.793789420298468" calcext:value-type="float">
            <text:p>000.79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.0499" calcext:value-type="float">
            <text:p>037.0499</text:p>
          </table:table-cell>
          <table:table-cell office:value-type="float" office:value="26.8449" calcext:value-type="float">
            <text:p>026.8449</text:p>
          </table:table-cell>
          <table:table-cell office:value-type="float" office:value="27.4182" calcext:value-type="float">
            <text:p>027.4182</text:p>
          </table:table-cell>
          <table:table-cell office:value-type="float" office:value="36.8043" calcext:value-type="float">
            <text:p>036.8043</text:p>
          </table:table-cell>
          <table:table-cell office:value-type="float" office:value="27.2043" calcext:value-type="float">
            <text:p>027.2043</text:p>
          </table:table-cell>
          <table:table-cell office:value-type="float" office:value="28.0743" calcext:value-type="float">
            <text:p>028.0743</text:p>
          </table:table-cell>
          <table:table-cell table:formula="of:=AVERAGE([.B94:.G94])" office:value-type="float" office:value="30.5659833333333" calcext:value-type="float">
            <text:p>030.5660</text:p>
          </table:table-cell>
          <table:table-cell table:formula="of:=STDEV([.B94:.H94])/SQRT(5)" office:value-type="float" office:value="2.01843315411017" calcext:value-type="float">
            <text:p>002.01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.4735" calcext:value-type="float">
            <text:p>038.4735</text:p>
          </table:table-cell>
          <table:table-cell office:value-type="float" office:value="33.1677" calcext:value-type="float">
            <text:p>033.1677</text:p>
          </table:table-cell>
          <table:table-cell office:value-type="float" office:value="32.8687" calcext:value-type="float">
            <text:p>032.8687</text:p>
          </table:table-cell>
          <table:table-cell office:value-type="float" office:value="37.1207" calcext:value-type="float">
            <text:p>037.1207</text:p>
          </table:table-cell>
          <table:table-cell office:value-type="float" office:value="33.0182" calcext:value-type="float">
            <text:p>033.0182</text:p>
          </table:table-cell>
          <table:table-cell office:value-type="float" office:value="31.567" calcext:value-type="float">
            <text:p>031.5670</text:p>
          </table:table-cell>
          <table:table-cell table:formula="of:=AVERAGE([.B95:.G95])" office:value-type="float" office:value="34.3693" calcext:value-type="float">
            <text:p>034.3693</text:p>
          </table:table-cell>
          <table:table-cell table:formula="of:=STDEV([.B95:.H95])/SQRT(5)" office:value-type="float" office:value="1.12232881426672" calcext:value-type="float">
            <text:p>001.12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.3053" calcext:value-type="float">
            <text:p>028.3053</text:p>
          </table:table-cell>
          <table:table-cell office:value-type="float" office:value="38.382" calcext:value-type="float">
            <text:p>038.3820</text:p>
          </table:table-cell>
          <table:table-cell office:value-type="float" office:value="39.4978" calcext:value-type="float">
            <text:p>039.4978</text:p>
          </table:table-cell>
          <table:table-cell office:value-type="float" office:value="31.3895" calcext:value-type="float">
            <text:p>031.3895</text:p>
          </table:table-cell>
          <table:table-cell office:value-type="float" office:value="33.4815" calcext:value-type="float">
            <text:p>033.4815</text:p>
          </table:table-cell>
          <table:table-cell office:value-type="float" office:value="37.7322" calcext:value-type="float">
            <text:p>037.7322</text:p>
          </table:table-cell>
          <table:table-cell table:formula="of:=AVERAGE([.B96:.G96])" office:value-type="float" office:value="34.79805" calcext:value-type="float">
            <text:p>034.7981</text:p>
          </table:table-cell>
          <table:table-cell table:formula="of:=STDEV([.B96:.H96])/SQRT(5)" office:value-type="float" office:value="1.81703883149664" calcext:value-type="float">
            <text:p>001.817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7.9684" calcext:value-type="float">
            <text:p>037.9684</text:p>
          </table:table-cell>
          <table:table-cell office:value-type="float" office:value="37.7318" calcext:value-type="float">
            <text:p>037.7318</text:p>
          </table:table-cell>
          <table:table-cell office:value-type="float" office:value="41.0413" calcext:value-type="float">
            <text:p>041.0413</text:p>
          </table:table-cell>
          <table:table-cell office:value-type="float" office:value="37.4767" calcext:value-type="float">
            <text:p>037.4767</text:p>
          </table:table-cell>
          <table:table-cell office:value-type="float" office:value="38.2134" calcext:value-type="float">
            <text:p>038.2134</text:p>
          </table:table-cell>
          <table:table-cell office:value-type="float" office:value="37.6604" calcext:value-type="float">
            <text:p>037.6604</text:p>
          </table:table-cell>
          <table:table-cell table:formula="of:=AVERAGE([.B97:.G97])" office:value-type="float" office:value="38.3486666666667" calcext:value-type="float">
            <text:p>038.3487</text:p>
          </table:table-cell>
          <table:table-cell table:formula="of:=STDEV([.B97:.H97])/SQRT(5)" office:value-type="float" office:value="0.548565870652234" calcext:value-type="float">
            <text:p>000.548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7.934" calcext:value-type="float">
            <text:p>027.9340</text:p>
          </table:table-cell>
          <table:table-cell office:value-type="float" office:value="28.0514" calcext:value-type="float">
            <text:p>028.0514</text:p>
          </table:table-cell>
          <table:table-cell office:value-type="float" office:value="27.9889" calcext:value-type="float">
            <text:p>027.9889</text:p>
          </table:table-cell>
          <table:table-cell office:value-type="float" office:value="38.0885" calcext:value-type="float">
            <text:p>038.0885</text:p>
          </table:table-cell>
          <table:table-cell office:value-type="float" office:value="28.0028" calcext:value-type="float">
            <text:p>028.0028</text:p>
          </table:table-cell>
          <table:table-cell office:value-type="float" office:value="28.5415" calcext:value-type="float">
            <text:p>028.5415</text:p>
          </table:table-cell>
          <table:table-cell table:formula="of:=AVERAGE([.B98:.G98])" office:value-type="float" office:value="29.76785" calcext:value-type="float">
            <text:p>029.7679</text:p>
          </table:table-cell>
          <table:table-cell table:formula="of:=STDEV([.B98:.H98])/SQRT(5)" office:value-type="float" office:value="1.66659754965019" calcext:value-type="float">
            <text:p>001.6666</text:p>
          </table:table-cell>
        </table:table-row>
        <table:table-row table:style-name="ro1" table:number-rows-repeated="2">
          <table:table-cell table:number-columns-repeated="7"/>
          <table:table-cell table:style-name="ce3" table:number-columns-repeated="2"/>
        </table:table-row>
        <table:table-row table:style-name="ro1">
          <table:table-cell office:value-type="string" calcext:value-type="string">
            <text:p>#N=2048, 80 threads, 640 matrices, BFLOAT16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5120" calcext:value-type="float">
            <text:p>5120.0000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Avrg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.3975" calcext:value-type="float">
            <text:p>020.3975</text:p>
          </table:table-cell>
          <table:table-cell office:value-type="float" office:value="22.9924" calcext:value-type="float">
            <text:p>022.9924</text:p>
          </table:table-cell>
          <table:table-cell office:value-type="float" office:value="25.7794" calcext:value-type="float">
            <text:p>025.7794</text:p>
          </table:table-cell>
          <table:table-cell office:value-type="float" office:value="29.0199" calcext:value-type="float">
            <text:p>029.0199</text:p>
          </table:table-cell>
          <table:table-cell office:value-type="float" office:value="21.1248" calcext:value-type="float">
            <text:p>021.1248</text:p>
          </table:table-cell>
          <table:table-cell office:value-type="float" office:value="22.501" calcext:value-type="float">
            <text:p>022.5010</text:p>
          </table:table-cell>
          <table:table-cell table:formula="of:=AVERAGE([.B105:.G105])" office:value-type="float" office:value="23.6358333333333" calcext:value-type="float">
            <text:p>023.6358</text:p>
          </table:table-cell>
          <table:table-cell table:formula="of:=STDEV([.B105:.H105])/SQRT(5)" office:value-type="float" office:value="1.31753553087236" calcext:value-type="float">
            <text:p>001.31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.6025" calcext:value-type="float">
            <text:p>042.6025</text:p>
          </table:table-cell>
          <table:table-cell office:value-type="float" office:value="41.7041" calcext:value-type="float">
            <text:p>041.7041</text:p>
          </table:table-cell>
          <table:table-cell office:value-type="float" office:value="46.7799" calcext:value-type="float">
            <text:p>046.7799</text:p>
          </table:table-cell>
          <table:table-cell office:value-type="float" office:value="41.2866" calcext:value-type="float">
            <text:p>041.2866</text:p>
          </table:table-cell>
          <table:table-cell office:value-type="float" office:value="41.4609" calcext:value-type="float">
            <text:p>041.4609</text:p>
          </table:table-cell>
          <table:table-cell office:value-type="float" office:value="40.3114" calcext:value-type="float">
            <text:p>040.3114</text:p>
          </table:table-cell>
          <table:table-cell table:formula="of:=AVERAGE([.B106:.G106])" office:value-type="float" office:value="42.3575666666667" calcext:value-type="float">
            <text:p>042.3576</text:p>
          </table:table-cell>
          <table:table-cell table:formula="of:=STDEV([.B106:.H106])/SQRT(5)" office:value-type="float" office:value="0.934198798852673" calcext:value-type="float">
            <text:p>000.93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7.2975" calcext:value-type="float">
            <text:p>057.2975</text:p>
          </table:table-cell>
          <table:table-cell office:value-type="float" office:value="63.8606" calcext:value-type="float">
            <text:p>063.8606</text:p>
          </table:table-cell>
          <table:table-cell office:value-type="float" office:value="65.7945" calcext:value-type="float">
            <text:p>065.7945</text:p>
          </table:table-cell>
          <table:table-cell office:value-type="float" office:value="64.1684" calcext:value-type="float">
            <text:p>064.1684</text:p>
          </table:table-cell>
          <table:table-cell office:value-type="float" office:value="61.1623" calcext:value-type="float">
            <text:p>061.1623</text:p>
          </table:table-cell>
          <table:table-cell office:value-type="float" office:value="70.1532" calcext:value-type="float">
            <text:p>070.1532</text:p>
          </table:table-cell>
          <table:table-cell table:formula="of:=AVERAGE([.B107:.G107])" office:value-type="float" office:value="63.7394166666667" calcext:value-type="float">
            <text:p>063.7394</text:p>
          </table:table-cell>
          <table:table-cell table:formula="of:=STDEV([.B107:.H107])/SQRT(5)" office:value-type="float" office:value="1.76728149906698" calcext:value-type="float">
            <text:p>001.767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5.1661" calcext:value-type="float">
            <text:p>075.1661</text:p>
          </table:table-cell>
          <table:table-cell office:value-type="float" office:value="72.8287" calcext:value-type="float">
            <text:p>072.8287</text:p>
          </table:table-cell>
          <table:table-cell office:value-type="float" office:value="76.5074" calcext:value-type="float">
            <text:p>076.5074</text:p>
          </table:table-cell>
          <table:table-cell office:value-type="float" office:value="68.7506" calcext:value-type="float">
            <text:p>068.7506</text:p>
          </table:table-cell>
          <table:table-cell office:value-type="float" office:value="72.0684" calcext:value-type="float">
            <text:p>072.0684</text:p>
          </table:table-cell>
          <table:table-cell office:value-type="float" office:value="67.363" calcext:value-type="float">
            <text:p>067.3630</text:p>
          </table:table-cell>
          <table:table-cell table:formula="of:=AVERAGE([.B108:.G108])" office:value-type="float" office:value="72.1140333333333" calcext:value-type="float">
            <text:p>072.1140</text:p>
          </table:table-cell>
          <table:table-cell table:formula="of:=STDEV([.B108:.H108])/SQRT(5)" office:value-type="float" office:value="1.44930574153435" calcext:value-type="float">
            <text:p>001.44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0.5127" calcext:value-type="float">
            <text:p>060.5127</text:p>
          </table:table-cell>
          <table:table-cell office:value-type="float" office:value="63.9213" calcext:value-type="float">
            <text:p>063.9213</text:p>
          </table:table-cell>
          <table:table-cell office:value-type="float" office:value="63.8192" calcext:value-type="float">
            <text:p>063.8192</text:p>
          </table:table-cell>
          <table:table-cell office:value-type="float" office:value="63.8271" calcext:value-type="float">
            <text:p>063.8271</text:p>
          </table:table-cell>
          <table:table-cell office:value-type="float" office:value="62.6389" calcext:value-type="float">
            <text:p>062.6389</text:p>
          </table:table-cell>
          <table:table-cell office:value-type="float" office:value="62.676" calcext:value-type="float">
            <text:p>062.6760</text:p>
          </table:table-cell>
          <table:table-cell table:formula="of:=AVERAGE([.B109:.G109])" office:value-type="float" office:value="62.8992" calcext:value-type="float">
            <text:p>062.8992</text:p>
          </table:table-cell>
          <table:table-cell table:formula="of:=STDEV([.B109:.H109])/SQRT(5)" office:value-type="float" office:value="0.53432335403449" calcext:value-type="float">
            <text:p>000.534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8.5996" calcext:value-type="float">
            <text:p>058.5996</text:p>
          </table:table-cell>
          <table:table-cell office:value-type="float" office:value="50.7695" calcext:value-type="float">
            <text:p>050.7695</text:p>
          </table:table-cell>
          <table:table-cell office:value-type="float" office:value="50.4951" calcext:value-type="float">
            <text:p>050.4951</text:p>
          </table:table-cell>
          <table:table-cell office:value-type="float" office:value="57.7059" calcext:value-type="float">
            <text:p>057.7059</text:p>
          </table:table-cell>
          <table:table-cell office:value-type="float" office:value="57.1376" calcext:value-type="float">
            <text:p>057.1376</text:p>
          </table:table-cell>
          <table:table-cell office:value-type="float" office:value="59.0166" calcext:value-type="float">
            <text:p>059.0166</text:p>
          </table:table-cell>
          <table:table-cell table:formula="of:=AVERAGE([.B110:.G110])" office:value-type="float" office:value="55.6207166666667" calcext:value-type="float">
            <text:p>055.6207</text:p>
          </table:table-cell>
          <table:table-cell table:formula="of:=STDEV([.B110:.H110])/SQRT(5)" office:value-type="float" office:value="1.6006347019056" calcext:value-type="float">
            <text:p>001.6006</text:p>
          </table:table-cell>
        </table:table-row>
        <table:table-row table:style-name="ro1" table:number-rows-repeated="2">
          <table:table-cell table:number-columns-repeated="7"/>
          <table:table-cell table:style-name="ce3" table:number-columns-repeated="2"/>
        </table:table-row>
        <table:table-row table:style-name="ro1">
          <table:table-cell office:value-type="string" calcext:value-type="string">
            <text:p>#N=2048, 80 threads, 640 matrices, Fixed16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5440" calcext:value-type="float">
            <text:p>5440.0000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Avrg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.7202" calcext:value-type="float">
            <text:p>028.7202</text:p>
          </table:table-cell>
          <table:table-cell office:value-type="float" office:value="31.0739" calcext:value-type="float">
            <text:p>031.0739</text:p>
          </table:table-cell>
          <table:table-cell office:value-type="float" office:value="32.1375" calcext:value-type="float">
            <text:p>032.1375</text:p>
          </table:table-cell>
          <table:table-cell office:value-type="float" office:value="30.2359" calcext:value-type="float">
            <text:p>030.2359</text:p>
          </table:table-cell>
          <table:table-cell office:value-type="float" office:value="33.8836" calcext:value-type="float">
            <text:p>033.8836</text:p>
          </table:table-cell>
          <table:table-cell office:value-type="float" office:value="31.1626" calcext:value-type="float">
            <text:p>031.1626</text:p>
          </table:table-cell>
          <table:table-cell table:formula="of:=AVERAGE([.B117:.G117])" office:value-type="float" office:value="31.2022833333333" calcext:value-type="float">
            <text:p>031.2023</text:p>
          </table:table-cell>
          <table:table-cell table:formula="of:=STDEV([.B117:.H117])/SQRT(5)" office:value-type="float" office:value="0.71126133847631" calcext:value-type="float">
            <text:p>000.71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.5068" calcext:value-type="float">
            <text:p>031.5068</text:p>
          </table:table-cell>
          <table:table-cell office:value-type="float" office:value="32.6312" calcext:value-type="float">
            <text:p>032.6312</text:p>
          </table:table-cell>
          <table:table-cell office:value-type="float" office:value="34.3663" calcext:value-type="float">
            <text:p>034.3663</text:p>
          </table:table-cell>
          <table:table-cell office:value-type="float" office:value="34.9333" calcext:value-type="float">
            <text:p>034.9333</text:p>
          </table:table-cell>
          <table:table-cell office:value-type="float" office:value="35.4633" calcext:value-type="float">
            <text:p>035.4633</text:p>
          </table:table-cell>
          <table:table-cell office:value-type="float" office:value="34.5308" calcext:value-type="float">
            <text:p>034.5308</text:p>
          </table:table-cell>
          <table:table-cell table:formula="of:=AVERAGE([.B118:.G118])" office:value-type="float" office:value="33.9052833333333" calcext:value-type="float">
            <text:p>033.9053</text:p>
          </table:table-cell>
          <table:table-cell table:formula="of:=STDEV([.B118:.H118])/SQRT(5)" office:value-type="float" office:value="0.959542631905661" calcext:value-type="float">
            <text:p>000.95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2.9865" calcext:value-type="float">
            <text:p>062.9865</text:p>
          </table:table-cell>
          <table:table-cell office:value-type="float" office:value="61.4447" calcext:value-type="float">
            <text:p>061.4447</text:p>
          </table:table-cell>
          <table:table-cell office:value-type="float" office:value="62.5503" calcext:value-type="float">
            <text:p>062.5503</text:p>
          </table:table-cell>
          <table:table-cell office:value-type="float" office:value="63.2352" calcext:value-type="float">
            <text:p>063.2352</text:p>
          </table:table-cell>
          <table:table-cell office:value-type="float" office:value="53.703" calcext:value-type="float">
            <text:p>053.7030</text:p>
          </table:table-cell>
          <table:table-cell office:value-type="float" office:value="59.8709" calcext:value-type="float">
            <text:p>059.8709</text:p>
          </table:table-cell>
          <table:table-cell table:formula="of:=AVERAGE([.B119:.G119])" office:value-type="float" office:value="60.6317666666667" calcext:value-type="float">
            <text:p>060.6318</text:p>
          </table:table-cell>
          <table:table-cell table:formula="of:=STDEV([.B119:.H119])/SQRT(5)" office:value-type="float" office:value="1.71491680862367" calcext:value-type="float">
            <text:p>001.71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.8931" calcext:value-type="float">
            <text:p>063.8931</text:p>
          </table:table-cell>
          <table:table-cell office:value-type="float" office:value="69.4963" calcext:value-type="float">
            <text:p>069.4963</text:p>
          </table:table-cell>
          <table:table-cell office:value-type="float" office:value="64.971" calcext:value-type="float">
            <text:p>064.9710</text:p>
          </table:table-cell>
          <table:table-cell office:value-type="float" office:value="63.8648" calcext:value-type="float">
            <text:p>063.8648</text:p>
          </table:table-cell>
          <table:table-cell office:value-type="float" office:value="72.9082" calcext:value-type="float">
            <text:p>072.9082</text:p>
          </table:table-cell>
          <table:table-cell office:value-type="float" office:value="68.3096" calcext:value-type="float">
            <text:p>068.3096</text:p>
          </table:table-cell>
          <table:table-cell table:formula="of:=AVERAGE([.B120:.G120])" office:value-type="float" office:value="67.2405" calcext:value-type="float">
            <text:p>067.2405</text:p>
          </table:table-cell>
          <table:table-cell table:formula="of:=STDEV([.B120:.H120])/SQRT(5)" office:value-type="float" office:value="2.25226880121899" calcext:value-type="float">
            <text:p>002.25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3.183" calcext:value-type="float">
            <text:p>063.1830</text:p>
          </table:table-cell>
          <table:table-cell office:value-type="float" office:value="64.1193" calcext:value-type="float">
            <text:p>064.1193</text:p>
          </table:table-cell>
          <table:table-cell office:value-type="float" office:value="64.6648" calcext:value-type="float">
            <text:p>064.6648</text:p>
          </table:table-cell>
          <table:table-cell office:value-type="float" office:value="65.3021" calcext:value-type="float">
            <text:p>065.3021</text:p>
          </table:table-cell>
          <table:table-cell office:value-type="float" office:value="67.6283" calcext:value-type="float">
            <text:p>067.6283</text:p>
          </table:table-cell>
          <table:table-cell office:value-type="float" office:value="64.0896" calcext:value-type="float">
            <text:p>064.0896</text:p>
          </table:table-cell>
          <table:table-cell table:formula="of:=AVERAGE([.B121:.G121])" office:value-type="float" office:value="64.8311833333333" calcext:value-type="float">
            <text:p>064.8312</text:p>
          </table:table-cell>
          <table:table-cell table:formula="of:=STDEV([.B121:.H121])/SQRT(5)" office:value-type="float" office:value="0.351228176308983" calcext:value-type="float">
            <text:p>000.35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9.2541" calcext:value-type="float">
            <text:p>059.2541</text:p>
          </table:table-cell>
          <table:table-cell office:value-type="float" office:value="57.942" calcext:value-type="float">
            <text:p>057.9420</text:p>
          </table:table-cell>
          <table:table-cell office:value-type="float" office:value="60.2084" calcext:value-type="float">
            <text:p>060.2084</text:p>
          </table:table-cell>
          <table:table-cell office:value-type="float" office:value="59.3858" calcext:value-type="float">
            <text:p>059.3858</text:p>
          </table:table-cell>
          <table:table-cell office:value-type="float" office:value="55.2444" calcext:value-type="float">
            <text:p>055.2444</text:p>
          </table:table-cell>
          <table:table-cell office:value-type="float" office:value="59.6141" calcext:value-type="float">
            <text:p>059.6141</text:p>
          </table:table-cell>
          <table:table-cell table:formula="of:=AVERAGE([.B122:.G122])" office:value-type="float" office:value="58.6081333333333" calcext:value-type="float">
            <text:p>058.6081</text:p>
          </table:table-cell>
          <table:table-cell table:formula="of:=STDEV([.B122:.H122])/SQRT(5)" office:value-type="float" office:value="0.738315566528146" calcext:value-type="float">
            <text:p>000.7383</text:p>
          </table:table-cell>
        </table:table-row>
        <table:table-row table:style-name="ro1" table:number-rows-repeated="2">
          <table:table-cell table:number-columns-repeated="7"/>
          <table:table-cell table:style-name="ce3" table:number-columns-repeated="2"/>
        </table:table-row>
        <table:table-row table:style-name="ro1">
          <table:table-cell office:value-type="string" calcext:value-type="string">
            <text:p>#N=2048, 80 threads, 640 matrices, Fixed8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880" calcext:value-type="float">
            <text:p>2880.0000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Avrg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.3071" calcext:value-type="float">
            <text:p>023.3071</text:p>
          </table:table-cell>
          <table:table-cell office:value-type="float" office:value="23.153" calcext:value-type="float">
            <text:p>023.1530</text:p>
          </table:table-cell>
          <table:table-cell office:value-type="float" office:value="23.5473" calcext:value-type="float">
            <text:p>023.5473</text:p>
          </table:table-cell>
          <table:table-cell office:value-type="float" office:value="23.4778" calcext:value-type="float">
            <text:p>023.4778</text:p>
          </table:table-cell>
          <table:table-cell office:value-type="float" office:value="23.539" calcext:value-type="float">
            <text:p>023.5390</text:p>
          </table:table-cell>
          <table:table-cell office:value-type="float" office:value="24.882" calcext:value-type="float">
            <text:p>024.8820</text:p>
          </table:table-cell>
          <table:table-cell table:formula="of:=AVERAGE([.B129:.G129])" office:value-type="float" office:value="23.6510333333333" calcext:value-type="float">
            <text:p>023.6510</text:p>
          </table:table-cell>
          <table:table-cell table:formula="of:=STDEV([.B129:.H129])/SQRT(5)" office:value-type="float" office:value="0.822824128805448" calcext:value-type="float">
            <text:p>000.82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.5908" calcext:value-type="float">
            <text:p>054.5908</text:p>
          </table:table-cell>
          <table:table-cell office:value-type="float" office:value="56.6266" calcext:value-type="float">
            <text:p>056.6266</text:p>
          </table:table-cell>
          <table:table-cell office:value-type="float" office:value="54.9325" calcext:value-type="float">
            <text:p>054.9325</text:p>
          </table:table-cell>
          <table:table-cell office:value-type="float" office:value="55.0222" calcext:value-type="float">
            <text:p>055.0222</text:p>
          </table:table-cell>
          <table:table-cell office:value-type="float" office:value="56.1107" calcext:value-type="float">
            <text:p>056.1107</text:p>
          </table:table-cell>
          <table:table-cell office:value-type="float" office:value="61.7212" calcext:value-type="float">
            <text:p>061.7212</text:p>
          </table:table-cell>
          <table:table-cell table:formula="of:=AVERAGE([.B130:.G130])" office:value-type="float" office:value="56.5006666666667" calcext:value-type="float">
            <text:p>056.5007</text:p>
          </table:table-cell>
          <table:table-cell table:formula="of:=STDEV([.B130:.H130])/SQRT(5)" office:value-type="float" office:value="0.914905443110561" calcext:value-type="float">
            <text:p>000.91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5.077" calcext:value-type="float">
            <text:p>145.0770</text:p>
          </table:table-cell>
          <table:table-cell office:value-type="float" office:value="136.09" calcext:value-type="float">
            <text:p>136.0900</text:p>
          </table:table-cell>
          <table:table-cell office:value-type="float" office:value="138.347" calcext:value-type="float">
            <text:p>138.3470</text:p>
          </table:table-cell>
          <table:table-cell office:value-type="float" office:value="146.733" calcext:value-type="float">
            <text:p>146.7330</text:p>
          </table:table-cell>
          <table:table-cell office:value-type="float" office:value="140.86" calcext:value-type="float">
            <text:p>140.8600</text:p>
          </table:table-cell>
          <table:table-cell office:value-type="float" office:value="143.863" calcext:value-type="float">
            <text:p>143.8630</text:p>
          </table:table-cell>
          <table:table-cell table:formula="of:=AVERAGE([.B131:.G131])" office:value-type="float" office:value="141.828333333333" calcext:value-type="float">
            <text:p>141.8283</text:p>
          </table:table-cell>
          <table:table-cell table:formula="of:=STDEV([.B131:.H131])/SQRT(5)" office:value-type="float" office:value="0.380742718614259" calcext:value-type="float">
            <text:p>000.38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9.328" calcext:value-type="float">
            <text:p>139.3280</text:p>
          </table:table-cell>
          <table:table-cell office:value-type="float" office:value="131.082" calcext:value-type="float">
            <text:p>131.0820</text:p>
          </table:table-cell>
          <table:table-cell office:value-type="float" office:value="134.69" calcext:value-type="float">
            <text:p>134.6900</text:p>
          </table:table-cell>
          <table:table-cell office:value-type="float" office:value="136.044" calcext:value-type="float">
            <text:p>136.0440</text:p>
          </table:table-cell>
          <table:table-cell office:value-type="float" office:value="134.421" calcext:value-type="float">
            <text:p>134.4210</text:p>
          </table:table-cell>
          <table:table-cell office:value-type="float" office:value="134.565" calcext:value-type="float">
            <text:p>134.5650</text:p>
          </table:table-cell>
          <table:table-cell table:formula="of:=AVERAGE([.B132:.G132])" office:value-type="float" office:value="135.021666666667" calcext:value-type="float">
            <text:p>135.0217</text:p>
          </table:table-cell>
          <table:table-cell table:formula="of:=STDEV([.B132:.H132])/SQRT(5)" office:value-type="float" office:value="1.09224529194581" calcext:value-type="float">
            <text:p>001.09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2.043" calcext:value-type="float">
            <text:p>142.0430</text:p>
          </table:table-cell>
          <table:table-cell office:value-type="float" office:value="141.549" calcext:value-type="float">
            <text:p>141.5490</text:p>
          </table:table-cell>
          <table:table-cell office:value-type="float" office:value="147.4831" calcext:value-type="float">
            <text:p>147.4831</text:p>
          </table:table-cell>
          <table:table-cell office:value-type="float" office:value="141.539" calcext:value-type="float">
            <text:p>141.5390</text:p>
          </table:table-cell>
          <table:table-cell office:value-type="float" office:value="141.955" calcext:value-type="float">
            <text:p>141.9550</text:p>
          </table:table-cell>
          <table:table-cell office:value-type="float" office:value="141.699" calcext:value-type="float">
            <text:p>141.6990</text:p>
          </table:table-cell>
          <table:table-cell table:formula="of:=AVERAGE([.B133:.G133])" office:value-type="float" office:value="142.71135" calcext:value-type="float">
            <text:p>142.7114</text:p>
          </table:table-cell>
          <table:table-cell table:formula="of:=STDEV([.B133:.H133])/SQRT(5)" office:value-type="float" office:value="0.958100023918867" calcext:value-type="float">
            <text:p>000.958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2.6254" calcext:value-type="float">
            <text:p>082.6254</text:p>
          </table:table-cell>
          <table:table-cell office:value-type="float" office:value="62.9261" calcext:value-type="float">
            <text:p>062.9261</text:p>
          </table:table-cell>
          <table:table-cell office:value-type="float" office:value="81.0973" calcext:value-type="float">
            <text:p>081.0973</text:p>
          </table:table-cell>
          <table:table-cell office:value-type="float" office:value="63.9811" calcext:value-type="float">
            <text:p>063.9811</text:p>
          </table:table-cell>
          <table:table-cell office:value-type="float" office:value="80.7143" calcext:value-type="float">
            <text:p>080.7143</text:p>
          </table:table-cell>
          <table:table-cell office:value-type="float" office:value="82.1504" calcext:value-type="float">
            <text:p>082.1504</text:p>
          </table:table-cell>
          <table:table-cell table:formula="of:=AVERAGE([.B134:.G134])" office:value-type="float" office:value="75.5824333333333" calcext:value-type="float">
            <text:p>075.5824</text:p>
          </table:table-cell>
          <table:table-cell table:formula="of:=STDEV([.B134:.H134])/SQRT(5)" office:value-type="float" office:value="3.84822506268944" calcext:value-type="float">
            <text:p>003.8482</text:p>
          </table:table-cell>
        </table:table-row>
      </table:table>
      <table:table table:name="triangular_matrix-vector" table:style-name="ta1">
        <table:table-column table:style-name="co3" table:default-cell-style-name="Default"/>
        <table:table-column table:style-name="co2" table:number-columns-repeated="6" table:default-cell-style-name="ce3"/>
        <table:table-column table:style-name="co2" table:number-columns-repeated="2" table:default-cell-style-name="ce4"/>
        <table:table-row table:style-name="ro1">
          <table:table-cell office:value-type="string" calcext:value-type="string">
            <text:p>#N=447, 80 threads, 640 matrices, MKL reference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488" calcext:value-type="float">
            <text:p>488.0000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Avrg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/>
          <table:table-cell office:value-type="float" office:value="17.6771" calcext:value-type="float">
            <text:p>017.6771</text:p>
          </table:table-cell>
          <table:table-cell office:value-type="float" office:value="17.5302" calcext:value-type="float">
            <text:p>017.5302</text:p>
          </table:table-cell>
          <table:table-cell office:value-type="float" office:value="17.9164" calcext:value-type="float">
            <text:p>017.9164</text:p>
          </table:table-cell>
          <table:table-cell office:value-type="float" office:value="17.9513" calcext:value-type="float">
            <text:p>017.9513</text:p>
          </table:table-cell>
          <table:table-cell office:value-type="float" office:value="17.8805" calcext:value-type="float">
            <text:p>017.8805</text:p>
          </table:table-cell>
          <table:table-cell office:value-type="float" office:value="17.882" calcext:value-type="float">
            <text:p>017.8820</text:p>
          </table:table-cell>
          <table:table-cell table:formula="of:=AVERAGE([.B5:.G5])" office:value-type="float" office:value="17.80625" calcext:value-type="float">
            <text:p>017.8063</text:p>
          </table:table-cell>
          <table:table-cell table:formula="of:=STDEV([.B5:.H5])/SQRT(5)" office:value-type="float" office:value="0.0676527838796503" calcext:value-type="float">
            <text:p>000.0677</text:p>
          </table:table-cell>
        </table:table-row>
        <table:table-row table:style-name="ro1" table:number-rows-repeated="2">
          <table:table-cell table:number-columns-repeated="7"/>
          <table:table-cell table:style-name="ce3" table:number-columns-repeated="2"/>
        </table:table-row>
        <table:table-row table:style-name="ro1">
          <table:table-cell office:value-type="string" calcext:value-type="string">
            <text:p>#N=447, 80 threads, 640 matrices, FP64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488" calcext:value-type="float">
            <text:p>488.0000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Avrg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.9588" calcext:value-type="float">
            <text:p>023.9588</text:p>
          </table:table-cell>
          <table:table-cell office:value-type="float" office:value="21.26054" calcext:value-type="float">
            <text:p>021.2605</text:p>
          </table:table-cell>
          <table:table-cell office:value-type="float" office:value="23.961" calcext:value-type="float">
            <text:p>023.9610</text:p>
          </table:table-cell>
          <table:table-cell office:value-type="float" office:value="21.12145" calcext:value-type="float">
            <text:p>021.1215</text:p>
          </table:table-cell>
          <table:table-cell office:value-type="float" office:value="23.9975" calcext:value-type="float">
            <text:p>023.9975</text:p>
          </table:table-cell>
          <table:table-cell office:value-type="float" office:value="24.3795" calcext:value-type="float">
            <text:p>024.3795</text:p>
          </table:table-cell>
          <table:table-cell table:formula="of:=AVERAGE([.B12:.G12])" office:value-type="float" office:value="23.1131316666667" calcext:value-type="float">
            <text:p>023.1131</text:p>
          </table:table-cell>
          <table:table-cell table:formula="of:=STDEV([.B12:.H12])/SQRT(5)" office:value-type="float" office:value="0.101344678093019" calcext:value-type="float">
            <text:p>000.10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.2606" calcext:value-type="float">
            <text:p>024.2606</text:p>
          </table:table-cell>
          <table:table-cell office:value-type="float" office:value="22.94819" calcext:value-type="float">
            <text:p>022.9482</text:p>
          </table:table-cell>
          <table:table-cell office:value-type="float" office:value="24.2547" calcext:value-type="float">
            <text:p>024.2547</text:p>
          </table:table-cell>
          <table:table-cell office:value-type="float" office:value="22.69212" calcext:value-type="float">
            <text:p>022.6921</text:p>
          </table:table-cell>
          <table:table-cell office:value-type="float" office:value="23.6776" calcext:value-type="float">
            <text:p>023.6776</text:p>
          </table:table-cell>
          <table:table-cell office:value-type="float" office:value="21.42786" calcext:value-type="float">
            <text:p>021.4279</text:p>
          </table:table-cell>
          <table:table-cell table:formula="of:=AVERAGE([.B13:.G13])" office:value-type="float" office:value="23.2101783333333" calcext:value-type="float">
            <text:p>023.2102</text:p>
          </table:table-cell>
          <table:table-cell table:formula="of:=STDEV([.B13:.H13])/SQRT(5)" office:value-type="float" office:value="0.0148189293360438" calcext:value-type="float">
            <text:p>000.01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.7887" calcext:value-type="float">
            <text:p>024.7887</text:p>
          </table:table-cell>
          <table:table-cell office:value-type="float" office:value="21.32711" calcext:value-type="float">
            <text:p>021.3271</text:p>
          </table:table-cell>
          <table:table-cell office:value-type="float" office:value="23.43265" calcext:value-type="float">
            <text:p>023.4327</text:p>
          </table:table-cell>
          <table:table-cell office:value-type="float" office:value="25.1752" calcext:value-type="float">
            <text:p>025.1752</text:p>
          </table:table-cell>
          <table:table-cell office:value-type="float" office:value="24.8741" calcext:value-type="float">
            <text:p>024.8741</text:p>
          </table:table-cell>
          <table:table-cell office:value-type="float" office:value="24.8752" calcext:value-type="float">
            <text:p>024.8752</text:p>
          </table:table-cell>
          <table:table-cell table:formula="of:=AVERAGE([.B14:.G14])" office:value-type="float" office:value="24.0788266666667" calcext:value-type="float">
            <text:p>024.0788</text:p>
          </table:table-cell>
          <table:table-cell table:formula="of:=STDEV([.B14:.H14])/SQRT(5)" office:value-type="float" office:value="0.0480842177850486" calcext:value-type="float">
            <text:p>000.048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.2274" calcext:value-type="float">
            <text:p>025.2274</text:p>
          </table:table-cell>
          <table:table-cell office:value-type="float" office:value="25.5986" calcext:value-type="float">
            <text:p>025.5986</text:p>
          </table:table-cell>
          <table:table-cell office:value-type="float" office:value="24.7495" calcext:value-type="float">
            <text:p>024.7495</text:p>
          </table:table-cell>
          <table:table-cell office:value-type="float" office:value="24.5979" calcext:value-type="float">
            <text:p>024.5979</text:p>
          </table:table-cell>
          <table:table-cell office:value-type="float" office:value="21.44668" calcext:value-type="float">
            <text:p>021.4467</text:p>
          </table:table-cell>
          <table:table-cell office:value-type="float" office:value="24.6389" calcext:value-type="float">
            <text:p>024.6389</text:p>
          </table:table-cell>
          <table:table-cell table:formula="of:=AVERAGE([.B15:.G15])" office:value-type="float" office:value="24.3764966666667" calcext:value-type="float">
            <text:p>024.3765</text:p>
          </table:table-cell>
          <table:table-cell table:formula="of:=STDEV([.B15:.H15])/SQRT(5)" office:value-type="float" office:value="0.00707179452315856" calcext:value-type="float">
            <text:p>000.007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3.54633" calcext:value-type="float">
            <text:p>023.5463</text:p>
          </table:table-cell>
          <table:table-cell office:value-type="float" office:value="24.7504" calcext:value-type="float">
            <text:p>024.7504</text:p>
          </table:table-cell>
          <table:table-cell office:value-type="float" office:value="24.3317" calcext:value-type="float">
            <text:p>024.3317</text:p>
          </table:table-cell>
          <table:table-cell office:value-type="float" office:value="25.1946" calcext:value-type="float">
            <text:p>025.1946</text:p>
          </table:table-cell>
          <table:table-cell office:value-type="float" office:value="25.356" calcext:value-type="float">
            <text:p>025.3560</text:p>
          </table:table-cell>
          <table:table-cell office:value-type="float" office:value="24.8673" calcext:value-type="float">
            <text:p>024.8673</text:p>
          </table:table-cell>
          <table:table-cell table:formula="of:=AVERAGE([.B16:.G16])" office:value-type="float" office:value="24.6743883333333" calcext:value-type="float">
            <text:p>024.6744</text:p>
          </table:table-cell>
          <table:table-cell table:formula="of:=STDEV([.B16:.H16])/SQRT(5)" office:value-type="float" office:value="0.0728868468548641" calcext:value-type="float">
            <text:p>000.072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2.9406" calcext:value-type="float">
            <text:p>022.9406</text:p>
          </table:table-cell>
          <table:table-cell office:value-type="float" office:value="23.2559" calcext:value-type="float">
            <text:p>023.2559</text:p>
          </table:table-cell>
          <table:table-cell office:value-type="float" office:value="21.42331" calcext:value-type="float">
            <text:p>021.4233</text:p>
          </table:table-cell>
          <table:table-cell office:value-type="float" office:value="24.5226" calcext:value-type="float">
            <text:p>024.5226</text:p>
          </table:table-cell>
          <table:table-cell office:value-type="float" office:value="23.5346" calcext:value-type="float">
            <text:p>023.5346</text:p>
          </table:table-cell>
          <table:table-cell office:value-type="float" office:value="23.6693" calcext:value-type="float">
            <text:p>023.6693</text:p>
          </table:table-cell>
          <table:table-cell table:formula="of:=AVERAGE([.B17:.G17])" office:value-type="float" office:value="23.224385" calcext:value-type="float">
            <text:p>023.2244</text:p>
          </table:table-cell>
          <table:table-cell table:formula="of:=STDEV([.B17:.H17])/SQRT(5)" office:value-type="float" office:value="0.420513304060248" calcext:value-type="float">
            <text:p>000.4205</text:p>
          </table:table-cell>
        </table:table-row>
        <table:table-row table:style-name="ro1" table:number-rows-repeated="2">
          <table:table-cell table:number-columns-repeated="7"/>
          <table:table-cell table:style-name="ce3" table:number-columns-repeated="2"/>
        </table:table-row>
        <table:table-row table:style-name="ro1">
          <table:table-cell office:value-type="string" calcext:value-type="string">
            <text:p>#N=447, 80 threads, 640 matrices, FP32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44" calcext:value-type="float">
            <text:p>244.0000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Avrg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.8723" calcext:value-type="float">
            <text:p>033.8723</text:p>
          </table:table-cell>
          <table:table-cell office:value-type="float" office:value="34.089" calcext:value-type="float">
            <text:p>034.0890</text:p>
          </table:table-cell>
          <table:table-cell office:value-type="float" office:value="34.0137" calcext:value-type="float">
            <text:p>034.0137</text:p>
          </table:table-cell>
          <table:table-cell office:value-type="float" office:value="34.0554" calcext:value-type="float">
            <text:p>034.0554</text:p>
          </table:table-cell>
          <table:table-cell office:value-type="float" office:value="33.984" calcext:value-type="float">
            <text:p>033.9840</text:p>
          </table:table-cell>
          <table:table-cell office:value-type="float" office:value="34.0564" calcext:value-type="float">
            <text:p>034.0564</text:p>
          </table:table-cell>
          <table:table-cell table:formula="of:=AVERAGE([.B24:.G24])" office:value-type="float" office:value="34.0118" calcext:value-type="float">
            <text:p>034.0118</text:p>
          </table:table-cell>
          <table:table-cell table:formula="of:=STDEV([.B24:.H24])/SQRT(5)" office:value-type="float" office:value="0.0134372471552438" calcext:value-type="float">
            <text:p>000.01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.2117" calcext:value-type="float">
            <text:p>044.2117</text:p>
          </table:table-cell>
          <table:table-cell office:value-type="float" office:value="45.5471" calcext:value-type="float">
            <text:p>045.5471</text:p>
          </table:table-cell>
          <table:table-cell office:value-type="float" office:value="41.9723" calcext:value-type="float">
            <text:p>041.9723</text:p>
          </table:table-cell>
          <table:table-cell office:value-type="float" office:value="44.7333" calcext:value-type="float">
            <text:p>044.7333</text:p>
          </table:table-cell>
          <table:table-cell office:value-type="float" office:value="43.4974" calcext:value-type="float">
            <text:p>043.4974</text:p>
          </table:table-cell>
          <table:table-cell office:value-type="float" office:value="46.0275" calcext:value-type="float">
            <text:p>046.0275</text:p>
          </table:table-cell>
          <table:table-cell table:formula="of:=AVERAGE([.B25:.G25])" office:value-type="float" office:value="44.33155" calcext:value-type="float">
            <text:p>044.3316</text:p>
          </table:table-cell>
          <table:table-cell table:formula="of:=STDEV([.B25:.H25])/SQRT(5)" office:value-type="float" office:value="0.0694638871004999" calcext:value-type="float">
            <text:p>000.06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5.2234" calcext:value-type="float">
            <text:p>045.2234</text:p>
          </table:table-cell>
          <table:table-cell office:value-type="float" office:value="45.4567" calcext:value-type="float">
            <text:p>045.4567</text:p>
          </table:table-cell>
          <table:table-cell office:value-type="float" office:value="45.5535" calcext:value-type="float">
            <text:p>045.5535</text:p>
          </table:table-cell>
          <table:table-cell office:value-type="float" office:value="45.3695" calcext:value-type="float">
            <text:p>045.3695</text:p>
          </table:table-cell>
          <table:table-cell office:value-type="float" office:value="46.55" calcext:value-type="float">
            <text:p>046.5500</text:p>
          </table:table-cell>
          <table:table-cell office:value-type="float" office:value="44.4193" calcext:value-type="float">
            <text:p>044.4193</text:p>
          </table:table-cell>
          <table:table-cell table:formula="of:=AVERAGE([.B26:.G26])" office:value-type="float" office:value="45.4287333333333" calcext:value-type="float">
            <text:p>045.4287</text:p>
          </table:table-cell>
          <table:table-cell table:formula="of:=STDEV([.B26:.H26])/SQRT(5)" office:value-type="float" office:value="0.0294581218757153" calcext:value-type="float">
            <text:p>000.029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5.1825" calcext:value-type="float">
            <text:p>045.1825</text:p>
          </table:table-cell>
          <table:table-cell office:value-type="float" office:value="46.8865" calcext:value-type="float">
            <text:p>046.8865</text:p>
          </table:table-cell>
          <table:table-cell office:value-type="float" office:value="45.29" calcext:value-type="float">
            <text:p>045.2900</text:p>
          </table:table-cell>
          <table:table-cell office:value-type="float" office:value="45.1895" calcext:value-type="float">
            <text:p>045.1895</text:p>
          </table:table-cell>
          <table:table-cell office:value-type="float" office:value="45.4003" calcext:value-type="float">
            <text:p>045.4003</text:p>
          </table:table-cell>
          <table:table-cell office:value-type="float" office:value="46.1836" calcext:value-type="float">
            <text:p>046.1836</text:p>
          </table:table-cell>
          <table:table-cell table:formula="of:=AVERAGE([.B27:.G27])" office:value-type="float" office:value="45.6887333333333" calcext:value-type="float">
            <text:p>045.6887</text:p>
          </table:table-cell>
          <table:table-cell table:formula="of:=STDEV([.B27:.H27])/SQRT(5)" office:value-type="float" office:value="0.0683783481812771" calcext:value-type="float">
            <text:p>000.06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3.9746" calcext:value-type="float">
            <text:p>043.9746</text:p>
          </table:table-cell>
          <table:table-cell office:value-type="float" office:value="44.8993" calcext:value-type="float">
            <text:p>044.8993</text:p>
          </table:table-cell>
          <table:table-cell office:value-type="float" office:value="44.3359" calcext:value-type="float">
            <text:p>044.3359</text:p>
          </table:table-cell>
          <table:table-cell office:value-type="float" office:value="42.2694" calcext:value-type="float">
            <text:p>042.2694</text:p>
          </table:table-cell>
          <table:table-cell office:value-type="float" office:value="45.2221" calcext:value-type="float">
            <text:p>045.2221</text:p>
          </table:table-cell>
          <table:table-cell office:value-type="float" office:value="44.12" calcext:value-type="float">
            <text:p>044.1200</text:p>
          </table:table-cell>
          <table:table-cell table:formula="of:=AVERAGE([.B28:.G28])" office:value-type="float" office:value="44.1368833333333" calcext:value-type="float">
            <text:p>044.1369</text:p>
          </table:table-cell>
          <table:table-cell table:formula="of:=STDEV([.B28:.H28])/SQRT(5)" office:value-type="float" office:value="0.0506919235294054" calcext:value-type="float">
            <text:p>000.050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9.7444" calcext:value-type="float">
            <text:p>039.7444</text:p>
          </table:table-cell>
          <table:table-cell office:value-type="float" office:value="35.2834" calcext:value-type="float">
            <text:p>035.2834</text:p>
          </table:table-cell>
          <table:table-cell office:value-type="float" office:value="40.523" calcext:value-type="float">
            <text:p>040.5230</text:p>
          </table:table-cell>
          <table:table-cell office:value-type="float" office:value="41.1463" calcext:value-type="float">
            <text:p>041.1463</text:p>
          </table:table-cell>
          <table:table-cell office:value-type="float" office:value="39.4184" calcext:value-type="float">
            <text:p>039.4184</text:p>
          </table:table-cell>
          <table:table-cell office:value-type="float" office:value="34.805" calcext:value-type="float">
            <text:p>034.8050</text:p>
          </table:table-cell>
          <table:table-cell table:formula="of:=AVERAGE([.B29:.G29])" office:value-type="float" office:value="38.48675" calcext:value-type="float">
            <text:p>038.4868</text:p>
          </table:table-cell>
          <table:table-cell table:formula="of:=STDEV([.B29:.H29])/SQRT(5)" office:value-type="float" office:value="1.11782392464109" calcext:value-type="float">
            <text:p>001.1178</text:p>
          </table:table-cell>
        </table:table-row>
        <table:table-row table:style-name="ro1" table:number-rows-repeated="2">
          <table:table-cell table:number-columns-repeated="7"/>
          <table:table-cell table:style-name="ce3" table:number-columns-repeated="2"/>
        </table:table-row>
        <table:table-row table:style-name="ro1">
          <table:table-cell office:value-type="string" calcext:value-type="string">
            <text:p>#N=447, 80 threads, 640 matrices, BFLOAT16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office:value-type="float" office:value="122" calcext:value-type="float">
            <text:p>122.0000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Avrg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.9949" calcext:value-type="float">
            <text:p>039.9949</text:p>
          </table:table-cell>
          <table:table-cell office:value-type="float" office:value="34.7634" calcext:value-type="float">
            <text:p>034.7634</text:p>
          </table:table-cell>
          <table:table-cell office:value-type="float" office:value="30.675" calcext:value-type="float">
            <text:p>030.6750</text:p>
          </table:table-cell>
          <table:table-cell office:value-type="float" office:value="34.6449" calcext:value-type="float">
            <text:p>034.6449</text:p>
          </table:table-cell>
          <table:table-cell office:value-type="float" office:value="30.9939" calcext:value-type="float">
            <text:p>030.9939</text:p>
          </table:table-cell>
          <table:table-cell office:value-type="float" office:value="29.4547" calcext:value-type="float">
            <text:p>029.4547</text:p>
          </table:table-cell>
          <table:table-cell table:formula="of:=AVERAGE([.B36:.G36])" office:value-type="float" office:value="33.4211333333333" calcext:value-type="float">
            <text:p>033.4211</text:p>
          </table:table-cell>
          <table:table-cell table:formula="of:=STDEV([.B36:.H36])/SQRT(5)" office:value-type="float" office:value="1.28485857416726" calcext:value-type="float">
            <text:p>001.28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7.3266" calcext:value-type="float">
            <text:p>077.3266</text:p>
          </table:table-cell>
          <table:table-cell office:value-type="float" office:value="78.9226" calcext:value-type="float">
            <text:p>078.9226</text:p>
          </table:table-cell>
          <table:table-cell office:value-type="float" office:value="78.9912" calcext:value-type="float">
            <text:p>078.9912</text:p>
          </table:table-cell>
          <table:table-cell office:value-type="float" office:value="78.4138" calcext:value-type="float">
            <text:p>078.4138</text:p>
          </table:table-cell>
          <table:table-cell office:value-type="float" office:value="79.1462" calcext:value-type="float">
            <text:p>079.1462</text:p>
          </table:table-cell>
          <table:table-cell office:value-type="float" office:value="81.737" calcext:value-type="float">
            <text:p>081.7370</text:p>
          </table:table-cell>
          <table:table-cell table:formula="of:=AVERAGE([.B37:.G37])" office:value-type="float" office:value="79.0895666666667" calcext:value-type="float">
            <text:p>079.0896</text:p>
          </table:table-cell>
          <table:table-cell table:formula="of:=STDEV([.B37:.H37])/SQRT(5)" office:value-type="float" office:value="0.594821444169966" calcext:value-type="float">
            <text:p>000.59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9.4019" calcext:value-type="float">
            <text:p>109.4019</text:p>
          </table:table-cell>
          <table:table-cell office:value-type="float" office:value="106.717" calcext:value-type="float">
            <text:p>106.7170</text:p>
          </table:table-cell>
          <table:table-cell office:value-type="float" office:value="106.264" calcext:value-type="float">
            <text:p>106.2640</text:p>
          </table:table-cell>
          <table:table-cell office:value-type="float" office:value="106.467" calcext:value-type="float">
            <text:p>106.4670</text:p>
          </table:table-cell>
          <table:table-cell office:value-type="float" office:value="106.025" calcext:value-type="float">
            <text:p>106.0250</text:p>
          </table:table-cell>
          <table:table-cell office:value-type="float" office:value="106.458" calcext:value-type="float">
            <text:p>106.4580</text:p>
          </table:table-cell>
          <table:table-cell table:formula="of:=AVERAGE([.B38:.G38])" office:value-type="float" office:value="106.888816666667" calcext:value-type="float">
            <text:p>106.8888</text:p>
          </table:table-cell>
          <table:table-cell table:formula="of:=STDEV([.B38:.H38])/SQRT(5)" office:value-type="float" office:value="0.511377753665961" calcext:value-type="float">
            <text:p>000.51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.708" calcext:value-type="float">
            <text:p>107.7080</text:p>
          </table:table-cell>
          <table:table-cell office:value-type="float" office:value="110.011" calcext:value-type="float">
            <text:p>110.0110</text:p>
          </table:table-cell>
          <table:table-cell office:value-type="float" office:value="110.382" calcext:value-type="float">
            <text:p>110.3820</text:p>
          </table:table-cell>
          <table:table-cell office:value-type="float" office:value="108.2598" calcext:value-type="float">
            <text:p>108.2598</text:p>
          </table:table-cell>
          <table:table-cell office:value-type="float" office:value="108.888" calcext:value-type="float">
            <text:p>108.8880</text:p>
          </table:table-cell>
          <table:table-cell office:value-type="float" office:value="108.966" calcext:value-type="float">
            <text:p>108.9660</text:p>
          </table:table-cell>
          <table:table-cell table:formula="of:=AVERAGE([.B39:.G39])" office:value-type="float" office:value="109.0358" calcext:value-type="float">
            <text:p>109.0358</text:p>
          </table:table-cell>
          <table:table-cell table:formula="of:=STDEV([.B39:.H39])/SQRT(5)" office:value-type="float" office:value="0.41453649618178" calcext:value-type="float">
            <text:p>000.41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6.734" calcext:value-type="float">
            <text:p>106.7340</text:p>
          </table:table-cell>
          <table:table-cell office:value-type="float" office:value="106.77" calcext:value-type="float">
            <text:p>106.7700</text:p>
          </table:table-cell>
          <table:table-cell office:value-type="float" office:value="106.025" calcext:value-type="float">
            <text:p>106.0250</text:p>
          </table:table-cell>
          <table:table-cell office:value-type="float" office:value="105.972" calcext:value-type="float">
            <text:p>105.9720</text:p>
          </table:table-cell>
          <table:table-cell office:value-type="float" office:value="101.0714" calcext:value-type="float">
            <text:p>101.0714</text:p>
          </table:table-cell>
          <table:table-cell office:value-type="float" office:value="105.928" calcext:value-type="float">
            <text:p>105.9280</text:p>
          </table:table-cell>
          <table:table-cell table:formula="of:=AVERAGE([.B40:.G40])" office:value-type="float" office:value="105.416733333333" calcext:value-type="float">
            <text:p>105.4167</text:p>
          </table:table-cell>
          <table:table-cell table:formula="of:=STDEV([.B40:.H40])/SQRT(5)" office:value-type="float" office:value="0.585317259650221" calcext:value-type="float">
            <text:p>000.585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2.4063" calcext:value-type="float">
            <text:p>082.4063</text:p>
          </table:table-cell>
          <table:table-cell office:value-type="float" office:value="81.1095" calcext:value-type="float">
            <text:p>081.1095</text:p>
          </table:table-cell>
          <table:table-cell office:value-type="float" office:value="93.8756" calcext:value-type="float">
            <text:p>093.8756</text:p>
          </table:table-cell>
          <table:table-cell office:value-type="float" office:value="89.9214" calcext:value-type="float">
            <text:p>089.9214</text:p>
          </table:table-cell>
          <table:table-cell office:value-type="float" office:value="82.8945" calcext:value-type="float">
            <text:p>082.8945</text:p>
          </table:table-cell>
          <table:table-cell office:value-type="float" office:value="83.3411" calcext:value-type="float">
            <text:p>083.3411</text:p>
          </table:table-cell>
          <table:table-cell table:formula="of:=AVERAGE([.B41:.G41])" office:value-type="float" office:value="85.5914" calcext:value-type="float">
            <text:p>085.5914</text:p>
          </table:table-cell>
          <table:table-cell table:formula="of:=STDEV([.B41:.H41])/SQRT(5)" office:value-type="float" office:value="2.08123584247437" calcext:value-type="float">
            <text:p>002.0812</text:p>
          </table:table-cell>
        </table:table-row>
        <table:table-row table:style-name="ro1" table:number-rows-repeated="2">
          <table:table-cell table:number-columns-repeated="7"/>
          <table:table-cell table:style-name="ce3" table:number-columns-repeated="2"/>
        </table:table-row>
        <table:table-row table:style-name="ro1">
          <table:table-cell office:value-type="string" calcext:value-type="string">
            <text:p>#N=447, 80 threads, 640 matrices, Fixed16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30" calcext:value-type="float">
            <text:p>130.0000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Avrg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.5866" calcext:value-type="float">
            <text:p>033.5866</text:p>
          </table:table-cell>
          <table:table-cell office:value-type="float" office:value="33.675" calcext:value-type="float">
            <text:p>033.6750</text:p>
          </table:table-cell>
          <table:table-cell office:value-type="float" office:value="33.66" calcext:value-type="float">
            <text:p>033.6600</text:p>
          </table:table-cell>
          <table:table-cell office:value-type="float" office:value="33.6414" calcext:value-type="float">
            <text:p>033.6414</text:p>
          </table:table-cell>
          <table:table-cell office:value-type="float" office:value="33.6663" calcext:value-type="float">
            <text:p>033.6663</text:p>
          </table:table-cell>
          <table:table-cell office:value-type="float" office:value="33.5982" calcext:value-type="float">
            <text:p>033.5982</text:p>
          </table:table-cell>
          <table:table-cell table:formula="of:=AVERAGE([.B48:.G48])" office:value-type="float" office:value="33.6379166666667" calcext:value-type="float">
            <text:p>033.6379</text:p>
          </table:table-cell>
          <table:table-cell table:formula="of:=STDEV([.B48:.H48])/SQRT(5)" office:value-type="float" office:value="0.0318532128154549" calcext:value-type="float">
            <text:p>000.03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6.3956" calcext:value-type="float">
            <text:p>076.3956</text:p>
          </table:table-cell>
          <table:table-cell office:value-type="float" office:value="76.5057" calcext:value-type="float">
            <text:p>076.5057</text:p>
          </table:table-cell>
          <table:table-cell office:value-type="float" office:value="76.1494" calcext:value-type="float">
            <text:p>076.1494</text:p>
          </table:table-cell>
          <table:table-cell office:value-type="float" office:value="76.3173" calcext:value-type="float">
            <text:p>076.3173</text:p>
          </table:table-cell>
          <table:table-cell office:value-type="float" office:value="76.3858" calcext:value-type="float">
            <text:p>076.3858</text:p>
          </table:table-cell>
          <table:table-cell office:value-type="float" office:value="76.707" calcext:value-type="float">
            <text:p>076.7070</text:p>
          </table:table-cell>
          <table:table-cell table:formula="of:=AVERAGE([.B49:.G49])" office:value-type="float" office:value="76.4101333333333" calcext:value-type="float">
            <text:p>076.4101</text:p>
          </table:table-cell>
          <table:table-cell table:formula="of:=STDEV([.B49:.H49])/SQRT(5)" office:value-type="float" office:value="0.160423406438504" calcext:value-type="float">
            <text:p>000.16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7.081" calcext:value-type="float">
            <text:p>107.0810</text:p>
          </table:table-cell>
          <table:table-cell office:value-type="float" office:value="106.725" calcext:value-type="float">
            <text:p>106.7250</text:p>
          </table:table-cell>
          <table:table-cell office:value-type="float" office:value="105.805" calcext:value-type="float">
            <text:p>105.8050</text:p>
          </table:table-cell>
          <table:table-cell office:value-type="float" office:value="115.403" calcext:value-type="float">
            <text:p>115.4030</text:p>
          </table:table-cell>
          <table:table-cell office:value-type="float" office:value="107.235" calcext:value-type="float">
            <text:p>107.2350</text:p>
          </table:table-cell>
          <table:table-cell office:value-type="float" office:value="107.1" calcext:value-type="float">
            <text:p>107.1000</text:p>
          </table:table-cell>
          <table:table-cell table:formula="of:=AVERAGE([.B50:.G50])" office:value-type="float" office:value="108.224833333333" calcext:value-type="float">
            <text:p>108.2248</text:p>
          </table:table-cell>
          <table:table-cell table:formula="of:=STDEV([.B50:.H50])/SQRT(5)" office:value-type="float" office:value="0.195299214881507" calcext:value-type="float">
            <text:p>000.19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9.916" calcext:value-type="float">
            <text:p>109.9160</text:p>
          </table:table-cell>
          <table:table-cell office:value-type="float" office:value="110.257" calcext:value-type="float">
            <text:p>110.2570</text:p>
          </table:table-cell>
          <table:table-cell office:value-type="float" office:value="110.088" calcext:value-type="float">
            <text:p>110.0880</text:p>
          </table:table-cell>
          <table:table-cell office:value-type="float" office:value="119.814" calcext:value-type="float">
            <text:p>119.8140</text:p>
          </table:table-cell>
          <table:table-cell office:value-type="float" office:value="110.165" calcext:value-type="float">
            <text:p>110.1650</text:p>
          </table:table-cell>
          <table:table-cell office:value-type="float" office:value="110.221" calcext:value-type="float">
            <text:p>110.2210</text:p>
          </table:table-cell>
          <table:table-cell table:formula="of:=AVERAGE([.B51:.G51])" office:value-type="float" office:value="111.7435" calcext:value-type="float">
            <text:p>111.7435</text:p>
          </table:table-cell>
          <table:table-cell table:formula="of:=STDEV([.B51:.H51])/SQRT(5)" office:value-type="float" office:value="0.714200800428937" calcext:value-type="float">
            <text:p>000.71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5.493" calcext:value-type="float">
            <text:p>105.4930</text:p>
          </table:table-cell>
          <table:table-cell office:value-type="float" office:value="115.999" calcext:value-type="float">
            <text:p>115.9990</text:p>
          </table:table-cell>
          <table:table-cell office:value-type="float" office:value="116.105" calcext:value-type="float">
            <text:p>116.1050</text:p>
          </table:table-cell>
          <table:table-cell office:value-type="float" office:value="105.657" calcext:value-type="float">
            <text:p>105.6570</text:p>
          </table:table-cell>
          <table:table-cell office:value-type="float" office:value="105.693" calcext:value-type="float">
            <text:p>105.6930</text:p>
          </table:table-cell>
          <table:table-cell office:value-type="float" office:value="105.745" calcext:value-type="float">
            <text:p>105.7450</text:p>
          </table:table-cell>
          <table:table-cell table:formula="of:=AVERAGE([.B52:.G52])" office:value-type="float" office:value="109.115333333333" calcext:value-type="float">
            <text:p>109.1153</text:p>
          </table:table-cell>
          <table:table-cell table:formula="of:=STDEV([.B52:.H52])/SQRT(5)" office:value-type="float" office:value="0.595581061046923" calcext:value-type="float">
            <text:p>000.595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1.4647" calcext:value-type="float">
            <text:p>091.4647</text:p>
          </table:table-cell>
          <table:table-cell office:value-type="float" office:value="82.0835" calcext:value-type="float">
            <text:p>082.0835</text:p>
          </table:table-cell>
          <table:table-cell office:value-type="float" office:value="80.7878" calcext:value-type="float">
            <text:p>080.7878</text:p>
          </table:table-cell>
          <table:table-cell office:value-type="float" office:value="80.8536" calcext:value-type="float">
            <text:p>080.8536</text:p>
          </table:table-cell>
          <table:table-cell office:value-type="float" office:value="82.0245" calcext:value-type="float">
            <text:p>082.0245</text:p>
          </table:table-cell>
          <table:table-cell office:value-type="float" office:value="81.7009" calcext:value-type="float">
            <text:p>081.7009</text:p>
          </table:table-cell>
          <table:table-cell table:formula="of:=AVERAGE([.B53:.G53])" office:value-type="float" office:value="83.1525" calcext:value-type="float">
            <text:p>083.1525</text:p>
          </table:table-cell>
          <table:table-cell table:formula="of:=STDEV([.B53:.H53])/SQRT(5)" office:value-type="float" office:value="1.6782103930477" calcext:value-type="float">
            <text:p>001.6782</text:p>
          </table:table-cell>
        </table:table-row>
        <table:table-row table:style-name="ro1" table:number-rows-repeated="2">
          <table:table-cell table:number-columns-repeated="7"/>
          <table:table-cell table:style-name="ce3" table:number-columns-repeated="2"/>
        </table:table-row>
        <table:table-row table:style-name="ro1">
          <table:table-cell office:value-type="string" calcext:value-type="string">
            <text:p>#N=447, 80 threads, 640 matrices, Fixed8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58" calcext:value-type="float">
            <text:p>058.0000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Avrg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.5699" calcext:value-type="float">
            <text:p>034.5699</text:p>
          </table:table-cell>
          <table:table-cell office:value-type="float" office:value="34.6225" calcext:value-type="float">
            <text:p>034.6225</text:p>
          </table:table-cell>
          <table:table-cell office:value-type="float" office:value="34.6337" calcext:value-type="float">
            <text:p>034.6337</text:p>
          </table:table-cell>
          <table:table-cell office:value-type="float" office:value="34.6261" calcext:value-type="float">
            <text:p>034.6261</text:p>
          </table:table-cell>
          <table:table-cell office:value-type="float" office:value="34.6252" calcext:value-type="float">
            <text:p>034.6252</text:p>
          </table:table-cell>
          <table:table-cell office:value-type="float" office:value="34.5953" calcext:value-type="float">
            <text:p>034.5953</text:p>
          </table:table-cell>
          <table:table-cell table:formula="of:=AVERAGE([.B60:.G60])" office:value-type="float" office:value="34.6121166666667" calcext:value-type="float">
            <text:p>034.6121</text:p>
          </table:table-cell>
          <table:table-cell table:formula="of:=STDEV([.B60:.H60])/SQRT(5)" office:value-type="float" office:value="0.499340088127432" calcext:value-type="float">
            <text:p>000.49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5.3421" calcext:value-type="float">
            <text:p>085.3421</text:p>
          </table:table-cell>
          <table:table-cell office:value-type="float" office:value="84.9798" calcext:value-type="float">
            <text:p>084.9798</text:p>
          </table:table-cell>
          <table:table-cell office:value-type="float" office:value="85.5027" calcext:value-type="float">
            <text:p>085.5027</text:p>
          </table:table-cell>
          <table:table-cell office:value-type="float" office:value="85.5818" calcext:value-type="float">
            <text:p>085.5818</text:p>
          </table:table-cell>
          <table:table-cell office:value-type="float" office:value="85.3258" calcext:value-type="float">
            <text:p>085.3258</text:p>
          </table:table-cell>
          <table:table-cell office:value-type="float" office:value="85.474" calcext:value-type="float">
            <text:p>085.4740</text:p>
          </table:table-cell>
          <table:table-cell table:formula="of:=AVERAGE([.B61:.G61])" office:value-type="float" office:value="85.3677" calcext:value-type="float">
            <text:p>085.3677</text:p>
          </table:table-cell>
          <table:table-cell table:formula="of:=STDEV([.B61:.H61])/SQRT(5)" office:value-type="float" office:value="0.25418706628518" calcext:value-type="float">
            <text:p>000.25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1.333" calcext:value-type="float">
            <text:p>141.3330</text:p>
          </table:table-cell>
          <table:table-cell office:value-type="float" office:value="142.641" calcext:value-type="float">
            <text:p>142.6410</text:p>
          </table:table-cell>
          <table:table-cell office:value-type="float" office:value="142.542" calcext:value-type="float">
            <text:p>142.5420</text:p>
          </table:table-cell>
          <table:table-cell office:value-type="float" office:value="142.561" calcext:value-type="float">
            <text:p>142.5610</text:p>
          </table:table-cell>
          <table:table-cell office:value-type="float" office:value="137.732" calcext:value-type="float">
            <text:p>137.7320</text:p>
          </table:table-cell>
          <table:table-cell office:value-type="float" office:value="142.119" calcext:value-type="float">
            <text:p>142.1190</text:p>
          </table:table-cell>
          <table:table-cell table:formula="of:=AVERAGE([.B62:.G62])" office:value-type="float" office:value="141.488" calcext:value-type="float">
            <text:p>141.4880</text:p>
          </table:table-cell>
          <table:table-cell table:formula="of:=STDEV([.B62:.H62])/SQRT(5)" office:value-type="float" office:value="0.455128730263331" calcext:value-type="float">
            <text:p>000.455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2.69" calcext:value-type="float">
            <text:p>142.6900</text:p>
          </table:table-cell>
          <table:table-cell office:value-type="float" office:value="142.626" calcext:value-type="float">
            <text:p>142.6260</text:p>
          </table:table-cell>
          <table:table-cell office:value-type="float" office:value="147.1405" calcext:value-type="float">
            <text:p>147.1405</text:p>
          </table:table-cell>
          <table:table-cell office:value-type="float" office:value="138.3811" calcext:value-type="float">
            <text:p>138.3811</text:p>
          </table:table-cell>
          <table:table-cell office:value-type="float" office:value="135.2174" calcext:value-type="float">
            <text:p>135.2174</text:p>
          </table:table-cell>
          <table:table-cell office:value-type="float" office:value="142.85" calcext:value-type="float">
            <text:p>142.8500</text:p>
          </table:table-cell>
          <table:table-cell table:formula="of:=AVERAGE([.B63:.G63])" office:value-type="float" office:value="141.484166666667" calcext:value-type="float">
            <text:p>141.4842</text:p>
          </table:table-cell>
          <table:table-cell table:formula="of:=STDEV([.B63:.H63])/SQRT(5)" office:value-type="float" office:value="0.246809339369483" calcext:value-type="float">
            <text:p>000.246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0.976" calcext:value-type="float">
            <text:p>150.9760</text:p>
          </table:table-cell>
          <table:table-cell office:value-type="float" office:value="152.253" calcext:value-type="float">
            <text:p>152.2530</text:p>
          </table:table-cell>
          <table:table-cell office:value-type="float" office:value="151.313" calcext:value-type="float">
            <text:p>151.3130</text:p>
          </table:table-cell>
          <table:table-cell office:value-type="float" office:value="151.964" calcext:value-type="float">
            <text:p>151.9640</text:p>
          </table:table-cell>
          <table:table-cell office:value-type="float" office:value="151.317" calcext:value-type="float">
            <text:p>151.3170</text:p>
          </table:table-cell>
          <table:table-cell office:value-type="float" office:value="152.184" calcext:value-type="float">
            <text:p>152.1840</text:p>
          </table:table-cell>
          <table:table-cell table:formula="of:=AVERAGE([.B64:.G64])" office:value-type="float" office:value="151.667833333333" calcext:value-type="float">
            <text:p>151.6678</text:p>
          </table:table-cell>
          <table:table-cell table:formula="of:=STDEV([.B64:.H64])/SQRT(5)" office:value-type="float" office:value="0.483291883280117" calcext:value-type="float">
            <text:p>000.483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7.802" calcext:value-type="float">
            <text:p>147.8020</text:p>
          </table:table-cell>
          <table:table-cell office:value-type="float" office:value="145.315" calcext:value-type="float">
            <text:p>145.3150</text:p>
          </table:table-cell>
          <table:table-cell office:value-type="float" office:value="146.031" calcext:value-type="float">
            <text:p>146.0310</text:p>
          </table:table-cell>
          <table:table-cell office:value-type="float" office:value="148.382" calcext:value-type="float">
            <text:p>148.3820</text:p>
          </table:table-cell>
          <table:table-cell office:value-type="float" office:value="147.173" calcext:value-type="float">
            <text:p>147.1730</text:p>
          </table:table-cell>
          <table:table-cell office:value-type="float" office:value="142.353" calcext:value-type="float">
            <text:p>142.3530</text:p>
          </table:table-cell>
          <table:table-cell table:formula="of:=AVERAGE([.B65:.G65])" office:value-type="float" office:value="146.176" calcext:value-type="float">
            <text:p>146.1760</text:p>
          </table:table-cell>
          <table:table-cell table:formula="of:=STDEV([.B65:.H65])/SQRT(5)" office:value-type="float" office:value="0.892225606746035" calcext:value-type="float">
            <text:p>000.8922</text:p>
          </table:table-cell>
        </table:table-row>
        <table:table-row table:style-name="ro1" table:number-rows-repeated="4">
          <table:table-cell table:number-columns-repeated="7"/>
          <table:table-cell table:style-name="ce3" table:number-columns-repeated="2"/>
        </table:table-row>
        <table:table-row table:style-name="ro1">
          <table:table-cell office:value-type="string" calcext:value-type="string">
            <text:p>#N=2048, 80 threads, 640 matrices, MKL reference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0245" calcext:value-type="float">
            <text:p>10245.0000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Avrg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/>
          <table:table-cell office:value-type="float" office:value="18.78958" calcext:value-type="float">
            <text:p>018.7896</text:p>
          </table:table-cell>
          <table:table-cell office:value-type="float" office:value="18.37897" calcext:value-type="float">
            <text:p>018.3790</text:p>
          </table:table-cell>
          <table:table-cell office:value-type="float" office:value="18.98435" calcext:value-type="float">
            <text:p>018.9844</text:p>
          </table:table-cell>
          <table:table-cell office:value-type="float" office:value="18.13622" calcext:value-type="float">
            <text:p>018.1362</text:p>
          </table:table-cell>
          <table:table-cell office:value-type="float" office:value="18.30871" calcext:value-type="float">
            <text:p>018.3087</text:p>
          </table:table-cell>
          <table:table-cell office:value-type="float" office:value="19.25051" calcext:value-type="float">
            <text:p>019.2505</text:p>
          </table:table-cell>
          <table:table-cell table:formula="of:=AVERAGE([.B74:.G74])" office:value-type="float" office:value="18.64139" calcext:value-type="float">
            <text:p>018.6414</text:p>
          </table:table-cell>
          <table:table-cell table:formula="of:=STDEV([.B74:.H74])/SQRT(5)" office:value-type="float" office:value="0.177514880108682" calcext:value-type="float">
            <text:p>000.1775</text:p>
          </table:table-cell>
        </table:table-row>
        <table:table-row table:style-name="ro1" table:number-rows-repeated="2">
          <table:table-cell table:number-columns-repeated="7"/>
          <table:table-cell table:style-name="ce3" table:number-columns-repeated="2"/>
        </table:table-row>
        <table:table-row table:style-name="ro1">
          <table:table-cell office:value-type="string" calcext:value-type="string">
            <text:p>#N=2048, 80 threads, 640 matrices, FP64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0245" calcext:value-type="float">
            <text:p>10245.0000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Avrg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.1276" calcext:value-type="float">
            <text:p>018.1276</text:p>
          </table:table-cell>
          <table:table-cell office:value-type="float" office:value="15.6418" calcext:value-type="float">
            <text:p>015.6418</text:p>
          </table:table-cell>
          <table:table-cell office:value-type="float" office:value="18.1208" calcext:value-type="float">
            <text:p>018.1208</text:p>
          </table:table-cell>
          <table:table-cell office:value-type="float" office:value="17.7083" calcext:value-type="float">
            <text:p>017.7083</text:p>
          </table:table-cell>
          <table:table-cell office:value-type="float" office:value="15.7029" calcext:value-type="float">
            <text:p>015.7029</text:p>
          </table:table-cell>
          <table:table-cell office:value-type="float" office:value="15.6849" calcext:value-type="float">
            <text:p>015.6849</text:p>
          </table:table-cell>
          <table:table-cell table:formula="of:=AVERAGE([.B81:.G81])" office:value-type="float" office:value="16.83105" calcext:value-type="float">
            <text:p>016.8311</text:p>
          </table:table-cell>
          <table:table-cell table:formula="of:=STDEV([.B81:.H81])/SQRT(5)" office:value-type="float" office:value="0.26694890980194" calcext:value-type="float">
            <text:p>000.26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.9179" calcext:value-type="float">
            <text:p>018.9179</text:p>
          </table:table-cell>
          <table:table-cell office:value-type="float" office:value="18.6109" calcext:value-type="float">
            <text:p>018.6109</text:p>
          </table:table-cell>
          <table:table-cell office:value-type="float" office:value="18.67403" calcext:value-type="float">
            <text:p>018.6740</text:p>
          </table:table-cell>
          <table:table-cell office:value-type="float" office:value="18.84706" calcext:value-type="float">
            <text:p>018.8471</text:p>
          </table:table-cell>
          <table:table-cell office:value-type="float" office:value="18.92034" calcext:value-type="float">
            <text:p>018.9203</text:p>
          </table:table-cell>
          <table:table-cell office:value-type="float" office:value="18.59859" calcext:value-type="float">
            <text:p>018.5986</text:p>
          </table:table-cell>
          <table:table-cell table:formula="of:=AVERAGE([.B82:.G82])" office:value-type="float" office:value="18.76147" calcext:value-type="float">
            <text:p>018.7615</text:p>
          </table:table-cell>
          <table:table-cell table:formula="of:=STDEV([.B82:.H82])/SQRT(5)" office:value-type="float" office:value="0.340854915127634" calcext:value-type="float">
            <text:p>000.34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.86557" calcext:value-type="float">
            <text:p>018.8656</text:p>
          </table:table-cell>
          <table:table-cell office:value-type="float" office:value="17.6131" calcext:value-type="float">
            <text:p>017.6131</text:p>
          </table:table-cell>
          <table:table-cell office:value-type="float" office:value="17.6552" calcext:value-type="float">
            <text:p>017.6552</text:p>
          </table:table-cell>
          <table:table-cell office:value-type="float" office:value="18.1066" calcext:value-type="float">
            <text:p>018.1066</text:p>
          </table:table-cell>
          <table:table-cell office:value-type="float" office:value="17.9222" calcext:value-type="float">
            <text:p>017.9222</text:p>
          </table:table-cell>
          <table:table-cell office:value-type="float" office:value="18.803" calcext:value-type="float">
            <text:p>018.8030</text:p>
          </table:table-cell>
          <table:table-cell table:formula="of:=AVERAGE([.B83:.G83])" office:value-type="float" office:value="18.160945" calcext:value-type="float">
            <text:p>018.1609</text:p>
          </table:table-cell>
          <table:table-cell table:formula="of:=STDEV([.B83:.H83])/SQRT(5)" office:value-type="float" office:value="0.319828477642487" calcext:value-type="float">
            <text:p>000.319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.96056" calcext:value-type="float">
            <text:p>018.9606</text:p>
          </table:table-cell>
          <table:table-cell office:value-type="float" office:value="18.81769" calcext:value-type="float">
            <text:p>018.8177</text:p>
          </table:table-cell>
          <table:table-cell office:value-type="float" office:value="18.85098" calcext:value-type="float">
            <text:p>018.8510</text:p>
          </table:table-cell>
          <table:table-cell office:value-type="float" office:value="18.9336" calcext:value-type="float">
            <text:p>018.9336</text:p>
          </table:table-cell>
          <table:table-cell office:value-type="float" office:value="17.8251" calcext:value-type="float">
            <text:p>017.8251</text:p>
          </table:table-cell>
          <table:table-cell office:value-type="float" office:value="18.74207" calcext:value-type="float">
            <text:p>018.7421</text:p>
          </table:table-cell>
          <table:table-cell table:formula="of:=AVERAGE([.B84:.G84])" office:value-type="float" office:value="18.6883333333333" calcext:value-type="float">
            <text:p>018.6883</text:p>
          </table:table-cell>
          <table:table-cell table:formula="of:=STDEV([.B84:.H84])/SQRT(5)" office:value-type="float" office:value="0.295346283388011" calcext:value-type="float">
            <text:p>000.295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9.05106" calcext:value-type="float">
            <text:p>019.0511</text:p>
          </table:table-cell>
          <table:table-cell office:value-type="float" office:value="19.16026" calcext:value-type="float">
            <text:p>019.1603</text:p>
          </table:table-cell>
          <table:table-cell office:value-type="float" office:value="18.85758" calcext:value-type="float">
            <text:p>018.8576</text:p>
          </table:table-cell>
          <table:table-cell office:value-type="float" office:value="19.16878" calcext:value-type="float">
            <text:p>019.1688</text:p>
          </table:table-cell>
          <table:table-cell office:value-type="float" office:value="17.8058" calcext:value-type="float">
            <text:p>017.8058</text:p>
          </table:table-cell>
          <table:table-cell office:value-type="float" office:value="19.18836" calcext:value-type="float">
            <text:p>019.1884</text:p>
          </table:table-cell>
          <table:table-cell table:formula="of:=AVERAGE([.B85:.G85])" office:value-type="float" office:value="18.8719733333333" calcext:value-type="float">
            <text:p>018.8720</text:p>
          </table:table-cell>
          <table:table-cell table:formula="of:=STDEV([.B85:.H85])/SQRT(5)" office:value-type="float" office:value="0.195617059157256" calcext:value-type="float">
            <text:p>000.195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8.2474" calcext:value-type="float">
            <text:p>018.2474</text:p>
          </table:table-cell>
          <table:table-cell office:value-type="float" office:value="20.0775" calcext:value-type="float">
            <text:p>020.0775</text:p>
          </table:table-cell>
          <table:table-cell office:value-type="float" office:value="19.90223" calcext:value-type="float">
            <text:p>019.9022</text:p>
          </table:table-cell>
          <table:table-cell office:value-type="float" office:value="20.0826" calcext:value-type="float">
            <text:p>020.0826</text:p>
          </table:table-cell>
          <table:table-cell office:value-type="float" office:value="20.1236" calcext:value-type="float">
            <text:p>020.1236</text:p>
          </table:table-cell>
          <table:table-cell office:value-type="float" office:value="20.0105" calcext:value-type="float">
            <text:p>020.0105</text:p>
          </table:table-cell>
          <table:table-cell table:formula="of:=AVERAGE([.B86:.G86])" office:value-type="float" office:value="19.7406383333333" calcext:value-type="float">
            <text:p>019.7406</text:p>
          </table:table-cell>
          <table:table-cell table:formula="of:=STDEV([.B86:.H86])/SQRT(5)" office:value-type="float" office:value="0.300320445973038" calcext:value-type="float">
            <text:p>000.3003</text:p>
          </table:table-cell>
        </table:table-row>
        <table:table-row table:style-name="ro1" table:number-rows-repeated="2">
          <table:table-cell table:number-columns-repeated="7"/>
          <table:table-cell table:style-name="ce3" table:number-columns-repeated="2"/>
        </table:table-row>
        <table:table-row table:style-name="ro1">
          <table:table-cell office:value-type="string" calcext:value-type="string">
            <text:p>#N=2048, 80 threads, 640 matrices, FP32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5122" calcext:value-type="float">
            <text:p>5122.0000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Avrg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.2303" calcext:value-type="float">
            <text:p>034.2303</text:p>
          </table:table-cell>
          <table:table-cell office:value-type="float" office:value="34.0675" calcext:value-type="float">
            <text:p>034.0675</text:p>
          </table:table-cell>
          <table:table-cell office:value-type="float" office:value="34.0224" calcext:value-type="float">
            <text:p>034.0224</text:p>
          </table:table-cell>
          <table:table-cell office:value-type="float" office:value="33.8496" calcext:value-type="float">
            <text:p>033.8496</text:p>
          </table:table-cell>
          <table:table-cell office:value-type="float" office:value="33.9988" calcext:value-type="float">
            <text:p>033.9988</text:p>
          </table:table-cell>
          <table:table-cell office:value-type="float" office:value="34.0692" calcext:value-type="float">
            <text:p>034.0692</text:p>
          </table:table-cell>
          <table:table-cell table:formula="of:=AVERAGE([.B93:.G93])" office:value-type="float" office:value="34.0396333333333" calcext:value-type="float">
            <text:p>034.0396</text:p>
          </table:table-cell>
          <table:table-cell table:formula="of:=STDEV([.B93:.H93])/SQRT(5)" office:value-type="float" office:value="0.0677876127654928" calcext:value-type="float">
            <text:p>000.06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.6428" calcext:value-type="float">
            <text:p>038.6428</text:p>
          </table:table-cell>
          <table:table-cell office:value-type="float" office:value="36.8299" calcext:value-type="float">
            <text:p>036.8299</text:p>
          </table:table-cell>
          <table:table-cell office:value-type="float" office:value="36.8045" calcext:value-type="float">
            <text:p>036.8045</text:p>
          </table:table-cell>
          <table:table-cell office:value-type="float" office:value="38.3451" calcext:value-type="float">
            <text:p>038.3451</text:p>
          </table:table-cell>
          <table:table-cell office:value-type="float" office:value="41.318" calcext:value-type="float">
            <text:p>041.3180</text:p>
          </table:table-cell>
          <table:table-cell office:value-type="float" office:value="37.1266" calcext:value-type="float">
            <text:p>037.1266</text:p>
          </table:table-cell>
          <table:table-cell table:formula="of:=AVERAGE([.B94:.G94])" office:value-type="float" office:value="38.1778166666667" calcext:value-type="float">
            <text:p>038.1778</text:p>
          </table:table-cell>
          <table:table-cell table:formula="of:=STDEV([.B94:.H94])/SQRT(5)" office:value-type="float" office:value="0.0467593324018501" calcext:value-type="float">
            <text:p>000.04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.7803" calcext:value-type="float">
            <text:p>041.7803</text:p>
          </table:table-cell>
          <table:table-cell office:value-type="float" office:value="41.4193" calcext:value-type="float">
            <text:p>041.4193</text:p>
          </table:table-cell>
          <table:table-cell office:value-type="float" office:value="41.3322" calcext:value-type="float">
            <text:p>041.3322</text:p>
          </table:table-cell>
          <table:table-cell office:value-type="float" office:value="41.7681" calcext:value-type="float">
            <text:p>041.7681</text:p>
          </table:table-cell>
          <table:table-cell office:value-type="float" office:value="41.7995" calcext:value-type="float">
            <text:p>041.7995</text:p>
          </table:table-cell>
          <table:table-cell office:value-type="float" office:value="41.618" calcext:value-type="float">
            <text:p>041.6180</text:p>
          </table:table-cell>
          <table:table-cell table:formula="of:=AVERAGE([.B95:.G95])" office:value-type="float" office:value="41.6195666666667" calcext:value-type="float">
            <text:p>041.6196</text:p>
          </table:table-cell>
          <table:table-cell table:formula="of:=STDEV([.B95:.H95])/SQRT(5)" office:value-type="float" office:value="0.17040720332323" calcext:value-type="float">
            <text:p>000.17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1.8564" calcext:value-type="float">
            <text:p>041.8564</text:p>
          </table:table-cell>
          <table:table-cell office:value-type="float" office:value="37.1881" calcext:value-type="float">
            <text:p>037.1881</text:p>
          </table:table-cell>
          <table:table-cell office:value-type="float" office:value="39.1068" calcext:value-type="float">
            <text:p>039.1068</text:p>
          </table:table-cell>
          <table:table-cell office:value-type="float" office:value="37.0155" calcext:value-type="float">
            <text:p>037.0155</text:p>
          </table:table-cell>
          <table:table-cell office:value-type="float" office:value="36.9991" calcext:value-type="float">
            <text:p>036.9991</text:p>
          </table:table-cell>
          <table:table-cell office:value-type="float" office:value="37.0275" calcext:value-type="float">
            <text:p>037.0275</text:p>
          </table:table-cell>
          <table:table-cell table:formula="of:=AVERAGE([.B96:.G96])" office:value-type="float" office:value="38.1989" calcext:value-type="float">
            <text:p>038.1989</text:p>
          </table:table-cell>
          <table:table-cell table:formula="of:=STDEV([.B96:.H96])/SQRT(5)" office:value-type="float" office:value="0.276803572552411" calcext:value-type="float">
            <text:p>000.276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7.0788" calcext:value-type="float">
            <text:p>037.0788</text:p>
          </table:table-cell>
          <table:table-cell office:value-type="float" office:value="37.0552" calcext:value-type="float">
            <text:p>037.0552</text:p>
          </table:table-cell>
          <table:table-cell office:value-type="float" office:value="37.1631" calcext:value-type="float">
            <text:p>037.1631</text:p>
          </table:table-cell>
          <table:table-cell office:value-type="float" office:value="38.4205" calcext:value-type="float">
            <text:p>038.4205</text:p>
          </table:table-cell>
          <table:table-cell office:value-type="float" office:value="38.8824" calcext:value-type="float">
            <text:p>038.8824</text:p>
          </table:table-cell>
          <table:table-cell office:value-type="float" office:value="37.2036" calcext:value-type="float">
            <text:p>037.2036</text:p>
          </table:table-cell>
          <table:table-cell table:formula="of:=AVERAGE([.B97:.G97])" office:value-type="float" office:value="37.6339333333333" calcext:value-type="float">
            <text:p>037.6339</text:p>
          </table:table-cell>
          <table:table-cell table:formula="of:=STDEV([.B97:.H97])/SQRT(5)" office:value-type="float" office:value="0.0928945725600321" calcext:value-type="float">
            <text:p>000.092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6.3921" calcext:value-type="float">
            <text:p>036.3921</text:p>
          </table:table-cell>
          <table:table-cell office:value-type="float" office:value="36.0042" calcext:value-type="float">
            <text:p>036.0042</text:p>
          </table:table-cell>
          <table:table-cell office:value-type="float" office:value="38.1836" calcext:value-type="float">
            <text:p>038.1836</text:p>
          </table:table-cell>
          <table:table-cell office:value-type="float" office:value="36.3065" calcext:value-type="float">
            <text:p>036.3065</text:p>
          </table:table-cell>
          <table:table-cell office:value-type="float" office:value="37.8143" calcext:value-type="float">
            <text:p>037.8143</text:p>
          </table:table-cell>
          <table:table-cell office:value-type="float" office:value="36.6071" calcext:value-type="float">
            <text:p>036.6071</text:p>
          </table:table-cell>
          <table:table-cell table:formula="of:=AVERAGE([.B98:.G98])" office:value-type="float" office:value="36.8846333333333" calcext:value-type="float">
            <text:p>036.8846</text:p>
          </table:table-cell>
          <table:table-cell table:formula="of:=STDEV([.B98:.H98])/SQRT(5)" office:value-type="float" office:value="0.364262238565082" calcext:value-type="float">
            <text:p>000.3643</text:p>
          </table:table-cell>
        </table:table-row>
        <table:table-row table:style-name="ro1" table:number-rows-repeated="2">
          <table:table-cell table:number-columns-repeated="7"/>
          <table:table-cell table:style-name="ce3" table:number-columns-repeated="2"/>
        </table:table-row>
        <table:table-row table:style-name="ro1">
          <table:table-cell office:value-type="string" calcext:value-type="string">
            <text:p>#N=2048, 80 threads, 640 matrices, BFLOAT16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561" calcext:value-type="float">
            <text:p>2561.0000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Avrg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.2691" calcext:value-type="float">
            <text:p>029.2691</text:p>
          </table:table-cell>
          <table:table-cell office:value-type="float" office:value="28.5574" calcext:value-type="float">
            <text:p>028.5574</text:p>
          </table:table-cell>
          <table:table-cell office:value-type="float" office:value="29.1158" calcext:value-type="float">
            <text:p>029.1158</text:p>
          </table:table-cell>
          <table:table-cell office:value-type="float" office:value="29.3387" calcext:value-type="float">
            <text:p>029.3387</text:p>
          </table:table-cell>
          <table:table-cell office:value-type="float" office:value="28.8194" calcext:value-type="float">
            <text:p>028.8194</text:p>
          </table:table-cell>
          <table:table-cell office:value-type="float" office:value="29.3414" calcext:value-type="float">
            <text:p>029.3414</text:p>
          </table:table-cell>
          <table:table-cell table:formula="of:=AVERAGE([.B105:.G105])" office:value-type="float" office:value="29.0736333333333" calcext:value-type="float">
            <text:p>029.0736</text:p>
          </table:table-cell>
          <table:table-cell table:formula="of:=STDEV([.B105:.H105])/SQRT(5)" office:value-type="float" office:value="0.045651961744388" calcext:value-type="float">
            <text:p>000.04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.906" calcext:value-type="float">
            <text:p>030.9060</text:p>
          </table:table-cell>
          <table:table-cell office:value-type="float" office:value="32.5424" calcext:value-type="float">
            <text:p>032.5424</text:p>
          </table:table-cell>
          <table:table-cell office:value-type="float" office:value="30.4324" calcext:value-type="float">
            <text:p>030.4324</text:p>
          </table:table-cell>
          <table:table-cell office:value-type="float" office:value="30.0988" calcext:value-type="float">
            <text:p>030.0988</text:p>
          </table:table-cell>
          <table:table-cell office:value-type="float" office:value="29.7004" calcext:value-type="float">
            <text:p>029.7004</text:p>
          </table:table-cell>
          <table:table-cell office:value-type="float" office:value="30.3994" calcext:value-type="float">
            <text:p>030.3994</text:p>
          </table:table-cell>
          <table:table-cell table:formula="of:=AVERAGE([.B106:.G106])" office:value-type="float" office:value="30.6799" calcext:value-type="float">
            <text:p>030.6799</text:p>
          </table:table-cell>
          <table:table-cell table:formula="of:=STDEV([.B106:.H106])/SQRT(5)" office:value-type="float" office:value="0.0975558600665957" calcext:value-type="float">
            <text:p>000.09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4.8905" calcext:value-type="float">
            <text:p>084.8905</text:p>
          </table:table-cell>
          <table:table-cell office:value-type="float" office:value="85.6856" calcext:value-type="float">
            <text:p>085.6856</text:p>
          </table:table-cell>
          <table:table-cell office:value-type="float" office:value="83.2243" calcext:value-type="float">
            <text:p>083.2243</text:p>
          </table:table-cell>
          <table:table-cell office:value-type="float" office:value="88.0969" calcext:value-type="float">
            <text:p>088.0969</text:p>
          </table:table-cell>
          <table:table-cell office:value-type="float" office:value="85.1259" calcext:value-type="float">
            <text:p>085.1259</text:p>
          </table:table-cell>
          <table:table-cell office:value-type="float" office:value="86.5926" calcext:value-type="float">
            <text:p>086.5926</text:p>
          </table:table-cell>
          <table:table-cell table:formula="of:=AVERAGE([.B107:.G107])" office:value-type="float" office:value="85.6026333333334" calcext:value-type="float">
            <text:p>085.6026</text:p>
          </table:table-cell>
          <table:table-cell table:formula="of:=STDEV([.B107:.H107])/SQRT(5)" office:value-type="float" office:value="1.01899470329013" calcext:value-type="float">
            <text:p>001.019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0.0225" calcext:value-type="float">
            <text:p>080.0225</text:p>
          </table:table-cell>
          <table:table-cell office:value-type="float" office:value="79.4182" calcext:value-type="float">
            <text:p>079.4182</text:p>
          </table:table-cell>
          <table:table-cell office:value-type="float" office:value="75.2641" calcext:value-type="float">
            <text:p>075.2641</text:p>
          </table:table-cell>
          <table:table-cell office:value-type="float" office:value="79.791" calcext:value-type="float">
            <text:p>079.7910</text:p>
          </table:table-cell>
          <table:table-cell office:value-type="float" office:value="78.7243" calcext:value-type="float">
            <text:p>078.7243</text:p>
          </table:table-cell>
          <table:table-cell office:value-type="float" office:value="77.4771" calcext:value-type="float">
            <text:p>077.4771</text:p>
          </table:table-cell>
          <table:table-cell table:formula="of:=AVERAGE([.B108:.G108])" office:value-type="float" office:value="78.4495333333333" calcext:value-type="float">
            <text:p>078.4495</text:p>
          </table:table-cell>
          <table:table-cell table:formula="of:=STDEV([.B108:.H108])/SQRT(5)" office:value-type="float" office:value="0.88485486254966" calcext:value-type="float">
            <text:p>000.88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3.2214" calcext:value-type="float">
            <text:p>073.2214</text:p>
          </table:table-cell>
          <table:table-cell office:value-type="float" office:value="78.2405" calcext:value-type="float">
            <text:p>078.2405</text:p>
          </table:table-cell>
          <table:table-cell office:value-type="float" office:value="77.8106" calcext:value-type="float">
            <text:p>077.8106</text:p>
          </table:table-cell>
          <table:table-cell office:value-type="float" office:value="77.88" calcext:value-type="float">
            <text:p>077.8800</text:p>
          </table:table-cell>
          <table:table-cell office:value-type="float" office:value="79.8649" calcext:value-type="float">
            <text:p>079.8649</text:p>
          </table:table-cell>
          <table:table-cell office:value-type="float" office:value="80.0068" calcext:value-type="float">
            <text:p>080.0068</text:p>
          </table:table-cell>
          <table:table-cell table:formula="of:=AVERAGE([.B109:.G109])" office:value-type="float" office:value="77.8373666666667" calcext:value-type="float">
            <text:p>077.8374</text:p>
          </table:table-cell>
          <table:table-cell table:formula="of:=STDEV([.B109:.H109])/SQRT(5)" office:value-type="float" office:value="0.725610590545032" calcext:value-type="float">
            <text:p>000.725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9.6232" calcext:value-type="float">
            <text:p>059.6232</text:p>
          </table:table-cell>
          <table:table-cell office:value-type="float" office:value="58.2114" calcext:value-type="float">
            <text:p>058.2114</text:p>
          </table:table-cell>
          <table:table-cell office:value-type="float" office:value="59.4244" calcext:value-type="float">
            <text:p>059.4244</text:p>
          </table:table-cell>
          <table:table-cell office:value-type="float" office:value="56.7638" calcext:value-type="float">
            <text:p>056.7638</text:p>
          </table:table-cell>
          <table:table-cell office:value-type="float" office:value="60.262" calcext:value-type="float">
            <text:p>060.2620</text:p>
          </table:table-cell>
          <table:table-cell office:value-type="float" office:value="58.4973" calcext:value-type="float">
            <text:p>058.4973</text:p>
          </table:table-cell>
          <table:table-cell table:formula="of:=AVERAGE([.B110:.G110])" office:value-type="float" office:value="58.7970166666667" calcext:value-type="float">
            <text:p>058.7970</text:p>
          </table:table-cell>
          <table:table-cell table:formula="of:=STDEV([.B110:.H110])/SQRT(5)" office:value-type="float" office:value="0.509545938011916" calcext:value-type="float">
            <text:p>000.5095</text:p>
          </table:table-cell>
        </table:table-row>
        <table:table-row table:style-name="ro1" table:number-rows-repeated="2">
          <table:table-cell table:number-columns-repeated="7"/>
          <table:table-cell table:style-name="ce3" table:number-columns-repeated="2"/>
        </table:table-row>
        <table:table-row table:style-name="ro1">
          <table:table-cell office:value-type="string" calcext:value-type="string">
            <text:p>#N=2048, 80 threads, 640 matrices, Fixed16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721" calcext:value-type="float">
            <text:p>2721.0000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Avrg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.2655" calcext:value-type="float">
            <text:p>032.2655</text:p>
          </table:table-cell>
          <table:table-cell office:value-type="float" office:value="26.4521" calcext:value-type="float">
            <text:p>026.4521</text:p>
          </table:table-cell>
          <table:table-cell office:value-type="float" office:value="25.8087" calcext:value-type="float">
            <text:p>025.8087</text:p>
          </table:table-cell>
          <table:table-cell table:number-columns-repeated="2" office:value-type="float" office:value="25.8253" calcext:value-type="float">
            <text:p>025.8253</text:p>
          </table:table-cell>
          <table:table-cell office:value-type="float" office:value="26.7648" calcext:value-type="float">
            <text:p>026.7648</text:p>
          </table:table-cell>
          <table:table-cell table:formula="of:=AVERAGE([.B117:.G117])" office:value-type="float" office:value="27.15695" calcext:value-type="float">
            <text:p>027.1570</text:p>
          </table:table-cell>
          <table:table-cell table:formula="of:=STDEV([.B117:.H117])/SQRT(5)" office:value-type="float" office:value="0.347208928456628" calcext:value-type="float">
            <text:p>000.34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6.8918" calcext:value-type="float">
            <text:p>076.8918</text:p>
          </table:table-cell>
          <table:table-cell office:value-type="float" office:value="74.724" calcext:value-type="float">
            <text:p>074.7240</text:p>
          </table:table-cell>
          <table:table-cell office:value-type="float" office:value="72.8664" calcext:value-type="float">
            <text:p>072.8664</text:p>
          </table:table-cell>
          <table:table-cell office:value-type="float" office:value="76.2796" calcext:value-type="float">
            <text:p>076.2796</text:p>
          </table:table-cell>
          <table:table-cell office:value-type="float" office:value="77.1326" calcext:value-type="float">
            <text:p>077.1326</text:p>
          </table:table-cell>
          <table:table-cell office:value-type="float" office:value="76.7621" calcext:value-type="float">
            <text:p>076.7621</text:p>
          </table:table-cell>
          <table:table-cell table:formula="of:=AVERAGE([.B118:.G118])" office:value-type="float" office:value="75.7760833333334" calcext:value-type="float">
            <text:p>075.7761</text:p>
          </table:table-cell>
          <table:table-cell table:formula="of:=STDEV([.B118:.H118])/SQRT(5)" office:value-type="float" office:value="0.229543433435446" calcext:value-type="float">
            <text:p>000.22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7.8561" calcext:value-type="float">
            <text:p>087.8561</text:p>
          </table:table-cell>
          <table:table-cell office:value-type="float" office:value="89.3293" calcext:value-type="float">
            <text:p>089.3293</text:p>
          </table:table-cell>
          <table:table-cell office:value-type="float" office:value="88.2471" calcext:value-type="float">
            <text:p>088.2471</text:p>
          </table:table-cell>
          <table:table-cell office:value-type="float" office:value="88.7822" calcext:value-type="float">
            <text:p>088.7822</text:p>
          </table:table-cell>
          <table:table-cell office:value-type="float" office:value="89.3918" calcext:value-type="float">
            <text:p>089.3918</text:p>
          </table:table-cell>
          <table:table-cell office:value-type="float" office:value="87.4269" calcext:value-type="float">
            <text:p>087.4269</text:p>
          </table:table-cell>
          <table:table-cell table:formula="of:=AVERAGE([.B119:.G119])" office:value-type="float" office:value="88.5055666666667" calcext:value-type="float">
            <text:p>088.5056</text:p>
          </table:table-cell>
          <table:table-cell table:formula="of:=STDEV([.B119:.H119])/SQRT(5)" office:value-type="float" office:value="0.342953640615041" calcext:value-type="float">
            <text:p>000.343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9.5125" calcext:value-type="float">
            <text:p>089.5125</text:p>
          </table:table-cell>
          <table:table-cell office:value-type="float" office:value="87.2513" calcext:value-type="float">
            <text:p>087.2513</text:p>
          </table:table-cell>
          <table:table-cell office:value-type="float" office:value="87.6684" calcext:value-type="float">
            <text:p>087.6684</text:p>
          </table:table-cell>
          <table:table-cell office:value-type="float" office:value="88.2776" calcext:value-type="float">
            <text:p>088.2776</text:p>
          </table:table-cell>
          <table:table-cell office:value-type="float" office:value="88.1544" calcext:value-type="float">
            <text:p>088.1544</text:p>
          </table:table-cell>
          <table:table-cell office:value-type="float" office:value="88.6048" calcext:value-type="float">
            <text:p>088.6048</text:p>
          </table:table-cell>
          <table:table-cell table:formula="of:=AVERAGE([.B120:.G120])" office:value-type="float" office:value="88.2448333333334" calcext:value-type="float">
            <text:p>088.2448</text:p>
          </table:table-cell>
          <table:table-cell table:formula="of:=STDEV([.B120:.H120])/SQRT(5)" office:value-type="float" office:value="0.0428384173377127" calcext:value-type="float">
            <text:p>000.04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4.0048" calcext:value-type="float">
            <text:p>084.0048</text:p>
          </table:table-cell>
          <table:table-cell office:value-type="float" office:value="89.1335" calcext:value-type="float">
            <text:p>089.1335</text:p>
          </table:table-cell>
          <table:table-cell office:value-type="float" office:value="87.4627" calcext:value-type="float">
            <text:p>087.4627</text:p>
          </table:table-cell>
          <table:table-cell office:value-type="float" office:value="90.0467" calcext:value-type="float">
            <text:p>090.0467</text:p>
          </table:table-cell>
          <table:table-cell office:value-type="float" office:value="89.1913" calcext:value-type="float">
            <text:p>089.1913</text:p>
          </table:table-cell>
          <table:table-cell office:value-type="float" office:value="88.9295" calcext:value-type="float">
            <text:p>088.9295</text:p>
          </table:table-cell>
          <table:table-cell table:formula="of:=AVERAGE([.B121:.G121])" office:value-type="float" office:value="88.1280833333333" calcext:value-type="float">
            <text:p>088.1281</text:p>
          </table:table-cell>
          <table:table-cell table:formula="of:=STDEV([.B121:.H121])/SQRT(5)" office:value-type="float" office:value="0.0916739272882125" calcext:value-type="float">
            <text:p>000.091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3.1937" calcext:value-type="float">
            <text:p>073.1937</text:p>
          </table:table-cell>
          <table:table-cell office:value-type="float" office:value="73.1433" calcext:value-type="float">
            <text:p>073.1433</text:p>
          </table:table-cell>
          <table:table-cell office:value-type="float" office:value="73.2108" calcext:value-type="float">
            <text:p>073.2108</text:p>
          </table:table-cell>
          <table:table-cell office:value-type="float" office:value="71.8426" calcext:value-type="float">
            <text:p>071.8426</text:p>
          </table:table-cell>
          <table:table-cell office:value-type="float" office:value="73.8893" calcext:value-type="float">
            <text:p>073.8893</text:p>
          </table:table-cell>
          <table:table-cell office:value-type="float" office:value="72.9877" calcext:value-type="float">
            <text:p>072.9877</text:p>
          </table:table-cell>
          <table:table-cell table:formula="of:=AVERAGE([.B122:.G122])" office:value-type="float" office:value="73.0445666666667" calcext:value-type="float">
            <text:p>073.0446</text:p>
          </table:table-cell>
          <table:table-cell table:formula="of:=STDEV([.B122:.H122])/SQRT(5)" office:value-type="float" office:value="0.272100142921274" calcext:value-type="float">
            <text:p>000.2721</text:p>
          </table:table-cell>
        </table:table-row>
        <table:table-row table:style-name="ro1" table:number-rows-repeated="2">
          <table:table-cell table:number-columns-repeated="7"/>
          <table:table-cell table:style-name="ce3" table:number-columns-repeated="2"/>
        </table:table-row>
        <table:table-row table:style-name="ro1">
          <table:table-cell office:value-type="string" calcext:value-type="string">
            <text:p>#N=2048, 80 threads, 640 matrices, Fixed8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441" calcext:value-type="float">
            <text:p>1441.0000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Avrg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.3772" calcext:value-type="float">
            <text:p>028.3772</text:p>
          </table:table-cell>
          <table:table-cell office:value-type="float" office:value="29.8666" calcext:value-type="float">
            <text:p>029.8666</text:p>
          </table:table-cell>
          <table:table-cell office:value-type="float" office:value="35.8903" calcext:value-type="float">
            <text:p>035.8903</text:p>
          </table:table-cell>
          <table:table-cell office:value-type="float" office:value="35.8371" calcext:value-type="float">
            <text:p>035.8371</text:p>
          </table:table-cell>
          <table:table-cell office:value-type="float" office:value="35.903" calcext:value-type="float">
            <text:p>035.9030</text:p>
          </table:table-cell>
          <table:table-cell office:value-type="float" office:value="35.347" calcext:value-type="float">
            <text:p>035.3470</text:p>
          </table:table-cell>
          <table:table-cell table:formula="of:=AVERAGE([.B129:.G129])" office:value-type="float" office:value="33.5368666666667" calcext:value-type="float">
            <text:p>033.5369</text:p>
          </table:table-cell>
          <table:table-cell table:formula="of:=STDEV([.B129:.H129])/SQRT(5)" office:value-type="float" office:value="0.492543967185785" calcext:value-type="float">
            <text:p>000.49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5.1522" calcext:value-type="float">
            <text:p>085.1522</text:p>
          </table:table-cell>
          <table:table-cell office:value-type="float" office:value="80.6571" calcext:value-type="float">
            <text:p>080.6571</text:p>
          </table:table-cell>
          <table:table-cell office:value-type="float" office:value="80.0397" calcext:value-type="float">
            <text:p>080.0397</text:p>
          </table:table-cell>
          <table:table-cell office:value-type="float" office:value="86.179" calcext:value-type="float">
            <text:p>086.1790</text:p>
          </table:table-cell>
          <table:table-cell office:value-type="float" office:value="87.487" calcext:value-type="float">
            <text:p>087.4870</text:p>
          </table:table-cell>
          <table:table-cell office:value-type="float" office:value="82.8855" calcext:value-type="float">
            <text:p>082.8855</text:p>
          </table:table-cell>
          <table:table-cell table:formula="of:=AVERAGE([.B130:.G130])" office:value-type="float" office:value="83.7334166666667" calcext:value-type="float">
            <text:p>083.7334</text:p>
          </table:table-cell>
          <table:table-cell table:formula="of:=STDEV([.B130:.H130])/SQRT(5)" office:value-type="float" office:value="0.666403998295662" calcext:value-type="float">
            <text:p>000.66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2.707" calcext:value-type="float">
            <text:p>142.7070</text:p>
          </table:table-cell>
          <table:table-cell office:value-type="float" office:value="144.203" calcext:value-type="float">
            <text:p>144.2030</text:p>
          </table:table-cell>
          <table:table-cell office:value-type="float" office:value="140.184" calcext:value-type="float">
            <text:p>140.1840</text:p>
          </table:table-cell>
          <table:table-cell office:value-type="float" office:value="141.981" calcext:value-type="float">
            <text:p>141.9810</text:p>
          </table:table-cell>
          <table:table-cell office:value-type="float" office:value="140.678" calcext:value-type="float">
            <text:p>140.6780</text:p>
          </table:table-cell>
          <table:table-cell office:value-type="float" office:value="145.283" calcext:value-type="float">
            <text:p>145.2830</text:p>
          </table:table-cell>
          <table:table-cell table:formula="of:=AVERAGE([.B131:.G131])" office:value-type="float" office:value="142.506" calcext:value-type="float">
            <text:p>142.5060</text:p>
          </table:table-cell>
          <table:table-cell table:formula="of:=STDEV([.B131:.H131])/SQRT(5)" office:value-type="float" office:value="0.458717085225499" calcext:value-type="float">
            <text:p>000.45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7.396" calcext:value-type="float">
            <text:p>147.3960</text:p>
          </table:table-cell>
          <table:table-cell office:value-type="float" office:value="147.137" calcext:value-type="float">
            <text:p>147.1370</text:p>
          </table:table-cell>
          <table:table-cell office:value-type="float" office:value="151.951" calcext:value-type="float">
            <text:p>151.9510</text:p>
          </table:table-cell>
          <table:table-cell office:value-type="float" office:value="145.617" calcext:value-type="float">
            <text:p>145.6170</text:p>
          </table:table-cell>
          <table:table-cell office:value-type="float" office:value="148" calcext:value-type="float">
            <text:p>148.0000</text:p>
          </table:table-cell>
          <table:table-cell office:value-type="float" office:value="145.903" calcext:value-type="float">
            <text:p>145.9030</text:p>
          </table:table-cell>
          <table:table-cell table:formula="of:=AVERAGE([.B132:.G132])" office:value-type="float" office:value="147.667333333333" calcext:value-type="float">
            <text:p>147.6673</text:p>
          </table:table-cell>
          <table:table-cell table:formula="of:=STDEV([.B132:.H132])/SQRT(5)" office:value-type="float" office:value="1.05501949734485" calcext:value-type="float">
            <text:p>001.055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0.035" calcext:value-type="float">
            <text:p>160.0350</text:p>
          </table:table-cell>
          <table:table-cell office:value-type="float" office:value="165.85" calcext:value-type="float">
            <text:p>165.8500</text:p>
          </table:table-cell>
          <table:table-cell office:value-type="float" office:value="165.577" calcext:value-type="float">
            <text:p>165.5770</text:p>
          </table:table-cell>
          <table:table-cell office:value-type="float" office:value="159.494" calcext:value-type="float">
            <text:p>159.4940</text:p>
          </table:table-cell>
          <table:table-cell office:value-type="float" office:value="161.349" calcext:value-type="float">
            <text:p>161.3490</text:p>
          </table:table-cell>
          <table:table-cell office:value-type="float" office:value="166.157" calcext:value-type="float">
            <text:p>166.1570</text:p>
          </table:table-cell>
          <table:table-cell table:formula="of:=AVERAGE([.B133:.G133])" office:value-type="float" office:value="163.077" calcext:value-type="float">
            <text:p>163.0770</text:p>
          </table:table-cell>
          <table:table-cell table:formula="of:=STDEV([.B133:.H133])/SQRT(5)" office:value-type="float" office:value="1.01738409913202" calcext:value-type="float">
            <text:p>001.017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.988" calcext:value-type="float">
            <text:p>130.9880</text:p>
          </table:table-cell>
          <table:table-cell office:value-type="float" office:value="130.696" calcext:value-type="float">
            <text:p>130.6960</text:p>
          </table:table-cell>
          <table:table-cell office:value-type="float" office:value="125.424" calcext:value-type="float">
            <text:p>125.4240</text:p>
          </table:table-cell>
          <table:table-cell office:value-type="float" office:value="130.924" calcext:value-type="float">
            <text:p>130.9240</text:p>
          </table:table-cell>
          <table:table-cell office:value-type="float" office:value="125.813" calcext:value-type="float">
            <text:p>125.8130</text:p>
          </table:table-cell>
          <table:table-cell office:value-type="float" office:value="121.088" calcext:value-type="float">
            <text:p>121.0880</text:p>
          </table:table-cell>
          <table:table-cell table:formula="of:=AVERAGE([.B134:.G134])" office:value-type="float" office:value="127.488833333333" calcext:value-type="float">
            <text:p>127.4888</text:p>
          </table:table-cell>
          <table:table-cell table:formula="of:=STDEV([.B134:.H134])/SQRT(5)" office:value-type="float" office:value="1.65703627835295" calcext:value-type="float">
            <text:p>001.6570</text:p>
          </table:table-cell>
        </table:table-row>
        <table:table-row table:style-name="ro1">
          <table:table-cell/>
          <table:table-cell table:style-name="ce2" table:number-columns-repeated="8"/>
        </table:table-row>
        <table:table-row table:style-name="ro1">
          <table:table-cell/>
          <table:table-cell table:style-name="ce2" table:number-columns-repeated="8"/>
        </table:table-row>
      </table:table>
      <table:table table:name="symmetric_triangular_matrix-vector" table:style-name="ta1">
        <table:table-column table:style-name="co4" table:default-cell-style-name="Default"/>
        <table:table-column table:style-name="co2" table:number-columns-repeated="6" table:default-cell-style-name="ce3"/>
        <table:table-column table:style-name="co2" table:number-columns-repeated="2" table:default-cell-style-name="ce4"/>
        <table:table-row table:style-name="ro1">
          <table:table-cell office:value-type="string" calcext:value-type="string">
            <text:p>#N=447, 80 threads, 640 matrices, MKL reference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488" calcext:value-type="float">
            <text:p>488.0000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Avrg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/>
          <table:table-cell office:value-type="float" office:value="35.882" calcext:value-type="float">
            <text:p>035.8820</text:p>
          </table:table-cell>
          <table:table-cell office:value-type="float" office:value="35.9703" calcext:value-type="float">
            <text:p>035.9703</text:p>
          </table:table-cell>
          <table:table-cell office:value-type="float" office:value="35.1882" calcext:value-type="float">
            <text:p>035.1882</text:p>
          </table:table-cell>
          <table:table-cell office:value-type="float" office:value="36.0225" calcext:value-type="float">
            <text:p>036.0225</text:p>
          </table:table-cell>
          <table:table-cell office:value-type="float" office:value="29.9967" calcext:value-type="float">
            <text:p>029.9967</text:p>
          </table:table-cell>
          <table:table-cell office:value-type="float" office:value="35.9904" calcext:value-type="float">
            <text:p>035.9904</text:p>
          </table:table-cell>
          <table:table-cell table:formula="of:=AVERAGE([.B5:.G5])" office:value-type="float" office:value="34.8416833333333" calcext:value-type="float">
            <text:p>034.8417</text:p>
          </table:table-cell>
          <table:table-cell table:formula="of:=STDEV([.B5:.H5])/SQRT(5)" office:value-type="float" office:value="0.977477188622721" calcext:value-type="float">
            <text:p>000.9775</text:p>
          </table:table-cell>
        </table:table-row>
        <table:table-row table:style-name="ro1" table:number-rows-repeated="2">
          <table:table-cell table:number-columns-repeated="7"/>
          <table:table-cell table:style-name="ce3" table:number-columns-repeated="2"/>
        </table:table-row>
        <table:table-row table:style-name="ro1">
          <table:table-cell office:value-type="string" calcext:value-type="string">
            <text:p>#N=447, 80 threads, 640 matrices, FP64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488" calcext:value-type="float">
            <text:p>488.0000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Avrg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.6488" calcext:value-type="float">
            <text:p>032.6488</text:p>
          </table:table-cell>
          <table:table-cell office:value-type="float" office:value="33.7311" calcext:value-type="float">
            <text:p>033.7311</text:p>
          </table:table-cell>
          <table:table-cell office:value-type="float" office:value="32.6653" calcext:value-type="float">
            <text:p>032.6653</text:p>
          </table:table-cell>
          <table:table-cell office:value-type="float" office:value="39.9818" calcext:value-type="float">
            <text:p>039.9818</text:p>
          </table:table-cell>
          <table:table-cell office:value-type="float" office:value="34.9918" calcext:value-type="float">
            <text:p>034.9918</text:p>
          </table:table-cell>
          <table:table-cell office:value-type="float" office:value="39.9906" calcext:value-type="float">
            <text:p>039.9906</text:p>
          </table:table-cell>
          <table:table-cell table:formula="of:=AVERAGE([.B12:.G12])" office:value-type="float" office:value="35.6682333333333" calcext:value-type="float">
            <text:p>035.6682</text:p>
          </table:table-cell>
          <table:table-cell table:formula="of:=STDEV([.B12:.H12])/SQRT(5)" office:value-type="float" office:value="0.0314457248463307" calcext:value-type="float">
            <text:p>000.03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.0006" calcext:value-type="float">
            <text:p>047.0006</text:p>
          </table:table-cell>
          <table:table-cell office:value-type="float" office:value="50.3259" calcext:value-type="float">
            <text:p>050.3259</text:p>
          </table:table-cell>
          <table:table-cell office:value-type="float" office:value="51.8523" calcext:value-type="float">
            <text:p>051.8523</text:p>
          </table:table-cell>
          <table:table-cell office:value-type="float" office:value="50.0019" calcext:value-type="float">
            <text:p>050.0019</text:p>
          </table:table-cell>
          <table:table-cell office:value-type="float" office:value="43.6531" calcext:value-type="float">
            <text:p>043.6531</text:p>
          </table:table-cell>
          <table:table-cell office:value-type="float" office:value="50.2347" calcext:value-type="float">
            <text:p>050.2347</text:p>
          </table:table-cell>
          <table:table-cell table:formula="of:=AVERAGE([.B13:.G13])" office:value-type="float" office:value="48.84475" calcext:value-type="float">
            <text:p>048.8448</text:p>
          </table:table-cell>
          <table:table-cell table:formula="of:=STDEV([.B13:.H13])/SQRT(5)" office:value-type="float" office:value="0.110014413197141" calcext:value-type="float">
            <text:p>000.11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.3365" calcext:value-type="float">
            <text:p>050.3365</text:p>
          </table:table-cell>
          <table:table-cell office:value-type="float" office:value="50.3516" calcext:value-type="float">
            <text:p>050.3516</text:p>
          </table:table-cell>
          <table:table-cell office:value-type="float" office:value="50.5057" calcext:value-type="float">
            <text:p>050.5057</text:p>
          </table:table-cell>
          <table:table-cell office:value-type="float" office:value="50.5924" calcext:value-type="float">
            <text:p>050.5924</text:p>
          </table:table-cell>
          <table:table-cell office:value-type="float" office:value="50.9393" calcext:value-type="float">
            <text:p>050.9393</text:p>
          </table:table-cell>
          <table:table-cell office:value-type="float" office:value="50.1924" calcext:value-type="float">
            <text:p>050.1924</text:p>
          </table:table-cell>
          <table:table-cell table:formula="of:=AVERAGE([.B14:.G14])" office:value-type="float" office:value="50.4863166666667" calcext:value-type="float">
            <text:p>050.4863</text:p>
          </table:table-cell>
          <table:table-cell table:formula="of:=STDEV([.B14:.H14])/SQRT(5)" office:value-type="float" office:value="0.152026509566955" calcext:value-type="float">
            <text:p>000.15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.6198" calcext:value-type="float">
            <text:p>051.6198</text:p>
          </table:table-cell>
          <table:table-cell office:value-type="float" office:value="49.6699" calcext:value-type="float">
            <text:p>049.6699</text:p>
          </table:table-cell>
          <table:table-cell office:value-type="float" office:value="52.5633" calcext:value-type="float">
            <text:p>052.5633</text:p>
          </table:table-cell>
          <table:table-cell office:value-type="float" office:value="57.1363" calcext:value-type="float">
            <text:p>057.1363</text:p>
          </table:table-cell>
          <table:table-cell office:value-type="float" office:value="49.7889" calcext:value-type="float">
            <text:p>049.7889</text:p>
          </table:table-cell>
          <table:table-cell office:value-type="float" office:value="47.8108" calcext:value-type="float">
            <text:p>047.8108</text:p>
          </table:table-cell>
          <table:table-cell table:formula="of:=AVERAGE([.B15:.G15])" office:value-type="float" office:value="51.4315" calcext:value-type="float">
            <text:p>051.4315</text:p>
          </table:table-cell>
          <table:table-cell table:formula="of:=STDEV([.B15:.H15])/SQRT(5)" office:value-type="float" office:value="0.138282041294032" calcext:value-type="float">
            <text:p>000.138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.4671" calcext:value-type="float">
            <text:p>048.4671</text:p>
          </table:table-cell>
          <table:table-cell office:value-type="float" office:value="46.8172" calcext:value-type="float">
            <text:p>046.8172</text:p>
          </table:table-cell>
          <table:table-cell office:value-type="float" office:value="47.5881" calcext:value-type="float">
            <text:p>047.5881</text:p>
          </table:table-cell>
          <table:table-cell office:value-type="float" office:value="49.2766" calcext:value-type="float">
            <text:p>049.2766</text:p>
          </table:table-cell>
          <table:table-cell office:value-type="float" office:value="49.4253" calcext:value-type="float">
            <text:p>049.4253</text:p>
          </table:table-cell>
          <table:table-cell office:value-type="float" office:value="45.6558" calcext:value-type="float">
            <text:p>045.6558</text:p>
          </table:table-cell>
          <table:table-cell table:formula="of:=AVERAGE([.B16:.G16])" office:value-type="float" office:value="47.8716833333333" calcext:value-type="float">
            <text:p>047.8717</text:p>
          </table:table-cell>
          <table:table-cell table:formula="of:=STDEV([.B16:.H16])/SQRT(5)" office:value-type="float" office:value="0.140523824789014" calcext:value-type="float">
            <text:p>000.140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5.3555" calcext:value-type="float">
            <text:p>045.3555</text:p>
          </table:table-cell>
          <table:table-cell office:value-type="float" office:value="47.1404" calcext:value-type="float">
            <text:p>047.1404</text:p>
          </table:table-cell>
          <table:table-cell office:value-type="float" office:value="46.7014" calcext:value-type="float">
            <text:p>046.7014</text:p>
          </table:table-cell>
          <table:table-cell office:value-type="float" office:value="45.5033" calcext:value-type="float">
            <text:p>045.5033</text:p>
          </table:table-cell>
          <table:table-cell office:value-type="float" office:value="46.7227" calcext:value-type="float">
            <text:p>046.7227</text:p>
          </table:table-cell>
          <table:table-cell office:value-type="float" office:value="45.612" calcext:value-type="float">
            <text:p>045.6120</text:p>
          </table:table-cell>
          <table:table-cell table:formula="of:=AVERAGE([.B17:.G17])" office:value-type="float" office:value="46.17255" calcext:value-type="float">
            <text:p>046.1726</text:p>
          </table:table-cell>
          <table:table-cell table:formula="of:=STDEV([.B17:.H17])/SQRT(5)" office:value-type="float" office:value="0.313515737776165" calcext:value-type="float">
            <text:p>000.3135</text:p>
          </table:table-cell>
        </table:table-row>
        <table:table-row table:style-name="ro1" table:number-rows-repeated="2">
          <table:table-cell table:number-columns-repeated="7"/>
          <table:table-cell table:style-name="ce3" table:number-columns-repeated="2"/>
        </table:table-row>
        <table:table-row table:style-name="ro1">
          <table:table-cell office:value-type="string" calcext:value-type="string">
            <text:p>#N=447, 80 threads, 640 matrices, FP32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44" calcext:value-type="float">
            <text:p>244.0000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Avrg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.9724" calcext:value-type="float">
            <text:p>039.9724</text:p>
          </table:table-cell>
          <table:table-cell office:value-type="float" office:value="39.9394" calcext:value-type="float">
            <text:p>039.9394</text:p>
          </table:table-cell>
          <table:table-cell office:value-type="float" office:value="39.9899" calcext:value-type="float">
            <text:p>039.9899</text:p>
          </table:table-cell>
          <table:table-cell office:value-type="float" office:value="40.0105" calcext:value-type="float">
            <text:p>040.0105</text:p>
          </table:table-cell>
          <table:table-cell office:value-type="float" office:value="39.8833" calcext:value-type="float">
            <text:p>039.8833</text:p>
          </table:table-cell>
          <table:table-cell office:value-type="float" office:value="40.0081" calcext:value-type="float">
            <text:p>040.0081</text:p>
          </table:table-cell>
          <table:table-cell table:formula="of:=AVERAGE([.B24:.G24])" office:value-type="float" office:value="39.9672666666667" calcext:value-type="float">
            <text:p>039.9673</text:p>
          </table:table-cell>
          <table:table-cell table:formula="of:=STDEV([.B24:.H24])/SQRT(5)" office:value-type="float" office:value="0.598125432218582" calcext:value-type="float">
            <text:p>000.59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1.639" calcext:value-type="float">
            <text:p>091.6390</text:p>
          </table:table-cell>
          <table:table-cell office:value-type="float" office:value="91.1198" calcext:value-type="float">
            <text:p>091.1198</text:p>
          </table:table-cell>
          <table:table-cell office:value-type="float" office:value="91.4491" calcext:value-type="float">
            <text:p>091.4491</text:p>
          </table:table-cell>
          <table:table-cell office:value-type="float" office:value="91.485" calcext:value-type="float">
            <text:p>091.4850</text:p>
          </table:table-cell>
          <table:table-cell office:value-type="float" office:value="89.481" calcext:value-type="float">
            <text:p>089.4810</text:p>
          </table:table-cell>
          <table:table-cell office:value-type="float" office:value="93.0023" calcext:value-type="float">
            <text:p>093.0023</text:p>
          </table:table-cell>
          <table:table-cell table:formula="of:=AVERAGE([.B25:.G25])" office:value-type="float" office:value="91.3627" calcext:value-type="float">
            <text:p>091.3627</text:p>
          </table:table-cell>
          <table:table-cell table:formula="of:=STDEV([.B25:.H25])/SQRT(5)" office:value-type="float" office:value="0.0563223071063128" calcext:value-type="float">
            <text:p>000.05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1.2958" calcext:value-type="float">
            <text:p>091.2958</text:p>
          </table:table-cell>
          <table:table-cell office:value-type="float" office:value="93.883" calcext:value-type="float">
            <text:p>093.8830</text:p>
          </table:table-cell>
          <table:table-cell office:value-type="float" office:value="91.6194" calcext:value-type="float">
            <text:p>091.6194</text:p>
          </table:table-cell>
          <table:table-cell office:value-type="float" office:value="92.4039" calcext:value-type="float">
            <text:p>092.4039</text:p>
          </table:table-cell>
          <table:table-cell office:value-type="float" office:value="91.8469" calcext:value-type="float">
            <text:p>091.8469</text:p>
          </table:table-cell>
          <table:table-cell office:value-type="float" office:value="89.9688" calcext:value-type="float">
            <text:p>089.9688</text:p>
          </table:table-cell>
          <table:table-cell table:formula="of:=AVERAGE([.B26:.G26])" office:value-type="float" office:value="91.8363" calcext:value-type="float">
            <text:p>091.8363</text:p>
          </table:table-cell>
          <table:table-cell table:formula="of:=STDEV([.B26:.H26])/SQRT(5)" office:value-type="float" office:value="0.527193990861048" calcext:value-type="float">
            <text:p>000.52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0.3317" calcext:value-type="float">
            <text:p>090.3317</text:p>
          </table:table-cell>
          <table:table-cell office:value-type="float" office:value="94.6083" calcext:value-type="float">
            <text:p>094.6083</text:p>
          </table:table-cell>
          <table:table-cell office:value-type="float" office:value="91.6883" calcext:value-type="float">
            <text:p>091.6883</text:p>
          </table:table-cell>
          <table:table-cell office:value-type="float" office:value="91.5373" calcext:value-type="float">
            <text:p>091.5373</text:p>
          </table:table-cell>
          <table:table-cell office:value-type="float" office:value="94.8149" calcext:value-type="float">
            <text:p>094.8149</text:p>
          </table:table-cell>
          <table:table-cell office:value-type="float" office:value="92.1443" calcext:value-type="float">
            <text:p>092.1443</text:p>
          </table:table-cell>
          <table:table-cell table:formula="of:=AVERAGE([.B27:.G27])" office:value-type="float" office:value="92.5208" calcext:value-type="float">
            <text:p>092.5208</text:p>
          </table:table-cell>
          <table:table-cell table:formula="of:=STDEV([.B27:.H27])/SQRT(5)" office:value-type="float" office:value="0.598270465963719" calcext:value-type="float">
            <text:p>000.598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0.0202" calcext:value-type="float">
            <text:p>090.0202</text:p>
          </table:table-cell>
          <table:table-cell office:value-type="float" office:value="88.801" calcext:value-type="float">
            <text:p>088.8010</text:p>
          </table:table-cell>
          <table:table-cell office:value-type="float" office:value="89.4348" calcext:value-type="float">
            <text:p>089.4348</text:p>
          </table:table-cell>
          <table:table-cell office:value-type="float" office:value="88.6074" calcext:value-type="float">
            <text:p>088.6074</text:p>
          </table:table-cell>
          <table:table-cell office:value-type="float" office:value="89.9666" calcext:value-type="float">
            <text:p>089.9666</text:p>
          </table:table-cell>
          <table:table-cell office:value-type="float" office:value="88.4262" calcext:value-type="float">
            <text:p>088.4262</text:p>
          </table:table-cell>
          <table:table-cell table:formula="of:=AVERAGE([.B28:.G28])" office:value-type="float" office:value="89.2093666666667" calcext:value-type="float">
            <text:p>089.2094</text:p>
          </table:table-cell>
          <table:table-cell table:formula="of:=STDEV([.B28:.H28])/SQRT(5)" office:value-type="float" office:value="1.00485405264203" calcext:value-type="float">
            <text:p>001.004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9.1351" calcext:value-type="float">
            <text:p>079.1351</text:p>
          </table:table-cell>
          <table:table-cell office:value-type="float" office:value="80.2475" calcext:value-type="float">
            <text:p>080.2475</text:p>
          </table:table-cell>
          <table:table-cell office:value-type="float" office:value="78.2679" calcext:value-type="float">
            <text:p>078.2679</text:p>
          </table:table-cell>
          <table:table-cell office:value-type="float" office:value="81.1434" calcext:value-type="float">
            <text:p>081.1434</text:p>
          </table:table-cell>
          <table:table-cell office:value-type="float" office:value="77.3279" calcext:value-type="float">
            <text:p>077.3279</text:p>
          </table:table-cell>
          <table:table-cell office:value-type="float" office:value="79.3066" calcext:value-type="float">
            <text:p>079.3066</text:p>
          </table:table-cell>
          <table:table-cell table:formula="of:=AVERAGE([.B29:.G29])" office:value-type="float" office:value="79.2380666666667" calcext:value-type="float">
            <text:p>079.2381</text:p>
          </table:table-cell>
          <table:table-cell table:formula="of:=STDEV([.B29:.H29])/SQRT(5)" office:value-type="float" office:value="0.555413052701421" calcext:value-type="float">
            <text:p>000.5554</text:p>
          </table:table-cell>
        </table:table-row>
        <table:table-row table:style-name="ro1" table:number-rows-repeated="2">
          <table:table-cell table:number-columns-repeated="7"/>
          <table:table-cell table:style-name="ce3" table:number-columns-repeated="2"/>
        </table:table-row>
        <table:table-row table:style-name="ro1">
          <table:table-cell office:value-type="string" calcext:value-type="string">
            <text:p>#N=447, 80 threads, 640 matrices, BFLOAT16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22" calcext:value-type="float">
            <text:p>122.0000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Avrg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.3075" calcext:value-type="float">
            <text:p>038.3075</text:p>
          </table:table-cell>
          <table:table-cell office:value-type="float" office:value="38.1989" calcext:value-type="float">
            <text:p>038.1989</text:p>
          </table:table-cell>
          <table:table-cell office:value-type="float" office:value="38.3565" calcext:value-type="float">
            <text:p>038.3565</text:p>
          </table:table-cell>
          <table:table-cell office:value-type="float" office:value="40.2276" calcext:value-type="float">
            <text:p>040.2276</text:p>
          </table:table-cell>
          <table:table-cell office:value-type="float" office:value="40.2853" calcext:value-type="float">
            <text:p>040.2853</text:p>
          </table:table-cell>
          <table:table-cell office:value-type="float" office:value="37.6774" calcext:value-type="float">
            <text:p>037.6774</text:p>
          </table:table-cell>
          <table:table-cell table:formula="of:=AVERAGE([.B36:.G36])" office:value-type="float" office:value="38.8422" calcext:value-type="float">
            <text:p>038.8422</text:p>
          </table:table-cell>
          <table:table-cell table:formula="of:=STDEV([.B36:.H36])/SQRT(5)" office:value-type="float" office:value="0.45804924334981" calcext:value-type="float">
            <text:p>000.45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1.348" calcext:value-type="float">
            <text:p>111.3480</text:p>
          </table:table-cell>
          <table:table-cell office:value-type="float" office:value="111.261" calcext:value-type="float">
            <text:p>111.2610</text:p>
          </table:table-cell>
          <table:table-cell office:value-type="float" office:value="111.237" calcext:value-type="float">
            <text:p>111.2370</text:p>
          </table:table-cell>
          <table:table-cell office:value-type="float" office:value="111.518" calcext:value-type="float">
            <text:p>111.5180</text:p>
          </table:table-cell>
          <table:table-cell office:value-type="float" office:value="111.499" calcext:value-type="float">
            <text:p>111.4990</text:p>
          </table:table-cell>
          <table:table-cell office:value-type="float" office:value="111.528" calcext:value-type="float">
            <text:p>111.5280</text:p>
          </table:table-cell>
          <table:table-cell table:formula="of:=AVERAGE([.B37:.G37])" office:value-type="float" office:value="111.3985" calcext:value-type="float">
            <text:p>111.3985</text:p>
          </table:table-cell>
          <table:table-cell table:formula="of:=STDEV([.B37:.H37])/SQRT(5)" office:value-type="float" office:value="0.604107245813558" calcext:value-type="float">
            <text:p>000.60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.658" calcext:value-type="float">
            <text:p>200.6580</text:p>
          </table:table-cell>
          <table:table-cell office:value-type="float" office:value="200.545" calcext:value-type="float">
            <text:p>200.5450</text:p>
          </table:table-cell>
          <table:table-cell office:value-type="float" office:value="203.857" calcext:value-type="float">
            <text:p>203.8570</text:p>
          </table:table-cell>
          <table:table-cell office:value-type="float" office:value="204.199" calcext:value-type="float">
            <text:p>204.1990</text:p>
          </table:table-cell>
          <table:table-cell office:value-type="float" office:value="200.407" calcext:value-type="float">
            <text:p>200.4070</text:p>
          </table:table-cell>
          <table:table-cell office:value-type="float" office:value="200.526" calcext:value-type="float">
            <text:p>200.5260</text:p>
          </table:table-cell>
          <table:table-cell table:formula="of:=AVERAGE([.B38:.G38])" office:value-type="float" office:value="201.698666666667" calcext:value-type="float">
            <text:p>201.6987</text:p>
          </table:table-cell>
          <table:table-cell table:formula="of:=STDEV([.B38:.H38])/SQRT(5)" office:value-type="float" office:value="0.429966019329178" calcext:value-type="float">
            <text:p>000.43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7.629" calcext:value-type="float">
            <text:p>207.6290</text:p>
          </table:table-cell>
          <table:table-cell office:value-type="float" office:value="201.256" calcext:value-type="float">
            <text:p>201.2560</text:p>
          </table:table-cell>
          <table:table-cell office:value-type="float" office:value="198.077" calcext:value-type="float">
            <text:p>198.0770</text:p>
          </table:table-cell>
          <table:table-cell office:value-type="float" office:value="207.762" calcext:value-type="float">
            <text:p>207.7620</text:p>
          </table:table-cell>
          <table:table-cell office:value-type="float" office:value="201.813" calcext:value-type="float">
            <text:p>201.8130</text:p>
          </table:table-cell>
          <table:table-cell office:value-type="float" office:value="206.741" calcext:value-type="float">
            <text:p>206.7410</text:p>
          </table:table-cell>
          <table:table-cell table:formula="of:=AVERAGE([.B39:.G39])" office:value-type="float" office:value="203.879666666667" calcext:value-type="float">
            <text:p>203.8797</text:p>
          </table:table-cell>
          <table:table-cell table:formula="of:=STDEV([.B39:.H39])/SQRT(5)" office:value-type="float" office:value="0.490205988448848" calcext:value-type="float">
            <text:p>000.49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11.84" calcext:value-type="float">
            <text:p>211.8400</text:p>
          </table:table-cell>
          <table:table-cell office:value-type="float" office:value="210.135" calcext:value-type="float">
            <text:p>210.1350</text:p>
          </table:table-cell>
          <table:table-cell office:value-type="float" office:value="198.123" calcext:value-type="float">
            <text:p>198.1230</text:p>
          </table:table-cell>
          <table:table-cell office:value-type="float" office:value="199.312" calcext:value-type="float">
            <text:p>199.3120</text:p>
          </table:table-cell>
          <table:table-cell office:value-type="float" office:value="198.09" calcext:value-type="float">
            <text:p>198.0900</text:p>
          </table:table-cell>
          <table:table-cell office:value-type="float" office:value="199.981" calcext:value-type="float">
            <text:p>199.9810</text:p>
          </table:table-cell>
          <table:table-cell table:formula="of:=AVERAGE([.B40:.G40])" office:value-type="float" office:value="202.9135" calcext:value-type="float">
            <text:p>202.9135</text:p>
          </table:table-cell>
          <table:table-cell table:formula="of:=STDEV([.B40:.H40])/SQRT(5)" office:value-type="float" office:value="0.444155484537166" calcext:value-type="float">
            <text:p>000.444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5.588" calcext:value-type="float">
            <text:p>155.5880</text:p>
          </table:table-cell>
          <table:table-cell office:value-type="float" office:value="170.164" calcext:value-type="float">
            <text:p>170.1640</text:p>
          </table:table-cell>
          <table:table-cell office:value-type="float" office:value="171.404" calcext:value-type="float">
            <text:p>171.4040</text:p>
          </table:table-cell>
          <table:table-cell office:value-type="float" office:value="157.718" calcext:value-type="float">
            <text:p>157.7180</text:p>
          </table:table-cell>
          <table:table-cell office:value-type="float" office:value="155.417" calcext:value-type="float">
            <text:p>155.4170</text:p>
          </table:table-cell>
          <table:table-cell office:value-type="float" office:value="169.107" calcext:value-type="float">
            <text:p>169.1070</text:p>
          </table:table-cell>
          <table:table-cell table:formula="of:=AVERAGE([.B41:.G41])" office:value-type="float" office:value="163.233" calcext:value-type="float">
            <text:p>163.2330</text:p>
          </table:table-cell>
          <table:table-cell table:formula="of:=STDEV([.B41:.H41])/SQRT(5)" office:value-type="float" office:value="3.15836974825093" calcext:value-type="float">
            <text:p>003.1584</text:p>
          </table:table-cell>
        </table:table-row>
        <table:table-row table:style-name="ro1" table:number-rows-repeated="2">
          <table:table-cell table:number-columns-repeated="7"/>
          <table:table-cell table:style-name="ce3" table:number-columns-repeated="2"/>
        </table:table-row>
        <table:table-row table:style-name="ro1">
          <table:table-cell office:value-type="string" calcext:value-type="string">
            <text:p>#N=447, 80 threads, 640 matrices, Fixed16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30" calcext:value-type="float">
            <text:p>130.0000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Avrg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.9781" calcext:value-type="float">
            <text:p>039.9781</text:p>
          </table:table-cell>
          <table:table-cell office:value-type="float" office:value="39.9669" calcext:value-type="float">
            <text:p>039.9669</text:p>
          </table:table-cell>
          <table:table-cell office:value-type="float" office:value="39.9718" calcext:value-type="float">
            <text:p>039.9718</text:p>
          </table:table-cell>
          <table:table-cell office:value-type="float" office:value="39.9611" calcext:value-type="float">
            <text:p>039.9611</text:p>
          </table:table-cell>
          <table:table-cell office:value-type="float" office:value="39.9899" calcext:value-type="float">
            <text:p>039.9899</text:p>
          </table:table-cell>
          <table:table-cell office:value-type="float" office:value="39.9449" calcext:value-type="float">
            <text:p>039.9449</text:p>
          </table:table-cell>
          <table:table-cell table:formula="of:=AVERAGE([.B48:.G48])" office:value-type="float" office:value="39.9687833333333" calcext:value-type="float">
            <text:p>039.9688</text:p>
          </table:table-cell>
          <table:table-cell table:formula="of:=STDEV([.B48:.H48])/SQRT(5)" office:value-type="float" office:value="0.709302580826171" calcext:value-type="float">
            <text:p>000.70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0.9282" calcext:value-type="float">
            <text:p>110.9282</text:p>
          </table:table-cell>
          <table:table-cell office:value-type="float" office:value="109.055" calcext:value-type="float">
            <text:p>109.0550</text:p>
          </table:table-cell>
          <table:table-cell office:value-type="float" office:value="108.999" calcext:value-type="float">
            <text:p>108.9990</text:p>
          </table:table-cell>
          <table:table-cell office:value-type="float" office:value="109.107" calcext:value-type="float">
            <text:p>109.1070</text:p>
          </table:table-cell>
          <table:table-cell office:value-type="float" office:value="108.79" calcext:value-type="float">
            <text:p>108.7900</text:p>
          </table:table-cell>
          <table:table-cell office:value-type="float" office:value="107.764" calcext:value-type="float">
            <text:p>107.7640</text:p>
          </table:table-cell>
          <table:table-cell table:formula="of:=AVERAGE([.B49:.G49])" office:value-type="float" office:value="109.1072" calcext:value-type="float">
            <text:p>109.1072</text:p>
          </table:table-cell>
          <table:table-cell table:formula="of:=STDEV([.B49:.H49])/SQRT(5)" office:value-type="float" office:value="0.0474626759792494" calcext:value-type="float">
            <text:p>000.04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9.4115" calcext:value-type="float">
            <text:p>199.4115</text:p>
          </table:table-cell>
          <table:table-cell office:value-type="float" office:value="201.638" calcext:value-type="float">
            <text:p>201.6380</text:p>
          </table:table-cell>
          <table:table-cell office:value-type="float" office:value="200.906" calcext:value-type="float">
            <text:p>200.9060</text:p>
          </table:table-cell>
          <table:table-cell office:value-type="float" office:value="201.574" calcext:value-type="float">
            <text:p>201.5740</text:p>
          </table:table-cell>
          <table:table-cell office:value-type="float" office:value="197.677" calcext:value-type="float">
            <text:p>197.6770</text:p>
          </table:table-cell>
          <table:table-cell office:value-type="float" office:value="197.769" calcext:value-type="float">
            <text:p>197.7690</text:p>
          </table:table-cell>
          <table:table-cell table:formula="of:=AVERAGE([.B50:.G50])" office:value-type="float" office:value="199.82925" calcext:value-type="float">
            <text:p>199.8293</text:p>
          </table:table-cell>
          <table:table-cell table:formula="of:=STDEV([.B50:.H50])/SQRT(5)" office:value-type="float" office:value="0.266756536939584" calcext:value-type="float">
            <text:p>000.266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9.731" calcext:value-type="float">
            <text:p>199.7310</text:p>
          </table:table-cell>
          <table:table-cell office:value-type="float" office:value="204.506" calcext:value-type="float">
            <text:p>204.5060</text:p>
          </table:table-cell>
          <table:table-cell office:value-type="float" office:value="204.199" calcext:value-type="float">
            <text:p>204.1990</text:p>
          </table:table-cell>
          <table:table-cell office:value-type="float" office:value="202.0014" calcext:value-type="float">
            <text:p>202.0014</text:p>
          </table:table-cell>
          <table:table-cell office:value-type="float" office:value="199.3993" calcext:value-type="float">
            <text:p>199.3993</text:p>
          </table:table-cell>
          <table:table-cell office:value-type="float" office:value="204.701" calcext:value-type="float">
            <text:p>204.7010</text:p>
          </table:table-cell>
          <table:table-cell table:formula="of:=AVERAGE([.B51:.G51])" office:value-type="float" office:value="202.42295" calcext:value-type="float">
            <text:p>202.4230</text:p>
          </table:table-cell>
          <table:table-cell table:formula="of:=STDEV([.B51:.H51])/SQRT(5)" office:value-type="float" office:value="0.145815960870013" calcext:value-type="float">
            <text:p>000.145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9.654" calcext:value-type="float">
            <text:p>209.6540</text:p>
          </table:table-cell>
          <table:table-cell office:value-type="float" office:value="207.525" calcext:value-type="float">
            <text:p>207.5250</text:p>
          </table:table-cell>
          <table:table-cell office:value-type="float" office:value="201.2778" calcext:value-type="float">
            <text:p>201.2778</text:p>
          </table:table-cell>
          <table:table-cell office:value-type="float" office:value="200.783" calcext:value-type="float">
            <text:p>200.7830</text:p>
          </table:table-cell>
          <table:table-cell office:value-type="float" office:value="197.162" calcext:value-type="float">
            <text:p>197.1620</text:p>
          </table:table-cell>
          <table:table-cell office:value-type="float" office:value="197.419" calcext:value-type="float">
            <text:p>197.4190</text:p>
          </table:table-cell>
          <table:table-cell table:formula="of:=AVERAGE([.B52:.G52])" office:value-type="float" office:value="202.303466666667" calcext:value-type="float">
            <text:p>202.3035</text:p>
          </table:table-cell>
          <table:table-cell table:formula="of:=STDEV([.B52:.H52])/SQRT(5)" office:value-type="float" office:value="0.207342028220686" calcext:value-type="float">
            <text:p>000.207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5.8259" calcext:value-type="float">
            <text:p>165.8259</text:p>
          </table:table-cell>
          <table:table-cell office:value-type="float" office:value="164.4855" calcext:value-type="float">
            <text:p>164.4855</text:p>
          </table:table-cell>
          <table:table-cell office:value-type="float" office:value="162.7789" calcext:value-type="float">
            <text:p>162.7789</text:p>
          </table:table-cell>
          <table:table-cell office:value-type="float" office:value="161.137" calcext:value-type="float">
            <text:p>161.1370</text:p>
          </table:table-cell>
          <table:table-cell office:value-type="float" office:value="170.573" calcext:value-type="float">
            <text:p>170.5730</text:p>
          </table:table-cell>
          <table:table-cell office:value-type="float" office:value="155.289" calcext:value-type="float">
            <text:p>155.2890</text:p>
          </table:table-cell>
          <table:table-cell table:formula="of:=AVERAGE([.B53:.G53])" office:value-type="float" office:value="163.348216666667" calcext:value-type="float">
            <text:p>163.3482</text:p>
          </table:table-cell>
          <table:table-cell table:formula="of:=STDEV([.B53:.H53])/SQRT(5)" office:value-type="float" office:value="2.08001920013842" calcext:value-type="float">
            <text:p>002.0800</text:p>
          </table:table-cell>
        </table:table-row>
        <table:table-row table:style-name="ro1" table:number-rows-repeated="2">
          <table:table-cell table:number-columns-repeated="7"/>
          <table:table-cell table:style-name="ce3" table:number-columns-repeated="2"/>
        </table:table-row>
        <table:table-row table:style-name="ro1">
          <table:table-cell office:value-type="string" calcext:value-type="string">
            <text:p>#N=447, 80 threads, 640 matrices, Fixed8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68" calcext:value-type="float">
            <text:p>068.0000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Avrg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.6046" calcext:value-type="float">
            <text:p>040.6046</text:p>
          </table:table-cell>
          <table:table-cell office:value-type="float" office:value="40.6141" calcext:value-type="float">
            <text:p>040.6141</text:p>
          </table:table-cell>
          <table:table-cell office:value-type="float" office:value="40.6014" calcext:value-type="float">
            <text:p>040.6014</text:p>
          </table:table-cell>
          <table:table-cell office:value-type="float" office:value="40.5987" calcext:value-type="float">
            <text:p>040.5987</text:p>
          </table:table-cell>
          <table:table-cell office:value-type="float" office:value="40.5903" calcext:value-type="float">
            <text:p>040.5903</text:p>
          </table:table-cell>
          <table:table-cell office:value-type="float" office:value="40.5961" calcext:value-type="float">
            <text:p>040.5961</text:p>
          </table:table-cell>
          <table:table-cell table:formula="of:=AVERAGE([.B60:.G60])" office:value-type="float" office:value="40.6008666666667" calcext:value-type="float">
            <text:p>040.6009</text:p>
          </table:table-cell>
          <table:table-cell table:formula="of:=STDEV([.B60:.H60])/SQRT(5)" office:value-type="float" office:value="0.584300118470333" calcext:value-type="float">
            <text:p>000.58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4.529" calcext:value-type="float">
            <text:p>114.5290</text:p>
          </table:table-cell>
          <table:table-cell office:value-type="float" office:value="113.639" calcext:value-type="float">
            <text:p>113.6390</text:p>
          </table:table-cell>
          <table:table-cell office:value-type="float" office:value="114.483" calcext:value-type="float">
            <text:p>114.4830</text:p>
          </table:table-cell>
          <table:table-cell office:value-type="float" office:value="114.735" calcext:value-type="float">
            <text:p>114.7350</text:p>
          </table:table-cell>
          <table:table-cell office:value-type="float" office:value="114.57" calcext:value-type="float">
            <text:p>114.5700</text:p>
          </table:table-cell>
          <table:table-cell office:value-type="float" office:value="114.515" calcext:value-type="float">
            <text:p>114.5150</text:p>
          </table:table-cell>
          <table:table-cell table:formula="of:=AVERAGE([.B61:.G61])" office:value-type="float" office:value="114.411833333333" calcext:value-type="float">
            <text:p>114.4118</text:p>
          </table:table-cell>
          <table:table-cell table:formula="of:=STDEV([.B61:.H61])/SQRT(5)" office:value-type="float" office:value="0.673398676697378" calcext:value-type="float">
            <text:p>000.67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5.176" calcext:value-type="float">
            <text:p>225.1760</text:p>
          </table:table-cell>
          <table:table-cell office:value-type="float" office:value="228.272" calcext:value-type="float">
            <text:p>228.2720</text:p>
          </table:table-cell>
          <table:table-cell office:value-type="float" office:value="228.291" calcext:value-type="float">
            <text:p>228.2910</text:p>
          </table:table-cell>
          <table:table-cell office:value-type="float" office:value="224.681" calcext:value-type="float">
            <text:p>224.6810</text:p>
          </table:table-cell>
          <table:table-cell office:value-type="float" office:value="227.362" calcext:value-type="float">
            <text:p>227.3620</text:p>
          </table:table-cell>
          <table:table-cell office:value-type="float" office:value="224.366" calcext:value-type="float">
            <text:p>224.3660</text:p>
          </table:table-cell>
          <table:table-cell table:formula="of:=AVERAGE([.B62:.G62])" office:value-type="float" office:value="226.358" calcext:value-type="float">
            <text:p>226.3580</text:p>
          </table:table-cell>
          <table:table-cell table:formula="of:=STDEV([.B62:.H62])/SQRT(5)" office:value-type="float" office:value="0.575346953295717" calcext:value-type="float">
            <text:p>000.57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4.94" calcext:value-type="float">
            <text:p>224.9400</text:p>
          </table:table-cell>
          <table:table-cell office:value-type="float" office:value="223.427" calcext:value-type="float">
            <text:p>223.4270</text:p>
          </table:table-cell>
          <table:table-cell office:value-type="float" office:value="224.78" calcext:value-type="float">
            <text:p>224.7800</text:p>
          </table:table-cell>
          <table:table-cell office:value-type="float" office:value="225.493" calcext:value-type="float">
            <text:p>225.4930</text:p>
          </table:table-cell>
          <table:table-cell office:value-type="float" office:value="224.563" calcext:value-type="float">
            <text:p>224.5630</text:p>
          </table:table-cell>
          <table:table-cell office:value-type="float" office:value="225.493" calcext:value-type="float">
            <text:p>225.4930</text:p>
          </table:table-cell>
          <table:table-cell table:formula="of:=AVERAGE([.B63:.G63])" office:value-type="float" office:value="224.782666666667" calcext:value-type="float">
            <text:p>224.7827</text:p>
          </table:table-cell>
          <table:table-cell table:formula="of:=STDEV([.B63:.H63])/SQRT(5)" office:value-type="float" office:value="0.387478314805414" calcext:value-type="float">
            <text:p>000.38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43.092" calcext:value-type="float">
            <text:p>243.0920</text:p>
          </table:table-cell>
          <table:table-cell office:value-type="float" office:value="242.905" calcext:value-type="float">
            <text:p>242.9050</text:p>
          </table:table-cell>
          <table:table-cell office:value-type="float" office:value="238.1667" calcext:value-type="float">
            <text:p>238.1667</text:p>
          </table:table-cell>
          <table:table-cell office:value-type="float" office:value="242.905" calcext:value-type="float">
            <text:p>242.9050</text:p>
          </table:table-cell>
          <table:table-cell office:value-type="float" office:value="242.767" calcext:value-type="float">
            <text:p>242.7670</text:p>
          </table:table-cell>
          <table:table-cell office:value-type="float" office:value="243.302" calcext:value-type="float">
            <text:p>243.3020</text:p>
          </table:table-cell>
          <table:table-cell table:formula="of:=AVERAGE([.B64:.G64])" office:value-type="float" office:value="242.189616666667" calcext:value-type="float">
            <text:p>242.1896</text:p>
          </table:table-cell>
          <table:table-cell table:formula="of:=STDEV([.B64:.H64])/SQRT(5)" office:value-type="float" office:value="0.62714694804682" calcext:value-type="float">
            <text:p>000.627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33.717" calcext:value-type="float">
            <text:p>233.7170</text:p>
          </table:table-cell>
          <table:table-cell office:value-type="float" office:value="235.653" calcext:value-type="float">
            <text:p>235.6530</text:p>
          </table:table-cell>
          <table:table-cell office:value-type="float" office:value="237.668" calcext:value-type="float">
            <text:p>237.6680</text:p>
          </table:table-cell>
          <table:table-cell office:value-type="float" office:value="239.339" calcext:value-type="float">
            <text:p>239.3390</text:p>
          </table:table-cell>
          <table:table-cell office:value-type="float" office:value="234.335" calcext:value-type="float">
            <text:p>234.3350</text:p>
          </table:table-cell>
          <table:table-cell office:value-type="float" office:value="234.034" calcext:value-type="float">
            <text:p>234.0340</text:p>
          </table:table-cell>
          <table:table-cell table:formula="of:=AVERAGE([.B65:.G65])" office:value-type="float" office:value="235.791" calcext:value-type="float">
            <text:p>235.7910</text:p>
          </table:table-cell>
          <table:table-cell table:formula="of:=STDEV([.B65:.H65])/SQRT(5)" office:value-type="float" office:value="0.924462690792152" calcext:value-type="float">
            <text:p>000.9245</text:p>
          </table:table-cell>
        </table:table-row>
        <table:table-row table:style-name="ro1" table:number-rows-repeated="4">
          <table:table-cell table:number-columns-repeated="7"/>
          <table:table-cell table:style-name="ce3" table:number-columns-repeated="2"/>
        </table:table-row>
        <table:table-row table:style-name="ro1">
          <table:table-cell office:value-type="string" calcext:value-type="string">
            <text:p>#N=2048, 80 threads, 640 matrices, MKL reference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0245" calcext:value-type="float">
            <text:p>10245.0000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Avrg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/>
          <table:table-cell office:value-type="float" office:value="32.3185" calcext:value-type="float">
            <text:p>032.3185</text:p>
          </table:table-cell>
          <table:table-cell office:value-type="float" office:value="30.643" calcext:value-type="float">
            <text:p>030.6430</text:p>
          </table:table-cell>
          <table:table-cell office:value-type="float" office:value="34.6916" calcext:value-type="float">
            <text:p>034.6916</text:p>
          </table:table-cell>
          <table:table-cell office:value-type="float" office:value="38.8657" calcext:value-type="float">
            <text:p>038.8657</text:p>
          </table:table-cell>
          <table:table-cell office:value-type="float" office:value="29.0281" calcext:value-type="float">
            <text:p>029.0281</text:p>
          </table:table-cell>
          <table:table-cell office:value-type="float" office:value="34.4574" calcext:value-type="float">
            <text:p>034.4574</text:p>
          </table:table-cell>
          <table:table-cell table:formula="of:=AVERAGE([.B74:.G74])" office:value-type="float" office:value="33.33405" calcext:value-type="float">
            <text:p>033.3341</text:p>
          </table:table-cell>
          <table:table-cell table:formula="of:=STDEV([.B74:.H74])/SQRT(5)" office:value-type="float" office:value="1.42030872530118" calcext:value-type="float">
            <text:p>001.4203</text:p>
          </table:table-cell>
        </table:table-row>
        <table:table-row table:style-name="ro1" table:number-rows-repeated="2">
          <table:table-cell table:number-columns-repeated="7"/>
          <table:table-cell table:style-name="ce3" table:number-columns-repeated="2"/>
        </table:table-row>
        <table:table-row table:style-name="ro1">
          <table:table-cell office:value-type="string" calcext:value-type="string">
            <text:p>#N=2048, 80 threads, 640 matrices, FP64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0245" calcext:value-type="float">
            <text:p>10245.0000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Avrg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.1489" calcext:value-type="float">
            <text:p>035.1489</text:p>
          </table:table-cell>
          <table:table-cell office:value-type="float" office:value="35.0885" calcext:value-type="float">
            <text:p>035.0885</text:p>
          </table:table-cell>
          <table:table-cell office:value-type="float" office:value="35.7847" calcext:value-type="float">
            <text:p>035.7847</text:p>
          </table:table-cell>
          <table:table-cell office:value-type="float" office:value="35.4891" calcext:value-type="float">
            <text:p>035.4891</text:p>
          </table:table-cell>
          <table:table-cell office:value-type="float" office:value="36.0308" calcext:value-type="float">
            <text:p>036.0308</text:p>
          </table:table-cell>
          <table:table-cell office:value-type="float" office:value="35.8325" calcext:value-type="float">
            <text:p>035.8325</text:p>
          </table:table-cell>
          <table:table-cell table:formula="of:=AVERAGE([.B81:.G81])" office:value-type="float" office:value="35.5624166666667" calcext:value-type="float">
            <text:p>035.5624</text:p>
          </table:table-cell>
          <table:table-cell table:formula="of:=STDEV([.B81:.H81])/SQRT(5)" office:value-type="float" office:value="0.405357708217213" calcext:value-type="float">
            <text:p>000.40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.6036" calcext:value-type="float">
            <text:p>037.6036</text:p>
          </table:table-cell>
          <table:table-cell office:value-type="float" office:value="37.6833" calcext:value-type="float">
            <text:p>037.6833</text:p>
          </table:table-cell>
          <table:table-cell office:value-type="float" office:value="36.412" calcext:value-type="float">
            <text:p>036.4120</text:p>
          </table:table-cell>
          <table:table-cell office:value-type="float" office:value="36.6852" calcext:value-type="float">
            <text:p>036.6852</text:p>
          </table:table-cell>
          <table:table-cell office:value-type="float" office:value="36.6106" calcext:value-type="float">
            <text:p>036.6106</text:p>
          </table:table-cell>
          <table:table-cell office:value-type="float" office:value="36.7408" calcext:value-type="float">
            <text:p>036.7408</text:p>
          </table:table-cell>
          <table:table-cell table:formula="of:=AVERAGE([.B82:.G82])" office:value-type="float" office:value="36.9559166666667" calcext:value-type="float">
            <text:p>036.9559</text:p>
          </table:table-cell>
          <table:table-cell table:formula="of:=STDEV([.B82:.H82])/SQRT(5)" office:value-type="float" office:value="0.356716916397925" calcext:value-type="float">
            <text:p>000.35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.1824" calcext:value-type="float">
            <text:p>038.1824</text:p>
          </table:table-cell>
          <table:table-cell office:value-type="float" office:value="40.3921" calcext:value-type="float">
            <text:p>040.3921</text:p>
          </table:table-cell>
          <table:table-cell office:value-type="float" office:value="37.699" calcext:value-type="float">
            <text:p>037.6990</text:p>
          </table:table-cell>
          <table:table-cell office:value-type="float" office:value="37.6352" calcext:value-type="float">
            <text:p>037.6352</text:p>
          </table:table-cell>
          <table:table-cell office:value-type="float" office:value="37.6535" calcext:value-type="float">
            <text:p>037.6535</text:p>
          </table:table-cell>
          <table:table-cell office:value-type="float" office:value="37.7747" calcext:value-type="float">
            <text:p>037.7747</text:p>
          </table:table-cell>
          <table:table-cell table:formula="of:=AVERAGE([.B83:.G83])" office:value-type="float" office:value="38.2228166666667" calcext:value-type="float">
            <text:p>038.2228</text:p>
          </table:table-cell>
          <table:table-cell table:formula="of:=STDEV([.B83:.H83])/SQRT(5)" office:value-type="float" office:value="0.283763134497771" calcext:value-type="float">
            <text:p>000.28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.7436" calcext:value-type="float">
            <text:p>037.7436</text:p>
          </table:table-cell>
          <table:table-cell office:value-type="float" office:value="38.5073" calcext:value-type="float">
            <text:p>038.5073</text:p>
          </table:table-cell>
          <table:table-cell office:value-type="float" office:value="37.5103" calcext:value-type="float">
            <text:p>037.5103</text:p>
          </table:table-cell>
          <table:table-cell office:value-type="float" office:value="38.2304" calcext:value-type="float">
            <text:p>038.2304</text:p>
          </table:table-cell>
          <table:table-cell office:value-type="float" office:value="37.7519" calcext:value-type="float">
            <text:p>037.7519</text:p>
          </table:table-cell>
          <table:table-cell office:value-type="float" office:value="37.5265" calcext:value-type="float">
            <text:p>037.5265</text:p>
          </table:table-cell>
          <table:table-cell table:formula="of:=AVERAGE([.B84:.G84])" office:value-type="float" office:value="37.8783333333333" calcext:value-type="float">
            <text:p>037.8783</text:p>
          </table:table-cell>
          <table:table-cell table:formula="of:=STDEV([.B84:.H84])/SQRT(5)" office:value-type="float" office:value="0.178530054737135" calcext:value-type="float">
            <text:p>000.178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7.9532" calcext:value-type="float">
            <text:p>037.9532</text:p>
          </table:table-cell>
          <table:table-cell office:value-type="float" office:value="36.3827" calcext:value-type="float">
            <text:p>036.3827</text:p>
          </table:table-cell>
          <table:table-cell office:value-type="float" office:value="36.4332" calcext:value-type="float">
            <text:p>036.4332</text:p>
          </table:table-cell>
          <table:table-cell office:value-type="float" office:value="40.9284" calcext:value-type="float">
            <text:p>040.9284</text:p>
          </table:table-cell>
          <table:table-cell office:value-type="float" office:value="36.4634" calcext:value-type="float">
            <text:p>036.4634</text:p>
          </table:table-cell>
          <table:table-cell office:value-type="float" office:value="36.4211" calcext:value-type="float">
            <text:p>036.4211</text:p>
          </table:table-cell>
          <table:table-cell table:formula="of:=AVERAGE([.B85:.G85])" office:value-type="float" office:value="37.4303333333333" calcext:value-type="float">
            <text:p>037.4303</text:p>
          </table:table-cell>
          <table:table-cell table:formula="of:=STDEV([.B85:.H85])/SQRT(5)" office:value-type="float" office:value="0.322013729952277" calcext:value-type="float">
            <text:p>000.322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8.2416" calcext:value-type="float">
            <text:p>038.2416</text:p>
          </table:table-cell>
          <table:table-cell office:value-type="float" office:value="38.2843" calcext:value-type="float">
            <text:p>038.2843</text:p>
          </table:table-cell>
          <table:table-cell office:value-type="float" office:value="38.2377" calcext:value-type="float">
            <text:p>038.2377</text:p>
          </table:table-cell>
          <table:table-cell office:value-type="float" office:value="38.2524" calcext:value-type="float">
            <text:p>038.2524</text:p>
          </table:table-cell>
          <table:table-cell office:value-type="float" office:value="38.2295" calcext:value-type="float">
            <text:p>038.2295</text:p>
          </table:table-cell>
          <table:table-cell office:value-type="float" office:value="38.4846" calcext:value-type="float">
            <text:p>038.4846</text:p>
          </table:table-cell>
          <table:table-cell table:formula="of:=AVERAGE([.B86:.G86])" office:value-type="float" office:value="38.28835" calcext:value-type="float">
            <text:p>038.2884</text:p>
          </table:table-cell>
          <table:table-cell table:formula="of:=STDEV([.B86:.H86])/SQRT(5)" office:value-type="float" office:value="0.0400154865854044" calcext:value-type="float">
            <text:p>000.0400</text:p>
          </table:table-cell>
        </table:table-row>
        <table:table-row table:style-name="ro1" table:number-rows-repeated="2">
          <table:table-cell table:number-columns-repeated="7"/>
          <table:table-cell table:style-name="ce3" table:number-columns-repeated="2"/>
        </table:table-row>
        <table:table-row table:style-name="ro1">
          <table:table-cell office:value-type="string" calcext:value-type="string">
            <text:p>#N=2048, 80 threads, 640 matrices, FP32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5122" calcext:value-type="float">
            <text:p>5122.0000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Avrg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.6501" calcext:value-type="float">
            <text:p>040.6501</text:p>
          </table:table-cell>
          <table:table-cell office:value-type="float" office:value="40.6196" calcext:value-type="float">
            <text:p>040.6196</text:p>
          </table:table-cell>
          <table:table-cell office:value-type="float" office:value="40.6271" calcext:value-type="float">
            <text:p>040.6271</text:p>
          </table:table-cell>
          <table:table-cell office:value-type="float" office:value="40.61" calcext:value-type="float">
            <text:p>040.6100</text:p>
          </table:table-cell>
          <table:table-cell office:value-type="float" office:value="40.5969" calcext:value-type="float">
            <text:p>040.5969</text:p>
          </table:table-cell>
          <table:table-cell office:value-type="float" office:value="40.6307" calcext:value-type="float">
            <text:p>040.6307</text:p>
          </table:table-cell>
          <table:table-cell table:formula="of:=AVERAGE([.B93:.G93])" office:value-type="float" office:value="40.6224" calcext:value-type="float">
            <text:p>040.6224</text:p>
          </table:table-cell>
          <table:table-cell table:formula="of:=STDEV([.B93:.H93])/SQRT(5)" office:value-type="float" office:value="0.0822470830283155" calcext:value-type="float">
            <text:p>000.08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4.4612" calcext:value-type="float">
            <text:p>084.4612</text:p>
          </table:table-cell>
          <table:table-cell office:value-type="float" office:value="83.4367" calcext:value-type="float">
            <text:p>083.4367</text:p>
          </table:table-cell>
          <table:table-cell office:value-type="float" office:value="83.9081" calcext:value-type="float">
            <text:p>083.9081</text:p>
          </table:table-cell>
          <table:table-cell office:value-type="float" office:value="81.5033" calcext:value-type="float">
            <text:p>081.5033</text:p>
          </table:table-cell>
          <table:table-cell office:value-type="float" office:value="77.3655" calcext:value-type="float">
            <text:p>077.3655</text:p>
          </table:table-cell>
          <table:table-cell office:value-type="float" office:value="82.0202" calcext:value-type="float">
            <text:p>082.0202</text:p>
          </table:table-cell>
          <table:table-cell table:formula="of:=AVERAGE([.B94:.G94])" office:value-type="float" office:value="82.1158333333333" calcext:value-type="float">
            <text:p>082.1158</text:p>
          </table:table-cell>
          <table:table-cell table:formula="of:=STDEV([.B94:.H94])/SQRT(5)" office:value-type="float" office:value="0.283234541208048" calcext:value-type="float">
            <text:p>000.28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.9858" calcext:value-type="float">
            <text:p>081.9858</text:p>
          </table:table-cell>
          <table:table-cell office:value-type="float" office:value="82.4091" calcext:value-type="float">
            <text:p>082.4091</text:p>
          </table:table-cell>
          <table:table-cell office:value-type="float" office:value="79.0681" calcext:value-type="float">
            <text:p>079.0681</text:p>
          </table:table-cell>
          <table:table-cell office:value-type="float" office:value="75.0232" calcext:value-type="float">
            <text:p>075.0232</text:p>
          </table:table-cell>
          <table:table-cell office:value-type="float" office:value="79.6585" calcext:value-type="float">
            <text:p>079.6585</text:p>
          </table:table-cell>
          <table:table-cell office:value-type="float" office:value="78.6159" calcext:value-type="float">
            <text:p>078.6159</text:p>
          </table:table-cell>
          <table:table-cell table:formula="of:=AVERAGE([.B95:.G95])" office:value-type="float" office:value="79.4601" calcext:value-type="float">
            <text:p>079.4601</text:p>
          </table:table-cell>
          <table:table-cell table:formula="of:=STDEV([.B95:.H95])/SQRT(5)" office:value-type="float" office:value="0.105456591385588" calcext:value-type="float">
            <text:p>000.105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7.0731" calcext:value-type="float">
            <text:p>077.0731</text:p>
          </table:table-cell>
          <table:table-cell office:value-type="float" office:value="80.4316" calcext:value-type="float">
            <text:p>080.4316</text:p>
          </table:table-cell>
          <table:table-cell office:value-type="float" office:value="86.3223" calcext:value-type="float">
            <text:p>086.3223</text:p>
          </table:table-cell>
          <table:table-cell office:value-type="float" office:value="83.8862" calcext:value-type="float">
            <text:p>083.8862</text:p>
          </table:table-cell>
          <table:table-cell office:value-type="float" office:value="83.3687" calcext:value-type="float">
            <text:p>083.3687</text:p>
          </table:table-cell>
          <table:table-cell office:value-type="float" office:value="83.9202" calcext:value-type="float">
            <text:p>083.9202</text:p>
          </table:table-cell>
          <table:table-cell table:formula="of:=AVERAGE([.B96:.G96])" office:value-type="float" office:value="82.50035" calcext:value-type="float">
            <text:p>082.5004</text:p>
          </table:table-cell>
          <table:table-cell table:formula="of:=STDEV([.B96:.H96])/SQRT(5)" office:value-type="float" office:value="0.429777290905159" calcext:value-type="float">
            <text:p>000.42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7.031" calcext:value-type="float">
            <text:p>087.0310</text:p>
          </table:table-cell>
          <table:table-cell office:value-type="float" office:value="85.1995" calcext:value-type="float">
            <text:p>085.1995</text:p>
          </table:table-cell>
          <table:table-cell office:value-type="float" office:value="85.6577" calcext:value-type="float">
            <text:p>085.6577</text:p>
          </table:table-cell>
          <table:table-cell office:value-type="float" office:value="86.4477" calcext:value-type="float">
            <text:p>086.4477</text:p>
          </table:table-cell>
          <table:table-cell office:value-type="float" office:value="86.1921" calcext:value-type="float">
            <text:p>086.1921</text:p>
          </table:table-cell>
          <table:table-cell office:value-type="float" office:value="83.4231" calcext:value-type="float">
            <text:p>083.4231</text:p>
          </table:table-cell>
          <table:table-cell table:formula="of:=AVERAGE([.B97:.G97])" office:value-type="float" office:value="85.6585166666667" calcext:value-type="float">
            <text:p>085.6585</text:p>
          </table:table-cell>
          <table:table-cell table:formula="of:=STDEV([.B97:.H97])/SQRT(5)" office:value-type="float" office:value="0.811969860551759" calcext:value-type="float">
            <text:p>000.812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9.9472" calcext:value-type="float">
            <text:p>079.9472</text:p>
          </table:table-cell>
          <table:table-cell office:value-type="float" office:value="73.5016" calcext:value-type="float">
            <text:p>073.5016</text:p>
          </table:table-cell>
          <table:table-cell office:value-type="float" office:value="78.6144" calcext:value-type="float">
            <text:p>078.6144</text:p>
          </table:table-cell>
          <table:table-cell office:value-type="float" office:value="73.5259" calcext:value-type="float">
            <text:p>073.5259</text:p>
          </table:table-cell>
          <table:table-cell office:value-type="float" office:value="78.8366" calcext:value-type="float">
            <text:p>078.8366</text:p>
          </table:table-cell>
          <table:table-cell office:value-type="float" office:value="78.051" calcext:value-type="float">
            <text:p>078.0510</text:p>
          </table:table-cell>
          <table:table-cell table:formula="of:=AVERAGE([.B98:.G98])" office:value-type="float" office:value="77.07945" calcext:value-type="float">
            <text:p>077.0795</text:p>
          </table:table-cell>
          <table:table-cell table:formula="of:=STDEV([.B98:.H98])/SQRT(5)" office:value-type="float" office:value="1.15528171622048" calcext:value-type="float">
            <text:p>001.1553</text:p>
          </table:table-cell>
        </table:table-row>
        <table:table-row table:style-name="ro1" table:number-rows-repeated="2">
          <table:table-cell table:number-columns-repeated="7"/>
          <table:table-cell table:style-name="ce3" table:number-columns-repeated="2"/>
        </table:table-row>
        <table:table-row table:style-name="ro1">
          <table:table-cell office:value-type="string" calcext:value-type="string">
            <text:p>#N=2048, 80 threads, 640 matrices, BFLOAT16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561" calcext:value-type="float">
            <text:p>2561.0000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Avrg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.0309" calcext:value-type="float">
            <text:p>041.0309</text:p>
          </table:table-cell>
          <table:table-cell office:value-type="float" office:value="41.1059" calcext:value-type="float">
            <text:p>041.1059</text:p>
          </table:table-cell>
          <table:table-cell office:value-type="float" office:value="41.0645" calcext:value-type="float">
            <text:p>041.0645</text:p>
          </table:table-cell>
          <table:table-cell office:value-type="float" office:value="41.1261" calcext:value-type="float">
            <text:p>041.1261</text:p>
          </table:table-cell>
          <table:table-cell office:value-type="float" office:value="41.123" calcext:value-type="float">
            <text:p>041.1230</text:p>
          </table:table-cell>
          <table:table-cell office:value-type="float" office:value="41.0652" calcext:value-type="float">
            <text:p>041.0652</text:p>
          </table:table-cell>
          <table:table-cell table:formula="of:=AVERAGE([.B105:.G105])" office:value-type="float" office:value="41.0859333333333" calcext:value-type="float">
            <text:p>041.0859</text:p>
          </table:table-cell>
          <table:table-cell table:formula="of:=STDEV([.B105:.H105])/SQRT(5)" office:value-type="float" office:value="0.0278262186515606" calcext:value-type="float">
            <text:p>000.02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6.411" calcext:value-type="float">
            <text:p>116.4110</text:p>
          </table:table-cell>
          <table:table-cell office:value-type="float" office:value="115.965" calcext:value-type="float">
            <text:p>115.9650</text:p>
          </table:table-cell>
          <table:table-cell office:value-type="float" office:value="114.547" calcext:value-type="float">
            <text:p>114.5470</text:p>
          </table:table-cell>
          <table:table-cell office:value-type="float" office:value="116.224" calcext:value-type="float">
            <text:p>116.2240</text:p>
          </table:table-cell>
          <table:table-cell office:value-type="float" office:value="116.431" calcext:value-type="float">
            <text:p>116.4310</text:p>
          </table:table-cell>
          <table:table-cell office:value-type="float" office:value="116.281" calcext:value-type="float">
            <text:p>116.2810</text:p>
          </table:table-cell>
          <table:table-cell table:formula="of:=AVERAGE([.B106:.G106])" office:value-type="float" office:value="115.9765" calcext:value-type="float">
            <text:p>115.9765</text:p>
          </table:table-cell>
          <table:table-cell table:formula="of:=STDEV([.B106:.H106])/SQRT(5)" office:value-type="float" office:value="0.319360054553548" calcext:value-type="float">
            <text:p>000.31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0.34" calcext:value-type="float">
            <text:p>160.3400</text:p>
          </table:table-cell>
          <table:table-cell office:value-type="float" office:value="161.157" calcext:value-type="float">
            <text:p>161.1570</text:p>
          </table:table-cell>
          <table:table-cell office:value-type="float" office:value="162.309" calcext:value-type="float">
            <text:p>162.3090</text:p>
          </table:table-cell>
          <table:table-cell office:value-type="float" office:value="161.895" calcext:value-type="float">
            <text:p>161.8950</text:p>
          </table:table-cell>
          <table:table-cell office:value-type="float" office:value="162.664" calcext:value-type="float">
            <text:p>162.6640</text:p>
          </table:table-cell>
          <table:table-cell office:value-type="float" office:value="162.589" calcext:value-type="float">
            <text:p>162.5890</text:p>
          </table:table-cell>
          <table:table-cell table:formula="of:=AVERAGE([.B107:.G107])" office:value-type="float" office:value="161.825666666667" calcext:value-type="float">
            <text:p>161.8257</text:p>
          </table:table-cell>
          <table:table-cell table:formula="of:=STDEV([.B107:.H107])/SQRT(5)" office:value-type="float" office:value="0.715868737968073" calcext:value-type="float">
            <text:p>000.715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1.252" calcext:value-type="float">
            <text:p>161.2520</text:p>
          </table:table-cell>
          <table:table-cell office:value-type="float" office:value="163.031" calcext:value-type="float">
            <text:p>163.0310</text:p>
          </table:table-cell>
          <table:table-cell office:value-type="float" office:value="163.666" calcext:value-type="float">
            <text:p>163.6660</text:p>
          </table:table-cell>
          <table:table-cell office:value-type="float" office:value="162.457" calcext:value-type="float">
            <text:p>162.4570</text:p>
          </table:table-cell>
          <table:table-cell office:value-type="float" office:value="162.234" calcext:value-type="float">
            <text:p>162.2340</text:p>
          </table:table-cell>
          <table:table-cell office:value-type="float" office:value="163.26" calcext:value-type="float">
            <text:p>163.2600</text:p>
          </table:table-cell>
          <table:table-cell table:formula="of:=AVERAGE([.B108:.G108])" office:value-type="float" office:value="162.65" calcext:value-type="float">
            <text:p>162.6500</text:p>
          </table:table-cell>
          <table:table-cell table:formula="of:=STDEV([.B108:.H108])/SQRT(5)" office:value-type="float" office:value="0.723404589424202" calcext:value-type="float">
            <text:p>000.72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5.426" calcext:value-type="float">
            <text:p>165.4260</text:p>
          </table:table-cell>
          <table:table-cell office:value-type="float" office:value="163.671" calcext:value-type="float">
            <text:p>163.6710</text:p>
          </table:table-cell>
          <table:table-cell office:value-type="float" office:value="164.443" calcext:value-type="float">
            <text:p>164.4430</text:p>
          </table:table-cell>
          <table:table-cell office:value-type="float" office:value="166.077" calcext:value-type="float">
            <text:p>166.0770</text:p>
          </table:table-cell>
          <table:table-cell office:value-type="float" office:value="166.282" calcext:value-type="float">
            <text:p>166.2820</text:p>
          </table:table-cell>
          <table:table-cell office:value-type="float" office:value="165.383" calcext:value-type="float">
            <text:p>165.3830</text:p>
          </table:table-cell>
          <table:table-cell table:formula="of:=AVERAGE([.B109:.G109])" office:value-type="float" office:value="165.213666666667" calcext:value-type="float">
            <text:p>165.2137</text:p>
          </table:table-cell>
          <table:table-cell table:formula="of:=STDEV([.B109:.H109])/SQRT(5)" office:value-type="float" office:value="0.857002748601841" calcext:value-type="float">
            <text:p>000.857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7.462" calcext:value-type="float">
            <text:p>137.4620</text:p>
          </table:table-cell>
          <table:table-cell office:value-type="float" office:value="133.963" calcext:value-type="float">
            <text:p>133.9630</text:p>
          </table:table-cell>
          <table:table-cell office:value-type="float" office:value="138.714" calcext:value-type="float">
            <text:p>138.7140</text:p>
          </table:table-cell>
          <table:table-cell office:value-type="float" office:value="138.082" calcext:value-type="float">
            <text:p>138.0820</text:p>
          </table:table-cell>
          <table:table-cell office:value-type="float" office:value="137.118" calcext:value-type="float">
            <text:p>137.1180</text:p>
          </table:table-cell>
          <table:table-cell office:value-type="float" office:value="137.579" calcext:value-type="float">
            <text:p>137.5790</text:p>
          </table:table-cell>
          <table:table-cell table:formula="of:=AVERAGE([.B110:.G110])" office:value-type="float" office:value="137.153" calcext:value-type="float">
            <text:p>137.1530</text:p>
          </table:table-cell>
          <table:table-cell table:formula="of:=STDEV([.B110:.H110])/SQRT(5)" office:value-type="float" office:value="0.677102749465201" calcext:value-type="float">
            <text:p>000.6771</text:p>
          </table:table-cell>
        </table:table-row>
        <table:table-row table:style-name="ro1" table:number-rows-repeated="2">
          <table:table-cell table:number-columns-repeated="7"/>
          <table:table-cell table:style-name="ce3" table:number-columns-repeated="2"/>
        </table:table-row>
        <table:table-row table:style-name="ro1">
          <table:table-cell office:value-type="string" calcext:value-type="string">
            <text:p>#N=2048, 80 threads, 640 matrices, Fixed16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721" calcext:value-type="float">
            <text:p>2721.0000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Avrg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.5902" calcext:value-type="float">
            <text:p>041.5902</text:p>
          </table:table-cell>
          <table:table-cell office:value-type="float" office:value="41.1755" calcext:value-type="float">
            <text:p>041.1755</text:p>
          </table:table-cell>
          <table:table-cell office:value-type="float" office:value="36.0108" calcext:value-type="float">
            <text:p>036.0108</text:p>
          </table:table-cell>
          <table:table-cell office:value-type="float" office:value="41.6993" calcext:value-type="float">
            <text:p>041.6993</text:p>
          </table:table-cell>
          <table:table-cell office:value-type="float" office:value="41.4442" calcext:value-type="float">
            <text:p>041.4442</text:p>
          </table:table-cell>
          <table:table-cell office:value-type="float" office:value="35.6015" calcext:value-type="float">
            <text:p>035.6015</text:p>
          </table:table-cell>
          <table:table-cell table:formula="of:=AVERAGE([.B117:.G117])" office:value-type="float" office:value="39.5869166666667" calcext:value-type="float">
            <text:p>039.5869</text:p>
          </table:table-cell>
          <table:table-cell table:formula="of:=STDEV([.B117:.H117])/SQRT(5)" office:value-type="float" office:value="1.19889619050655" calcext:value-type="float">
            <text:p>001.19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3.818" calcext:value-type="float">
            <text:p>113.8180</text:p>
          </table:table-cell>
          <table:table-cell office:value-type="float" office:value="113.877" calcext:value-type="float">
            <text:p>113.8770</text:p>
          </table:table-cell>
          <table:table-cell office:value-type="float" office:value="113.73" calcext:value-type="float">
            <text:p>113.7300</text:p>
          </table:table-cell>
          <table:table-cell office:value-type="float" office:value="113.727" calcext:value-type="float">
            <text:p>113.7270</text:p>
          </table:table-cell>
          <table:table-cell office:value-type="float" office:value="113.769" calcext:value-type="float">
            <text:p>113.7690</text:p>
          </table:table-cell>
          <table:table-cell office:value-type="float" office:value="106.208" calcext:value-type="float">
            <text:p>106.2080</text:p>
          </table:table-cell>
          <table:table-cell table:formula="of:=AVERAGE([.B118:.G118])" office:value-type="float" office:value="112.5215" calcext:value-type="float">
            <text:p>112.5215</text:p>
          </table:table-cell>
          <table:table-cell table:formula="of:=STDEV([.B118:.H118])/SQRT(5)" office:value-type="float" office:value="1.26291374078623" calcext:value-type="float">
            <text:p>001.26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9.03" calcext:value-type="float">
            <text:p>169.0300</text:p>
          </table:table-cell>
          <table:table-cell office:value-type="float" office:value="168.694" calcext:value-type="float">
            <text:p>168.6940</text:p>
          </table:table-cell>
          <table:table-cell office:value-type="float" office:value="168.073" calcext:value-type="float">
            <text:p>168.0730</text:p>
          </table:table-cell>
          <table:table-cell office:value-type="float" office:value="168.843" calcext:value-type="float">
            <text:p>168.8430</text:p>
          </table:table-cell>
          <table:table-cell office:value-type="float" office:value="168.485" calcext:value-type="float">
            <text:p>168.4850</text:p>
          </table:table-cell>
          <table:table-cell office:value-type="float" office:value="169.078" calcext:value-type="float">
            <text:p>169.0780</text:p>
          </table:table-cell>
          <table:table-cell table:formula="of:=AVERAGE([.B119:.G119])" office:value-type="float" office:value="168.7005" calcext:value-type="float">
            <text:p>168.7005</text:p>
          </table:table-cell>
          <table:table-cell table:formula="of:=STDEV([.B119:.H119])/SQRT(5)" office:value-type="float" office:value="0.154015313091479" calcext:value-type="float">
            <text:p>000.15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0.592" calcext:value-type="float">
            <text:p>170.5920</text:p>
          </table:table-cell>
          <table:table-cell office:value-type="float" office:value="169.135" calcext:value-type="float">
            <text:p>169.1350</text:p>
          </table:table-cell>
          <table:table-cell office:value-type="float" office:value="170.628" calcext:value-type="float">
            <text:p>170.6280</text:p>
          </table:table-cell>
          <table:table-cell office:value-type="float" office:value="170.421" calcext:value-type="float">
            <text:p>170.4210</text:p>
          </table:table-cell>
          <table:table-cell office:value-type="float" office:value="170.518" calcext:value-type="float">
            <text:p>170.5180</text:p>
          </table:table-cell>
          <table:table-cell office:value-type="float" office:value="170.656" calcext:value-type="float">
            <text:p>170.6560</text:p>
          </table:table-cell>
          <table:table-cell table:formula="of:=AVERAGE([.B120:.G120])" office:value-type="float" office:value="170.325" calcext:value-type="float">
            <text:p>170.3250</text:p>
          </table:table-cell>
          <table:table-cell table:formula="of:=STDEV([.B120:.H120])/SQRT(5)" office:value-type="float" office:value="0.240501143448427" calcext:value-type="float">
            <text:p>000.24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75.838" calcext:value-type="float">
            <text:p>175.8380</text:p>
          </table:table-cell>
          <table:table-cell office:value-type="float" office:value="175.91" calcext:value-type="float">
            <text:p>175.9100</text:p>
          </table:table-cell>
          <table:table-cell office:value-type="float" office:value="175.308" calcext:value-type="float">
            <text:p>175.3080</text:p>
          </table:table-cell>
          <table:table-cell office:value-type="float" office:value="175.883" calcext:value-type="float">
            <text:p>175.8830</text:p>
          </table:table-cell>
          <table:table-cell office:value-type="float" office:value="175.885" calcext:value-type="float">
            <text:p>175.8850</text:p>
          </table:table-cell>
          <table:table-cell office:value-type="float" office:value="176.163" calcext:value-type="float">
            <text:p>176.1630</text:p>
          </table:table-cell>
          <table:table-cell table:formula="of:=AVERAGE([.B121:.G121])" office:value-type="float" office:value="175.831166666667" calcext:value-type="float">
            <text:p>175.8312</text:p>
          </table:table-cell>
          <table:table-cell table:formula="of:=STDEV([.B121:.H121])/SQRT(5)" office:value-type="float" office:value="0.114842331529413" calcext:value-type="float">
            <text:p>000.114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9.586" calcext:value-type="float">
            <text:p>139.5860</text:p>
          </table:table-cell>
          <table:table-cell office:value-type="float" office:value="140.57" calcext:value-type="float">
            <text:p>140.5700</text:p>
          </table:table-cell>
          <table:table-cell office:value-type="float" office:value="139.257" calcext:value-type="float">
            <text:p>139.2570</text:p>
          </table:table-cell>
          <table:table-cell office:value-type="float" office:value="136.951" calcext:value-type="float">
            <text:p>136.9510</text:p>
          </table:table-cell>
          <table:table-cell office:value-type="float" office:value="138.374" calcext:value-type="float">
            <text:p>138.3740</text:p>
          </table:table-cell>
          <table:table-cell office:value-type="float" office:value="138.183" calcext:value-type="float">
            <text:p>138.1830</text:p>
          </table:table-cell>
          <table:table-cell table:formula="of:=AVERAGE([.B122:.G122])" office:value-type="float" office:value="138.820166666667" calcext:value-type="float">
            <text:p>138.8202</text:p>
          </table:table-cell>
          <table:table-cell table:formula="of:=STDEV([.B122:.H122])/SQRT(5)" office:value-type="float" office:value="0.514395141025955" calcext:value-type="float">
            <text:p>000.5144</text:p>
          </table:table-cell>
        </table:table-row>
        <table:table-row table:style-name="ro1" table:number-rows-repeated="2">
          <table:table-cell table:number-columns-repeated="7"/>
          <table:table-cell table:style-name="ce3" table:number-columns-repeated="2"/>
        </table:table-row>
        <table:table-row table:style-name="ro1">
          <table:table-cell office:value-type="string" calcext:value-type="string">
            <text:p>#N=2048, 80 threads, 640 matrices, Fixed8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441" calcext:value-type="float">
            <text:p>1441.0000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Avrg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.3844" calcext:value-type="float">
            <text:p>041.3844</text:p>
          </table:table-cell>
          <table:table-cell office:value-type="float" office:value="41.4017" calcext:value-type="float">
            <text:p>041.4017</text:p>
          </table:table-cell>
          <table:table-cell office:value-type="float" office:value="41.3882" calcext:value-type="float">
            <text:p>041.3882</text:p>
          </table:table-cell>
          <table:table-cell office:value-type="float" office:value="41.3929" calcext:value-type="float">
            <text:p>041.3929</text:p>
          </table:table-cell>
          <table:table-cell office:value-type="float" office:value="41.394" calcext:value-type="float">
            <text:p>041.3940</text:p>
          </table:table-cell>
          <table:table-cell office:value-type="float" office:value="41.3897" calcext:value-type="float">
            <text:p>041.3897</text:p>
          </table:table-cell>
          <table:table-cell table:formula="of:=AVERAGE([.B129:.G129])" office:value-type="float" office:value="41.3918166666667" calcext:value-type="float">
            <text:p>041.3918</text:p>
          </table:table-cell>
          <table:table-cell table:formula="of:=STDEV([.B129:.H129])/SQRT(5)" office:value-type="float" office:value="0.0930359061509768" calcext:value-type="float">
            <text:p>000.09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8.209" calcext:value-type="float">
            <text:p>118.2090</text:p>
          </table:table-cell>
          <table:table-cell office:value-type="float" office:value="118.017" calcext:value-type="float">
            <text:p>118.0170</text:p>
          </table:table-cell>
          <table:table-cell office:value-type="float" office:value="117.982" calcext:value-type="float">
            <text:p>117.9820</text:p>
          </table:table-cell>
          <table:table-cell office:value-type="float" office:value="117.888" calcext:value-type="float">
            <text:p>117.8880</text:p>
          </table:table-cell>
          <table:table-cell office:value-type="float" office:value="113.778" calcext:value-type="float">
            <text:p>113.7780</text:p>
          </table:table-cell>
          <table:table-cell office:value-type="float" office:value="118.009" calcext:value-type="float">
            <text:p>118.0090</text:p>
          </table:table-cell>
          <table:table-cell table:formula="of:=AVERAGE([.B130:.G130])" office:value-type="float" office:value="117.313833333333" calcext:value-type="float">
            <text:p>117.3138</text:p>
          </table:table-cell>
          <table:table-cell table:formula="of:=STDEV([.B130:.H130])/SQRT(5)" office:value-type="float" office:value="0.851159885489599" calcext:value-type="float">
            <text:p>000.85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2.975" calcext:value-type="float">
            <text:p>232.9750</text:p>
          </table:table-cell>
          <table:table-cell office:value-type="float" office:value="233.577" calcext:value-type="float">
            <text:p>233.5770</text:p>
          </table:table-cell>
          <table:table-cell office:value-type="float" office:value="237.7491" calcext:value-type="float">
            <text:p>237.7491</text:p>
          </table:table-cell>
          <table:table-cell office:value-type="float" office:value="236.1657" calcext:value-type="float">
            <text:p>236.1657</text:p>
          </table:table-cell>
          <table:table-cell office:value-type="float" office:value="234.168" calcext:value-type="float">
            <text:p>234.1680</text:p>
          </table:table-cell>
          <table:table-cell office:value-type="float" office:value="238.11" calcext:value-type="float">
            <text:p>238.1100</text:p>
          </table:table-cell>
          <table:table-cell table:formula="of:=AVERAGE([.B131:.G131])" office:value-type="float" office:value="235.457466666667" calcext:value-type="float">
            <text:p>235.4575</text:p>
          </table:table-cell>
          <table:table-cell table:formula="of:=STDEV([.B131:.H131])/SQRT(5)" office:value-type="float" office:value="3.20129227031835" calcext:value-type="float">
            <text:p>003.20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2.83" calcext:value-type="float">
            <text:p>242.8300</text:p>
          </table:table-cell>
          <table:table-cell office:value-type="float" office:value="237.3306" calcext:value-type="float">
            <text:p>237.3306</text:p>
          </table:table-cell>
          <table:table-cell office:value-type="float" office:value="235.174" calcext:value-type="float">
            <text:p>235.1740</text:p>
          </table:table-cell>
          <table:table-cell office:value-type="float" office:value="241.501" calcext:value-type="float">
            <text:p>241.5010</text:p>
          </table:table-cell>
          <table:table-cell office:value-type="float" office:value="231.607" calcext:value-type="float">
            <text:p>231.6070</text:p>
          </table:table-cell>
          <table:table-cell office:value-type="float" office:value="242.944" calcext:value-type="float">
            <text:p>242.9440</text:p>
          </table:table-cell>
          <table:table-cell table:formula="of:=AVERAGE([.B132:.G132])" office:value-type="float" office:value="238.564433333333" calcext:value-type="float">
            <text:p>238.5644</text:p>
          </table:table-cell>
          <table:table-cell table:formula="of:=STDEV([.B132:.H132])/SQRT(5)" office:value-type="float" office:value="1.8922856411699" calcext:value-type="float">
            <text:p>001.89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72.81" calcext:value-type="float">
            <text:p>272.8100</text:p>
          </table:table-cell>
          <table:table-cell office:value-type="float" office:value="273.5034" calcext:value-type="float">
            <text:p>273.5034</text:p>
          </table:table-cell>
          <table:table-cell office:value-type="float" office:value="274.427" calcext:value-type="float">
            <text:p>274.4270</text:p>
          </table:table-cell>
          <table:table-cell office:value-type="float" office:value="274.283" calcext:value-type="float">
            <text:p>274.2830</text:p>
          </table:table-cell>
          <table:table-cell office:value-type="float" office:value="265.583" calcext:value-type="float">
            <text:p>265.5830</text:p>
          </table:table-cell>
          <table:table-cell office:value-type="float" office:value="273.213" calcext:value-type="float">
            <text:p>273.2130</text:p>
          </table:table-cell>
          <table:table-cell table:formula="of:=AVERAGE([.B133:.G133])" office:value-type="float" office:value="272.303233333333" calcext:value-type="float">
            <text:p>272.3032</text:p>
          </table:table-cell>
          <table:table-cell table:formula="of:=STDEV([.B133:.H133])/SQRT(5)" office:value-type="float" office:value="1.36767789620867" calcext:value-type="float">
            <text:p>001.367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6.848" calcext:value-type="float">
            <text:p>206.8480</text:p>
          </table:table-cell>
          <table:table-cell office:value-type="float" office:value="204.213" calcext:value-type="float">
            <text:p>204.2130</text:p>
          </table:table-cell>
          <table:table-cell office:value-type="float" office:value="199.327" calcext:value-type="float">
            <text:p>199.3270</text:p>
          </table:table-cell>
          <table:table-cell office:value-type="float" office:value="198.464" calcext:value-type="float">
            <text:p>198.4640</text:p>
          </table:table-cell>
          <table:table-cell office:value-type="float" office:value="204.231" calcext:value-type="float">
            <text:p>204.2310</text:p>
          </table:table-cell>
          <table:table-cell office:value-type="float" office:value="198.589" calcext:value-type="float">
            <text:p>198.5890</text:p>
          </table:table-cell>
          <table:table-cell table:formula="of:=AVERAGE([.B134:.G134])" office:value-type="float" office:value="201.945333333333" calcext:value-type="float">
            <text:p>201.9453</text:p>
          </table:table-cell>
          <table:table-cell table:formula="of:=STDEV([.B134:.H134])/SQRT(5)" office:value-type="float" office:value="1.46791290992045" calcext:value-type="float">
            <text:p>001.4679</text:p>
          </table:table-cell>
        </table:table-row>
        <table:table-row table:style-name="ro1" table:number-rows-repeated="19">
          <table:table-cell/>
          <table:table-cell table:style-name="ce2" table:number-columns-repeated="8"/>
        </table:table-row>
        <table:table-row table:style-name="ro1">
          <table:table-cell/>
          <table:table-cell table:style-name="ce2" table:number-columns-repeated="8"/>
        </table:table-row>
      </table:table>
      <table:table table:name="triangular_solve" table:style-name="ta1">
        <table:table-column table:style-name="co5" table:default-cell-style-name="Default"/>
        <table:table-column table:style-name="co2" table:number-columns-repeated="6" table:default-cell-style-name="ce3"/>
        <table:table-column table:style-name="co2" table:number-columns-repeated="2" table:default-cell-style-name="ce4"/>
        <table:table-row table:style-name="ro1">
          <table:table-cell office:value-type="string" calcext:value-type="string">
            <text:p>#N=447, 80 threads, 640 matrices, MKL reference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488" calcext:value-type="float">
            <text:p>488.0000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Avrg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/>
          <table:table-cell office:value-type="float" office:value="17.9775" calcext:value-type="float">
            <text:p>017.9775</text:p>
          </table:table-cell>
          <table:table-cell office:value-type="float" office:value="17.955" calcext:value-type="float">
            <text:p>017.9550</text:p>
          </table:table-cell>
          <table:table-cell office:value-type="float" office:value="17.9579" calcext:value-type="float">
            <text:p>017.9579</text:p>
          </table:table-cell>
          <table:table-cell office:value-type="float" office:value="17.0732" calcext:value-type="float">
            <text:p>017.0732</text:p>
          </table:table-cell>
          <table:table-cell office:value-type="float" office:value="17.9681" calcext:value-type="float">
            <text:p>017.9681</text:p>
          </table:table-cell>
          <table:table-cell office:value-type="float" office:value="17.8558" calcext:value-type="float">
            <text:p>017.8558</text:p>
          </table:table-cell>
          <table:table-cell table:formula="of:=AVERAGE([.B5:.G5])" office:value-type="float" office:value="17.7979166666667" calcext:value-type="float">
            <text:p>017.7979</text:p>
          </table:table-cell>
          <table:table-cell table:formula="of:=STDEV([.B5:.H5])/SQRT(5)" office:value-type="float" office:value="0.146064724047633" calcext:value-type="float">
            <text:p>000.1461</text:p>
          </table:table-cell>
        </table:table-row>
        <table:table-row table:style-name="ro1" table:number-rows-repeated="2">
          <table:table-cell table:number-columns-repeated="7"/>
          <table:table-cell table:style-name="ce3" table:number-columns-repeated="2"/>
        </table:table-row>
        <table:table-row table:style-name="ro1">
          <table:table-cell office:value-type="string" calcext:value-type="string">
            <text:p>#N=447, 80 threads, 640 matrices, FP64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488" calcext:value-type="float">
            <text:p>488.0000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Avrg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.48846" calcext:value-type="float">
            <text:p>026.4885</text:p>
          </table:table-cell>
          <table:table-cell office:value-type="float" office:value="24.7294" calcext:value-type="float">
            <text:p>024.7294</text:p>
          </table:table-cell>
          <table:table-cell office:value-type="float" office:value="25.0898" calcext:value-type="float">
            <text:p>025.0898</text:p>
          </table:table-cell>
          <table:table-cell office:value-type="float" office:value="24.7346" calcext:value-type="float">
            <text:p>024.7346</text:p>
          </table:table-cell>
          <table:table-cell office:value-type="float" office:value="24.3697" calcext:value-type="float">
            <text:p>024.3697</text:p>
          </table:table-cell>
          <table:table-cell office:value-type="float" office:value="24.2308" calcext:value-type="float">
            <text:p>024.2308</text:p>
          </table:table-cell>
          <table:table-cell table:formula="of:=AVERAGE([.B12:.G12])" office:value-type="float" office:value="24.94046" calcext:value-type="float">
            <text:p>024.9405</text:p>
          </table:table-cell>
          <table:table-cell table:formula="of:=STDEV([.B12:.H12])/SQRT(5)" office:value-type="float" office:value="0.0857279239480609" calcext:value-type="float">
            <text:p>000.08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.79865" calcext:value-type="float">
            <text:p>026.7987</text:p>
          </table:table-cell>
          <table:table-cell office:value-type="float" office:value="24.98" calcext:value-type="float">
            <text:p>024.9800</text:p>
          </table:table-cell>
          <table:table-cell office:value-type="float" office:value="24.5791" calcext:value-type="float">
            <text:p>024.5791</text:p>
          </table:table-cell>
          <table:table-cell office:value-type="float" office:value="24.6454" calcext:value-type="float">
            <text:p>024.6454</text:p>
          </table:table-cell>
          <table:table-cell office:value-type="float" office:value="24.8944" calcext:value-type="float">
            <text:p>024.8944</text:p>
          </table:table-cell>
          <table:table-cell office:value-type="float" office:value="28.87461" calcext:value-type="float">
            <text:p>028.8746</text:p>
          </table:table-cell>
          <table:table-cell table:formula="of:=AVERAGE([.B13:.G13])" office:value-type="float" office:value="25.79536" calcext:value-type="float">
            <text:p>025.7954</text:p>
          </table:table-cell>
          <table:table-cell table:formula="of:=STDEV([.B13:.H13])/SQRT(5)" office:value-type="float" office:value="0.102146588837372" calcext:value-type="float">
            <text:p>000.10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.6772" calcext:value-type="float">
            <text:p>025.6772</text:p>
          </table:table-cell>
          <table:table-cell office:value-type="float" office:value="26.2184" calcext:value-type="float">
            <text:p>026.2184</text:p>
          </table:table-cell>
          <table:table-cell office:value-type="float" office:value="25.7814" calcext:value-type="float">
            <text:p>025.7814</text:p>
          </table:table-cell>
          <table:table-cell office:value-type="float" office:value="25.5021" calcext:value-type="float">
            <text:p>025.5021</text:p>
          </table:table-cell>
          <table:table-cell office:value-type="float" office:value="25.1396" calcext:value-type="float">
            <text:p>025.1396</text:p>
          </table:table-cell>
          <table:table-cell office:value-type="float" office:value="25.5128" calcext:value-type="float">
            <text:p>025.5128</text:p>
          </table:table-cell>
          <table:table-cell table:formula="of:=AVERAGE([.B14:.G14])" office:value-type="float" office:value="25.6385833333333" calcext:value-type="float">
            <text:p>025.6386</text:p>
          </table:table-cell>
          <table:table-cell table:formula="of:=STDEV([.B14:.H14])/SQRT(5)" office:value-type="float" office:value="0.0427385988695617" calcext:value-type="float">
            <text:p>000.04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.3852" calcext:value-type="float">
            <text:p>025.3852</text:p>
          </table:table-cell>
          <table:table-cell office:value-type="float" office:value="25.3252" calcext:value-type="float">
            <text:p>025.3252</text:p>
          </table:table-cell>
          <table:table-cell office:value-type="float" office:value="27.30029" calcext:value-type="float">
            <text:p>027.3003</text:p>
          </table:table-cell>
          <table:table-cell office:value-type="float" office:value="25.7072" calcext:value-type="float">
            <text:p>025.7072</text:p>
          </table:table-cell>
          <table:table-cell office:value-type="float" office:value="25.145" calcext:value-type="float">
            <text:p>025.1450</text:p>
          </table:table-cell>
          <table:table-cell office:value-type="float" office:value="25.1302" calcext:value-type="float">
            <text:p>025.1302</text:p>
          </table:table-cell>
          <table:table-cell table:formula="of:=AVERAGE([.B15:.G15])" office:value-type="float" office:value="25.665515" calcext:value-type="float">
            <text:p>025.6655</text:p>
          </table:table-cell>
          <table:table-cell table:formula="of:=STDEV([.B15:.H15])/SQRT(5)" office:value-type="float" office:value="0.251115701088827" calcext:value-type="float">
            <text:p>000.251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.2209" calcext:value-type="float">
            <text:p>025.2209</text:p>
          </table:table-cell>
          <table:table-cell office:value-type="float" office:value="25.2279" calcext:value-type="float">
            <text:p>025.2279</text:p>
          </table:table-cell>
          <table:table-cell office:value-type="float" office:value="25.6916" calcext:value-type="float">
            <text:p>025.6916</text:p>
          </table:table-cell>
          <table:table-cell office:value-type="float" office:value="25.8239" calcext:value-type="float">
            <text:p>025.8239</text:p>
          </table:table-cell>
          <table:table-cell office:value-type="float" office:value="25.667" calcext:value-type="float">
            <text:p>025.6670</text:p>
          </table:table-cell>
          <table:table-cell office:value-type="float" office:value="24.999" calcext:value-type="float">
            <text:p>024.9990</text:p>
          </table:table-cell>
          <table:table-cell table:formula="of:=AVERAGE([.B16:.G16])" office:value-type="float" office:value="25.4383833333333" calcext:value-type="float">
            <text:p>025.4384</text:p>
          </table:table-cell>
          <table:table-cell table:formula="of:=STDEV([.B16:.H16])/SQRT(5)" office:value-type="float" office:value="0.210818512786077" calcext:value-type="float">
            <text:p>000.210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4.5179" calcext:value-type="float">
            <text:p>024.5179</text:p>
          </table:table-cell>
          <table:table-cell office:value-type="float" office:value="24.2436" calcext:value-type="float">
            <text:p>024.2436</text:p>
          </table:table-cell>
          <table:table-cell office:value-type="float" office:value="23.1331" calcext:value-type="float">
            <text:p>023.1331</text:p>
          </table:table-cell>
          <table:table-cell office:value-type="float" office:value="18.84421" calcext:value-type="float">
            <text:p>018.8442</text:p>
          </table:table-cell>
          <table:table-cell office:value-type="float" office:value="18.01178" calcext:value-type="float">
            <text:p>018.0118</text:p>
          </table:table-cell>
          <table:table-cell office:value-type="float" office:value="26.93676" calcext:value-type="float">
            <text:p>026.9368</text:p>
          </table:table-cell>
          <table:table-cell table:formula="of:=AVERAGE([.B17:.G17])" office:value-type="float" office:value="22.6145583333333" calcext:value-type="float">
            <text:p>022.6146</text:p>
          </table:table-cell>
          <table:table-cell table:formula="of:=STDEV([.B17:.H17])/SQRT(5)" office:value-type="float" office:value="1.42159410404521" calcext:value-type="float">
            <text:p>001.4216</text:p>
          </table:table-cell>
        </table:table-row>
        <table:table-row table:style-name="ro1" table:number-rows-repeated="2">
          <table:table-cell table:number-columns-repeated="7"/>
          <table:table-cell table:style-name="ce3" table:number-columns-repeated="2"/>
        </table:table-row>
        <table:table-row table:style-name="ro1">
          <table:table-cell office:value-type="string" calcext:value-type="string">
            <text:p>#N=447, 80 threads, 640 matrices, FP32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44" calcext:value-type="float">
            <text:p>244.0000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Avrg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.8381" calcext:value-type="float">
            <text:p>025.8381</text:p>
          </table:table-cell>
          <table:table-cell office:value-type="float" office:value="19.76002" calcext:value-type="float">
            <text:p>019.7600</text:p>
          </table:table-cell>
          <table:table-cell office:value-type="float" office:value="22.4093" calcext:value-type="float">
            <text:p>022.4093</text:p>
          </table:table-cell>
          <table:table-cell office:value-type="float" office:value="23.4821" calcext:value-type="float">
            <text:p>023.4821</text:p>
          </table:table-cell>
          <table:table-cell office:value-type="float" office:value="25.8866" calcext:value-type="float">
            <text:p>025.8866</text:p>
          </table:table-cell>
          <table:table-cell office:value-type="float" office:value="25.8935" calcext:value-type="float">
            <text:p>025.8935</text:p>
          </table:table-cell>
          <table:table-cell table:formula="of:=AVERAGE([.B24:.G24])" office:value-type="float" office:value="23.87827" calcext:value-type="float">
            <text:p>023.8783</text:p>
          </table:table-cell>
          <table:table-cell table:formula="of:=STDEV([.B24:.H24])/SQRT(5)" office:value-type="float" office:value="0.0247343440943517" calcext:value-type="float">
            <text:p>000.02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.035" calcext:value-type="float">
            <text:p>038.0350</text:p>
          </table:table-cell>
          <table:table-cell office:value-type="float" office:value="38.5509" calcext:value-type="float">
            <text:p>038.5509</text:p>
          </table:table-cell>
          <table:table-cell office:value-type="float" office:value="37.4766" calcext:value-type="float">
            <text:p>037.4766</text:p>
          </table:table-cell>
          <table:table-cell office:value-type="float" office:value="37.0114" calcext:value-type="float">
            <text:p>037.0114</text:p>
          </table:table-cell>
          <table:table-cell office:value-type="float" office:value="34.4374" calcext:value-type="float">
            <text:p>034.4374</text:p>
          </table:table-cell>
          <table:table-cell office:value-type="float" office:value="35.5016" calcext:value-type="float">
            <text:p>035.5016</text:p>
          </table:table-cell>
          <table:table-cell table:formula="of:=AVERAGE([.B25:.G25])" office:value-type="float" office:value="36.8354833333333" calcext:value-type="float">
            <text:p>036.8355</text:p>
          </table:table-cell>
          <table:table-cell table:formula="of:=STDEV([.B25:.H25])/SQRT(5)" office:value-type="float" office:value="0.215340878221793" calcext:value-type="float">
            <text:p>000.21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.5022" calcext:value-type="float">
            <text:p>044.5022</text:p>
          </table:table-cell>
          <table:table-cell office:value-type="float" office:value="46.5468" calcext:value-type="float">
            <text:p>046.5468</text:p>
          </table:table-cell>
          <table:table-cell office:value-type="float" office:value="45.548" calcext:value-type="float">
            <text:p>045.5480</text:p>
          </table:table-cell>
          <table:table-cell office:value-type="float" office:value="45.9411" calcext:value-type="float">
            <text:p>045.9411</text:p>
          </table:table-cell>
          <table:table-cell office:value-type="float" office:value="45.798" calcext:value-type="float">
            <text:p>045.7980</text:p>
          </table:table-cell>
          <table:table-cell office:value-type="float" office:value="45.1546" calcext:value-type="float">
            <text:p>045.1546</text:p>
          </table:table-cell>
          <table:table-cell table:formula="of:=AVERAGE([.B26:.G26])" office:value-type="float" office:value="45.5817833333333" calcext:value-type="float">
            <text:p>045.5818</text:p>
          </table:table-cell>
          <table:table-cell table:formula="of:=STDEV([.B26:.H26])/SQRT(5)" office:value-type="float" office:value="0.0293981112394059" calcext:value-type="float">
            <text:p>000.029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5.1134" calcext:value-type="float">
            <text:p>045.1134</text:p>
          </table:table-cell>
          <table:table-cell office:value-type="float" office:value="45.1288" calcext:value-type="float">
            <text:p>045.1288</text:p>
          </table:table-cell>
          <table:table-cell office:value-type="float" office:value="46.6623" calcext:value-type="float">
            <text:p>046.6623</text:p>
          </table:table-cell>
          <table:table-cell office:value-type="float" office:value="45.5305" calcext:value-type="float">
            <text:p>045.5305</text:p>
          </table:table-cell>
          <table:table-cell office:value-type="float" office:value="45.1849" calcext:value-type="float">
            <text:p>045.1849</text:p>
          </table:table-cell>
          <table:table-cell office:value-type="float" office:value="45.4144" calcext:value-type="float">
            <text:p>045.4144</text:p>
          </table:table-cell>
          <table:table-cell table:formula="of:=AVERAGE([.B27:.G27])" office:value-type="float" office:value="45.5057166666667" calcext:value-type="float">
            <text:p>045.5057</text:p>
          </table:table-cell>
          <table:table-cell table:formula="of:=STDEV([.B27:.H27])/SQRT(5)" office:value-type="float" office:value="0.0304224633745821" calcext:value-type="float">
            <text:p>000.03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4.926" calcext:value-type="float">
            <text:p>044.9260</text:p>
          </table:table-cell>
          <table:table-cell office:value-type="float" office:value="45.2597" calcext:value-type="float">
            <text:p>045.2597</text:p>
          </table:table-cell>
          <table:table-cell office:value-type="float" office:value="45.26" calcext:value-type="float">
            <text:p>045.2600</text:p>
          </table:table-cell>
          <table:table-cell office:value-type="float" office:value="46.292" calcext:value-type="float">
            <text:p>046.2920</text:p>
          </table:table-cell>
          <table:table-cell office:value-type="float" office:value="44.1964" calcext:value-type="float">
            <text:p>044.1964</text:p>
          </table:table-cell>
          <table:table-cell office:value-type="float" office:value="45.0655" calcext:value-type="float">
            <text:p>045.0655</text:p>
          </table:table-cell>
          <table:table-cell table:formula="of:=AVERAGE([.B28:.G28])" office:value-type="float" office:value="45.1666" calcext:value-type="float">
            <text:p>045.1666</text:p>
          </table:table-cell>
          <table:table-cell table:formula="of:=STDEV([.B28:.H28])/SQRT(5)" office:value-type="float" office:value="0.0785548757239175" calcext:value-type="float">
            <text:p>000.078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4.9835" calcext:value-type="float">
            <text:p>044.9835</text:p>
          </table:table-cell>
          <table:table-cell office:value-type="float" office:value="40.8501" calcext:value-type="float">
            <text:p>040.8501</text:p>
          </table:table-cell>
          <table:table-cell office:value-type="float" office:value="39.9993" calcext:value-type="float">
            <text:p>039.9993</text:p>
          </table:table-cell>
          <table:table-cell office:value-type="float" office:value="43.9115" calcext:value-type="float">
            <text:p>043.9115</text:p>
          </table:table-cell>
          <table:table-cell office:value-type="float" office:value="40.0043" calcext:value-type="float">
            <text:p>040.0043</text:p>
          </table:table-cell>
          <table:table-cell office:value-type="float" office:value="44.8871" calcext:value-type="float">
            <text:p>044.8871</text:p>
          </table:table-cell>
          <table:table-cell table:formula="of:=AVERAGE([.B29:.G29])" office:value-type="float" office:value="42.4393" calcext:value-type="float">
            <text:p>042.4393</text:p>
          </table:table-cell>
          <table:table-cell table:formula="of:=STDEV([.B29:.H29])/SQRT(5)" office:value-type="float" office:value="0.983877244375537" calcext:value-type="float">
            <text:p>000.9839</text:p>
          </table:table-cell>
        </table:table-row>
        <table:table-row table:style-name="ro1" table:number-rows-repeated="2">
          <table:table-cell table:number-columns-repeated="7"/>
          <table:table-cell table:style-name="ce3" table:number-columns-repeated="2"/>
        </table:table-row>
        <table:table-row table:style-name="ro1">
          <table:table-cell office:value-type="string" calcext:value-type="string">
            <text:p>#N=447, 80 threads, 640 matrices, BFLOAT16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22" calcext:value-type="float">
            <text:p>122.0000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Avrg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.4588" calcext:value-type="float">
            <text:p>022.4588</text:p>
          </table:table-cell>
          <table:table-cell office:value-type="float" office:value="24.7657" calcext:value-type="float">
            <text:p>024.7657</text:p>
          </table:table-cell>
          <table:table-cell office:value-type="float" office:value="25.1315" calcext:value-type="float">
            <text:p>025.1315</text:p>
          </table:table-cell>
          <table:table-cell office:value-type="float" office:value="25.195" calcext:value-type="float">
            <text:p>025.1950</text:p>
          </table:table-cell>
          <table:table-cell office:value-type="float" office:value="25.1117" calcext:value-type="float">
            <text:p>025.1117</text:p>
          </table:table-cell>
          <table:table-cell office:value-type="float" office:value="25.048" calcext:value-type="float">
            <text:p>025.0480</text:p>
          </table:table-cell>
          <table:table-cell table:formula="of:=AVERAGE([.B36:.G36])" office:value-type="float" office:value="24.61845" calcext:value-type="float">
            <text:p>024.6185</text:p>
          </table:table-cell>
          <table:table-cell table:formula="of:=STDEV([.B36:.H36])/SQRT(5)" office:value-type="float" office:value="0.026928964167066" calcext:value-type="float">
            <text:p>000.02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.621" calcext:value-type="float">
            <text:p>039.6210</text:p>
          </table:table-cell>
          <table:table-cell office:value-type="float" office:value="36.4949" calcext:value-type="float">
            <text:p>036.4949</text:p>
          </table:table-cell>
          <table:table-cell office:value-type="float" office:value="39.7677" calcext:value-type="float">
            <text:p>039.7677</text:p>
          </table:table-cell>
          <table:table-cell office:value-type="float" office:value="36.4045" calcext:value-type="float">
            <text:p>036.4045</text:p>
          </table:table-cell>
          <table:table-cell office:value-type="float" office:value="36.5312" calcext:value-type="float">
            <text:p>036.5312</text:p>
          </table:table-cell>
          <table:table-cell office:value-type="float" office:value="39.6174" calcext:value-type="float">
            <text:p>039.6174</text:p>
          </table:table-cell>
          <table:table-cell table:formula="of:=AVERAGE([.B37:.G37])" office:value-type="float" office:value="38.0727833333333" calcext:value-type="float">
            <text:p>038.0728</text:p>
          </table:table-cell>
          <table:table-cell table:formula="of:=STDEV([.B37:.H37])/SQRT(5)" office:value-type="float" office:value="0.155068671705295" calcext:value-type="float">
            <text:p>000.15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.273" calcext:value-type="float">
            <text:p>038.2730</text:p>
          </table:table-cell>
          <table:table-cell office:value-type="float" office:value="44.9765" calcext:value-type="float">
            <text:p>044.9765</text:p>
          </table:table-cell>
          <table:table-cell office:value-type="float" office:value="45.0464" calcext:value-type="float">
            <text:p>045.0464</text:p>
          </table:table-cell>
          <table:table-cell office:value-type="float" office:value="44.7504" calcext:value-type="float">
            <text:p>044.7504</text:p>
          </table:table-cell>
          <table:table-cell office:value-type="float" office:value="45.0892" calcext:value-type="float">
            <text:p>045.0892</text:p>
          </table:table-cell>
          <table:table-cell office:value-type="float" office:value="42.6746" calcext:value-type="float">
            <text:p>042.6746</text:p>
          </table:table-cell>
          <table:table-cell table:formula="of:=AVERAGE([.B38:.G38])" office:value-type="float" office:value="43.46835" calcext:value-type="float">
            <text:p>043.4684</text:p>
          </table:table-cell>
          <table:table-cell table:formula="of:=STDEV([.B38:.H38])/SQRT(5)" office:value-type="float" office:value="0.332575426783158" calcext:value-type="float">
            <text:p>000.33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5.6623" calcext:value-type="float">
            <text:p>045.6623</text:p>
          </table:table-cell>
          <table:table-cell office:value-type="float" office:value="48.2832" calcext:value-type="float">
            <text:p>048.2832</text:p>
          </table:table-cell>
          <table:table-cell office:value-type="float" office:value="48.2849" calcext:value-type="float">
            <text:p>048.2849</text:p>
          </table:table-cell>
          <table:table-cell office:value-type="float" office:value="44.7158" calcext:value-type="float">
            <text:p>044.7158</text:p>
          </table:table-cell>
          <table:table-cell office:value-type="float" office:value="48.3375" calcext:value-type="float">
            <text:p>048.3375</text:p>
          </table:table-cell>
          <table:table-cell office:value-type="float" office:value="42.6393" calcext:value-type="float">
            <text:p>042.6393</text:p>
          </table:table-cell>
          <table:table-cell table:formula="of:=AVERAGE([.B39:.G39])" office:value-type="float" office:value="46.3205" calcext:value-type="float">
            <text:p>046.3205</text:p>
          </table:table-cell>
          <table:table-cell table:formula="of:=STDEV([.B39:.H39])/SQRT(5)" office:value-type="float" office:value="0.343711128388037" calcext:value-type="float">
            <text:p>000.34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.8908" calcext:value-type="float">
            <text:p>050.8908</text:p>
          </table:table-cell>
          <table:table-cell office:value-type="float" office:value="50.9536" calcext:value-type="float">
            <text:p>050.9536</text:p>
          </table:table-cell>
          <table:table-cell office:value-type="float" office:value="50.9212" calcext:value-type="float">
            <text:p>050.9212</text:p>
          </table:table-cell>
          <table:table-cell office:value-type="float" office:value="50.9415" calcext:value-type="float">
            <text:p>050.9415</text:p>
          </table:table-cell>
          <table:table-cell office:value-type="float" office:value="50.9169" calcext:value-type="float">
            <text:p>050.9169</text:p>
          </table:table-cell>
          <table:table-cell office:value-type="float" office:value="53.4037" calcext:value-type="float">
            <text:p>053.4037</text:p>
          </table:table-cell>
          <table:table-cell table:formula="of:=AVERAGE([.B40:.G40])" office:value-type="float" office:value="51.33795" calcext:value-type="float">
            <text:p>051.3380</text:p>
          </table:table-cell>
          <table:table-cell table:formula="of:=STDEV([.B40:.H40])/SQRT(5)" office:value-type="float" office:value="0.00708397252017997" calcext:value-type="float">
            <text:p>000.007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.9188" calcext:value-type="float">
            <text:p>052.9188</text:p>
          </table:table-cell>
          <table:table-cell office:value-type="float" office:value="52.9078" calcext:value-type="float">
            <text:p>052.9078</text:p>
          </table:table-cell>
          <table:table-cell office:value-type="float" office:value="52.8551" calcext:value-type="float">
            <text:p>052.8551</text:p>
          </table:table-cell>
          <table:table-cell office:value-type="float" office:value="52.8749" calcext:value-type="float">
            <text:p>052.8749</text:p>
          </table:table-cell>
          <table:table-cell office:value-type="float" office:value="54.3133" calcext:value-type="float">
            <text:p>054.3133</text:p>
          </table:table-cell>
          <table:table-cell office:value-type="float" office:value="52.8598" calcext:value-type="float">
            <text:p>052.8598</text:p>
          </table:table-cell>
          <table:table-cell table:formula="of:=AVERAGE([.B41:.G41])" office:value-type="float" office:value="53.1216166666667" calcext:value-type="float">
            <text:p>053.1216</text:p>
          </table:table-cell>
          <table:table-cell table:formula="of:=STDEV([.B41:.H41])/SQRT(5)" office:value-type="float" office:value="0.238565822386844" calcext:value-type="float">
            <text:p>000.2386</text:p>
          </table:table-cell>
        </table:table-row>
        <table:table-row table:style-name="ro1" table:number-rows-repeated="2">
          <table:table-cell table:number-columns-repeated="7"/>
          <table:table-cell table:style-name="ce3" table:number-columns-repeated="2"/>
        </table:table-row>
        <table:table-row table:style-name="ro1">
          <table:table-cell office:value-type="string" calcext:value-type="string">
            <text:p>#N=447, 80 threads, 640 matrices, Fixed16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30" calcext:value-type="float">
            <text:p>130.0000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Avrg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.0106" calcext:value-type="float">
            <text:p>030.0106</text:p>
          </table:table-cell>
          <table:table-cell office:value-type="float" office:value="30.0479" calcext:value-type="float">
            <text:p>030.0479</text:p>
          </table:table-cell>
          <table:table-cell office:value-type="float" office:value="30.0698" calcext:value-type="float">
            <text:p>030.0698</text:p>
          </table:table-cell>
          <table:table-cell office:value-type="float" office:value="30.0035" calcext:value-type="float">
            <text:p>030.0035</text:p>
          </table:table-cell>
          <table:table-cell office:value-type="float" office:value="29.9529" calcext:value-type="float">
            <text:p>029.9529</text:p>
          </table:table-cell>
          <table:table-cell office:value-type="float" office:value="30.0669" calcext:value-type="float">
            <text:p>030.0669</text:p>
          </table:table-cell>
          <table:table-cell table:formula="of:=AVERAGE([.B48:.G48])" office:value-type="float" office:value="30.0252666666667" calcext:value-type="float">
            <text:p>030.0253</text:p>
          </table:table-cell>
          <table:table-cell table:formula="of:=STDEV([.B48:.H48])/SQRT(5)" office:value-type="float" office:value="0.0183980554528039" calcext:value-type="float">
            <text:p>000.01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8.9349" calcext:value-type="float">
            <text:p>068.9349</text:p>
          </table:table-cell>
          <table:table-cell office:value-type="float" office:value="66.1966" calcext:value-type="float">
            <text:p>066.1966</text:p>
          </table:table-cell>
          <table:table-cell office:value-type="float" office:value="65.9808" calcext:value-type="float">
            <text:p>065.9808</text:p>
          </table:table-cell>
          <table:table-cell office:value-type="float" office:value="66.0499" calcext:value-type="float">
            <text:p>066.0499</text:p>
          </table:table-cell>
          <table:table-cell office:value-type="float" office:value="65.865" calcext:value-type="float">
            <text:p>065.8650</text:p>
          </table:table-cell>
          <table:table-cell office:value-type="float" office:value="65.8715" calcext:value-type="float">
            <text:p>065.8715</text:p>
          </table:table-cell>
          <table:table-cell table:formula="of:=AVERAGE([.B49:.G49])" office:value-type="float" office:value="66.4831166666667" calcext:value-type="float">
            <text:p>066.4831</text:p>
          </table:table-cell>
          <table:table-cell table:formula="of:=STDEV([.B49:.H49])/SQRT(5)" office:value-type="float" office:value="0.141718247864479" calcext:value-type="float">
            <text:p>000.14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8.3985" calcext:value-type="float">
            <text:p>088.3985</text:p>
          </table:table-cell>
          <table:table-cell office:value-type="float" office:value="87.6775" calcext:value-type="float">
            <text:p>087.6775</text:p>
          </table:table-cell>
          <table:table-cell office:value-type="float" office:value="23.4577" calcext:value-type="float">
            <text:p>023.4577</text:p>
          </table:table-cell>
          <table:table-cell office:value-type="float" office:value="87.8095" calcext:value-type="float">
            <text:p>087.8095</text:p>
          </table:table-cell>
          <table:table-cell office:value-type="float" office:value="87.5087" calcext:value-type="float">
            <text:p>087.5087</text:p>
          </table:table-cell>
          <table:table-cell office:value-type="float" office:value="87.4374" calcext:value-type="float">
            <text:p>087.4374</text:p>
          </table:table-cell>
          <table:table-cell table:formula="of:=AVERAGE([.B50:.G50])" office:value-type="float" office:value="77.0482166666667" calcext:value-type="float">
            <text:p>077.0482</text:p>
          </table:table-cell>
          <table:table-cell table:formula="of:=STDEV([.B50:.H50])/SQRT(5)" office:value-type="float" office:value="0.132525075405038" calcext:value-type="float">
            <text:p>000.13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.987" calcext:value-type="float">
            <text:p>107.9870</text:p>
          </table:table-cell>
          <table:table-cell office:value-type="float" office:value="108.198" calcext:value-type="float">
            <text:p>108.1980</text:p>
          </table:table-cell>
          <table:table-cell office:value-type="float" office:value="107.858" calcext:value-type="float">
            <text:p>107.8580</text:p>
          </table:table-cell>
          <table:table-cell office:value-type="float" office:value="108.041" calcext:value-type="float">
            <text:p>108.0410</text:p>
          </table:table-cell>
          <table:table-cell office:value-type="float" office:value="114.894" calcext:value-type="float">
            <text:p>114.8940</text:p>
          </table:table-cell>
          <table:table-cell office:value-type="float" office:value="108.143" calcext:value-type="float">
            <text:p>108.1430</text:p>
          </table:table-cell>
          <table:table-cell table:formula="of:=AVERAGE([.B51:.G51])" office:value-type="float" office:value="109.186833333333" calcext:value-type="float">
            <text:p>109.1868</text:p>
          </table:table-cell>
          <table:table-cell table:formula="of:=STDEV([.B51:.H51])/SQRT(5)" office:value-type="float" office:value="0.23364727641849" calcext:value-type="float">
            <text:p>000.23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4.761" calcext:value-type="float">
            <text:p>114.7610</text:p>
          </table:table-cell>
          <table:table-cell office:value-type="float" office:value="105.526" calcext:value-type="float">
            <text:p>105.5260</text:p>
          </table:table-cell>
          <table:table-cell office:value-type="float" office:value="105.799" calcext:value-type="float">
            <text:p>105.7990</text:p>
          </table:table-cell>
          <table:table-cell office:value-type="float" office:value="105.578" calcext:value-type="float">
            <text:p>105.5780</text:p>
          </table:table-cell>
          <table:table-cell office:value-type="float" office:value="105.701" calcext:value-type="float">
            <text:p>105.7010</text:p>
          </table:table-cell>
          <table:table-cell office:value-type="float" office:value="104.93" calcext:value-type="float">
            <text:p>104.9300</text:p>
          </table:table-cell>
          <table:table-cell table:formula="of:=AVERAGE([.B52:.G52])" office:value-type="float" office:value="107.049166666667" calcext:value-type="float">
            <text:p>107.0492</text:p>
          </table:table-cell>
          <table:table-cell table:formula="of:=STDEV([.B52:.H52])/SQRT(5)" office:value-type="float" office:value="0.0732921706444688" calcext:value-type="float">
            <text:p>000.073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2.3216" calcext:value-type="float">
            <text:p>082.3216</text:p>
          </table:table-cell>
          <table:table-cell office:value-type="float" office:value="81.3835" calcext:value-type="float">
            <text:p>081.3835</text:p>
          </table:table-cell>
          <table:table-cell office:value-type="float" office:value="81.5866" calcext:value-type="float">
            <text:p>081.5866</text:p>
          </table:table-cell>
          <table:table-cell office:value-type="float" office:value="82.5713" calcext:value-type="float">
            <text:p>082.5713</text:p>
          </table:table-cell>
          <table:table-cell office:value-type="float" office:value="81.6648" calcext:value-type="float">
            <text:p>081.6648</text:p>
          </table:table-cell>
          <table:table-cell office:value-type="float" office:value="81.9418" calcext:value-type="float">
            <text:p>081.9418</text:p>
          </table:table-cell>
          <table:table-cell table:formula="of:=AVERAGE([.B53:.G53])" office:value-type="float" office:value="81.9116" calcext:value-type="float">
            <text:p>081.9116</text:p>
          </table:table-cell>
          <table:table-cell table:formula="of:=STDEV([.B53:.H53])/SQRT(5)" office:value-type="float" office:value="0.187050882560512" calcext:value-type="float">
            <text:p>000.1871</text:p>
          </table:table-cell>
        </table:table-row>
        <table:table-row table:style-name="ro1" table:number-rows-repeated="2">
          <table:table-cell table:number-columns-repeated="7"/>
          <table:table-cell table:style-name="ce3" table:number-columns-repeated="2"/>
        </table:table-row>
        <table:table-row table:style-name="ro1">
          <table:table-cell office:value-type="string" calcext:value-type="string">
            <text:p>#N=447, 80 threads, 640 matrices, Fixed8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68" calcext:value-type="float">
            <text:p>068.0000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Avrg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.0495" calcext:value-type="float">
            <text:p>031.0495</text:p>
          </table:table-cell>
          <table:table-cell office:value-type="float" office:value="31.0549" calcext:value-type="float">
            <text:p>031.0549</text:p>
          </table:table-cell>
          <table:table-cell office:value-type="float" office:value="31.1465" calcext:value-type="float">
            <text:p>031.1465</text:p>
          </table:table-cell>
          <table:table-cell office:value-type="float" office:value="30.8868" calcext:value-type="float">
            <text:p>030.8868</text:p>
          </table:table-cell>
          <table:table-cell office:value-type="float" office:value="30.9894" calcext:value-type="float">
            <text:p>030.9894</text:p>
          </table:table-cell>
          <table:table-cell office:value-type="float" office:value="31.0285" calcext:value-type="float">
            <text:p>031.0285</text:p>
          </table:table-cell>
          <table:table-cell table:formula="of:=AVERAGE([.B60:.G60])" office:value-type="float" office:value="31.0259333333333" calcext:value-type="float">
            <text:p>031.0259</text:p>
          </table:table-cell>
          <table:table-cell table:formula="of:=STDEV([.B60:.H60])/SQRT(5)" office:value-type="float" office:value="0.110651994007238" calcext:value-type="float">
            <text:p>000.11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7.1184" calcext:value-type="float">
            <text:p>077.1184</text:p>
          </table:table-cell>
          <table:table-cell office:value-type="float" office:value="77.5813" calcext:value-type="float">
            <text:p>077.5813</text:p>
          </table:table-cell>
          <table:table-cell office:value-type="float" office:value="78.9625" calcext:value-type="float">
            <text:p>078.9625</text:p>
          </table:table-cell>
          <table:table-cell office:value-type="float" office:value="77.4648" calcext:value-type="float">
            <text:p>077.4648</text:p>
          </table:table-cell>
          <table:table-cell office:value-type="float" office:value="77.6284" calcext:value-type="float">
            <text:p>077.6284</text:p>
          </table:table-cell>
          <table:table-cell office:value-type="float" office:value="76.2089" calcext:value-type="float">
            <text:p>076.2089</text:p>
          </table:table-cell>
          <table:table-cell table:formula="of:=AVERAGE([.B61:.G61])" office:value-type="float" office:value="77.49405" calcext:value-type="float">
            <text:p>077.4941</text:p>
          </table:table-cell>
          <table:table-cell table:formula="of:=STDEV([.B61:.H61])/SQRT(5)" office:value-type="float" office:value="0.152762171182673" calcext:value-type="float">
            <text:p>000.15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8.275" calcext:value-type="float">
            <text:p>128.2750</text:p>
          </table:table-cell>
          <table:table-cell office:value-type="float" office:value="120.6748" calcext:value-type="float">
            <text:p>120.6748</text:p>
          </table:table-cell>
          <table:table-cell office:value-type="float" office:value="129.209" calcext:value-type="float">
            <text:p>129.2090</text:p>
          </table:table-cell>
          <table:table-cell office:value-type="float" office:value="128.753" calcext:value-type="float">
            <text:p>128.7530</text:p>
          </table:table-cell>
          <table:table-cell office:value-type="float" office:value="129.066" calcext:value-type="float">
            <text:p>129.0660</text:p>
          </table:table-cell>
          <table:table-cell office:value-type="float" office:value="128.509" calcext:value-type="float">
            <text:p>128.5090</text:p>
          </table:table-cell>
          <table:table-cell table:formula="of:=AVERAGE([.B62:.G62])" office:value-type="float" office:value="127.414466666667" calcext:value-type="float">
            <text:p>127.4145</text:p>
          </table:table-cell>
          <table:table-cell table:formula="of:=STDEV([.B62:.H62])/SQRT(5)" office:value-type="float" office:value="0.38486213981979" calcext:value-type="float">
            <text:p>000.38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0.768" calcext:value-type="float">
            <text:p>130.7680</text:p>
          </table:table-cell>
          <table:table-cell office:value-type="float" office:value="131.1" calcext:value-type="float">
            <text:p>131.1000</text:p>
          </table:table-cell>
          <table:table-cell office:value-type="float" office:value="131.319" calcext:value-type="float">
            <text:p>131.3190</text:p>
          </table:table-cell>
          <table:table-cell office:value-type="float" office:value="135.2743" calcext:value-type="float">
            <text:p>135.2743</text:p>
          </table:table-cell>
          <table:table-cell office:value-type="float" office:value="131.264" calcext:value-type="float">
            <text:p>131.2640</text:p>
          </table:table-cell>
          <table:table-cell office:value-type="float" office:value="130.539" calcext:value-type="float">
            <text:p>130.5390</text:p>
          </table:table-cell>
          <table:table-cell table:formula="of:=AVERAGE([.B63:.G63])" office:value-type="float" office:value="131.710716666667" calcext:value-type="float">
            <text:p>131.7107</text:p>
          </table:table-cell>
          <table:table-cell table:formula="of:=STDEV([.B63:.H63])/SQRT(5)" office:value-type="float" office:value="0.104239041523691" calcext:value-type="float">
            <text:p>000.10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7.722" calcext:value-type="float">
            <text:p>137.7220</text:p>
          </table:table-cell>
          <table:table-cell office:value-type="float" office:value="138.486" calcext:value-type="float">
            <text:p>138.4860</text:p>
          </table:table-cell>
          <table:table-cell office:value-type="float" office:value="138.052" calcext:value-type="float">
            <text:p>138.0520</text:p>
          </table:table-cell>
          <table:table-cell office:value-type="float" office:value="138.244" calcext:value-type="float">
            <text:p>138.2440</text:p>
          </table:table-cell>
          <table:table-cell office:value-type="float" office:value="136.5848" calcext:value-type="float">
            <text:p>136.5848</text:p>
          </table:table-cell>
          <table:table-cell office:value-type="float" office:value="138.336" calcext:value-type="float">
            <text:p>138.3360</text:p>
          </table:table-cell>
          <table:table-cell table:formula="of:=AVERAGE([.B64:.G64])" office:value-type="float" office:value="137.904133333333" calcext:value-type="float">
            <text:p>137.9041</text:p>
          </table:table-cell>
          <table:table-cell table:formula="of:=STDEV([.B64:.H64])/SQRT(5)" office:value-type="float" office:value="0.103496859855744" calcext:value-type="float">
            <text:p>000.103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7.8" calcext:value-type="float">
            <text:p>137.8000</text:p>
          </table:table-cell>
          <table:table-cell office:value-type="float" office:value="137.814" calcext:value-type="float">
            <text:p>137.8140</text:p>
          </table:table-cell>
          <table:table-cell office:value-type="float" office:value="133.412" calcext:value-type="float">
            <text:p>133.4120</text:p>
          </table:table-cell>
          <table:table-cell office:value-type="float" office:value="134.281" calcext:value-type="float">
            <text:p>134.2810</text:p>
          </table:table-cell>
          <table:table-cell office:value-type="float" office:value="135.938" calcext:value-type="float">
            <text:p>135.9380</text:p>
          </table:table-cell>
          <table:table-cell office:value-type="float" office:value="137.903" calcext:value-type="float">
            <text:p>137.9030</text:p>
          </table:table-cell>
          <table:table-cell table:formula="of:=AVERAGE([.B65:.G65])" office:value-type="float" office:value="136.191333333333" calcext:value-type="float">
            <text:p>136.1913</text:p>
          </table:table-cell>
          <table:table-cell table:formula="of:=STDEV([.B65:.H65])/SQRT(5)" office:value-type="float" office:value="0.808061535060568" calcext:value-type="float">
            <text:p>000.8081</text:p>
          </table:table-cell>
        </table:table-row>
        <table:table-row table:style-name="ro1" table:number-rows-repeated="4">
          <table:table-cell table:number-columns-repeated="7"/>
          <table:table-cell table:style-name="ce3" table:number-columns-repeated="2"/>
        </table:table-row>
        <table:table-row table:style-name="ro1">
          <table:table-cell office:value-type="string" calcext:value-type="string">
            <text:p>#N=2048, 80 threads, 640 matrices, MKL reference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0245" calcext:value-type="float">
            <text:p>10245.0000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Avrg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/>
          <table:table-cell office:value-type="float" office:value="17.69405" calcext:value-type="float">
            <text:p>017.6941</text:p>
          </table:table-cell>
          <table:table-cell office:value-type="float" office:value="19.36273" calcext:value-type="float">
            <text:p>019.3627</text:p>
          </table:table-cell>
          <table:table-cell office:value-type="float" office:value="18.31606" calcext:value-type="float">
            <text:p>018.3161</text:p>
          </table:table-cell>
          <table:table-cell office:value-type="float" office:value="19.28618" calcext:value-type="float">
            <text:p>019.2862</text:p>
          </table:table-cell>
          <table:table-cell office:value-type="float" office:value="18.86737" calcext:value-type="float">
            <text:p>018.8674</text:p>
          </table:table-cell>
          <table:table-cell office:value-type="float" office:value="20.4521" calcext:value-type="float">
            <text:p>020.4521</text:p>
          </table:table-cell>
          <table:table-cell table:formula="of:=AVERAGE([.B74:.G74])" office:value-type="float" office:value="18.996415" calcext:value-type="float">
            <text:p>018.9964</text:p>
          </table:table-cell>
          <table:table-cell table:formula="of:=STDEV([.B74:.H74])/SQRT(5)" office:value-type="float" office:value="0.387851319663863" calcext:value-type="float">
            <text:p>000.3879</text:p>
          </table:table-cell>
        </table:table-row>
        <table:table-row table:style-name="ro1" table:number-rows-repeated="2">
          <table:table-cell table:number-columns-repeated="7"/>
          <table:table-cell table:style-name="ce3" table:number-columns-repeated="2"/>
        </table:table-row>
        <table:table-row table:style-name="ro1">
          <table:table-cell office:value-type="string" calcext:value-type="string">
            <text:p>#N=2048, 80 threads, 640 matrices, FP64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0245" calcext:value-type="float">
            <text:p>10245.0000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Avrg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.1555" calcext:value-type="float">
            <text:p>016.1555</text:p>
          </table:table-cell>
          <table:table-cell office:value-type="float" office:value="17.9833" calcext:value-type="float">
            <text:p>017.9833</text:p>
          </table:table-cell>
          <table:table-cell office:value-type="float" office:value="18.1846" calcext:value-type="float">
            <text:p>018.1846</text:p>
          </table:table-cell>
          <table:table-cell office:value-type="float" office:value="18.1882" calcext:value-type="float">
            <text:p>018.1882</text:p>
          </table:table-cell>
          <table:table-cell office:value-type="float" office:value="17.1562" calcext:value-type="float">
            <text:p>017.1562</text:p>
          </table:table-cell>
          <table:table-cell office:value-type="float" office:value="16.4826" calcext:value-type="float">
            <text:p>016.4826</text:p>
          </table:table-cell>
          <table:table-cell table:formula="of:=AVERAGE([.B81:.G81])" office:value-type="float" office:value="17.3584" calcext:value-type="float">
            <text:p>017.3584</text:p>
          </table:table-cell>
          <table:table-cell table:formula="of:=STDEV([.B81:.H81])/SQRT(5)" office:value-type="float" office:value="0.204609350416294" calcext:value-type="float">
            <text:p>000.20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.02458" calcext:value-type="float">
            <text:p>019.0246</text:p>
          </table:table-cell>
          <table:table-cell office:value-type="float" office:value="20.4571" calcext:value-type="float">
            <text:p>020.4571</text:p>
          </table:table-cell>
          <table:table-cell office:value-type="float" office:value="19.29679" calcext:value-type="float">
            <text:p>019.2968</text:p>
          </table:table-cell>
          <table:table-cell office:value-type="float" office:value="19.0055" calcext:value-type="float">
            <text:p>019.0055</text:p>
          </table:table-cell>
          <table:table-cell office:value-type="float" office:value="20.7829" calcext:value-type="float">
            <text:p>020.7829</text:p>
          </table:table-cell>
          <table:table-cell office:value-type="float" office:value="19.02986" calcext:value-type="float">
            <text:p>019.0299</text:p>
          </table:table-cell>
          <table:table-cell table:formula="of:=AVERAGE([.B82:.G82])" office:value-type="float" office:value="19.599455" calcext:value-type="float">
            <text:p>019.5995</text:p>
          </table:table-cell>
          <table:table-cell table:formula="of:=STDEV([.B82:.H82])/SQRT(5)" office:value-type="float" office:value="0.201379546158767" calcext:value-type="float">
            <text:p>000.20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.42611" calcext:value-type="float">
            <text:p>019.4261</text:p>
          </table:table-cell>
          <table:table-cell office:value-type="float" office:value="19.51613" calcext:value-type="float">
            <text:p>019.5161</text:p>
          </table:table-cell>
          <table:table-cell office:value-type="float" office:value="18.85571" calcext:value-type="float">
            <text:p>018.8557</text:p>
          </table:table-cell>
          <table:table-cell office:value-type="float" office:value="18.86291" calcext:value-type="float">
            <text:p>018.8629</text:p>
          </table:table-cell>
          <table:table-cell office:value-type="float" office:value="18.3155" calcext:value-type="float">
            <text:p>018.3155</text:p>
          </table:table-cell>
          <table:table-cell office:value-type="float" office:value="18.86347" calcext:value-type="float">
            <text:p>018.8635</text:p>
          </table:table-cell>
          <table:table-cell table:formula="of:=AVERAGE([.B83:.G83])" office:value-type="float" office:value="18.973305" calcext:value-type="float">
            <text:p>018.9733</text:p>
          </table:table-cell>
          <table:table-cell table:formula="of:=STDEV([.B83:.H83])/SQRT(5)" office:value-type="float" office:value="0.230591567736357" calcext:value-type="float">
            <text:p>000.23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.85528" calcext:value-type="float">
            <text:p>018.8553</text:p>
          </table:table-cell>
          <table:table-cell office:value-type="float" office:value="18.86407" calcext:value-type="float">
            <text:p>018.8641</text:p>
          </table:table-cell>
          <table:table-cell office:value-type="float" office:value="20.3748" calcext:value-type="float">
            <text:p>020.3748</text:p>
          </table:table-cell>
          <table:table-cell office:value-type="float" office:value="20.2642" calcext:value-type="float">
            <text:p>020.2642</text:p>
          </table:table-cell>
          <table:table-cell office:value-type="float" office:value="18.82903" calcext:value-type="float">
            <text:p>018.8290</text:p>
          </table:table-cell>
          <table:table-cell office:value-type="float" office:value="18.82619" calcext:value-type="float">
            <text:p>018.8262</text:p>
          </table:table-cell>
          <table:table-cell table:formula="of:=AVERAGE([.B84:.G84])" office:value-type="float" office:value="19.335595" calcext:value-type="float">
            <text:p>019.3356</text:p>
          </table:table-cell>
          <table:table-cell table:formula="of:=STDEV([.B84:.H84])/SQRT(5)" office:value-type="float" office:value="0.0646041897506137" calcext:value-type="float">
            <text:p>000.06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9.02467" calcext:value-type="float">
            <text:p>019.0247</text:p>
          </table:table-cell>
          <table:table-cell office:value-type="float" office:value="19.63169" calcext:value-type="float">
            <text:p>019.6317</text:p>
          </table:table-cell>
          <table:table-cell office:value-type="float" office:value="19.68758" calcext:value-type="float">
            <text:p>019.6876</text:p>
          </table:table-cell>
          <table:table-cell office:value-type="float" office:value="21.0595" calcext:value-type="float">
            <text:p>021.0595</text:p>
          </table:table-cell>
          <table:table-cell office:value-type="float" office:value="19.05449" calcext:value-type="float">
            <text:p>019.0545</text:p>
          </table:table-cell>
          <table:table-cell office:value-type="float" office:value="19.14347" calcext:value-type="float">
            <text:p>019.1435</text:p>
          </table:table-cell>
          <table:table-cell table:formula="of:=AVERAGE([.B85:.G85])" office:value-type="float" office:value="19.6002333333333" calcext:value-type="float">
            <text:p>019.6002</text:p>
          </table:table-cell>
          <table:table-cell table:formula="of:=STDEV([.B85:.H85])/SQRT(5)" office:value-type="float" office:value="0.0742363328236993" calcext:value-type="float">
            <text:p>000.074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9.15562" calcext:value-type="float">
            <text:p>019.1556</text:p>
          </table:table-cell>
          <table:table-cell office:value-type="float" office:value="19.21417" calcext:value-type="float">
            <text:p>019.2142</text:p>
          </table:table-cell>
          <table:table-cell office:value-type="float" office:value="19.10878" calcext:value-type="float">
            <text:p>019.1088</text:p>
          </table:table-cell>
          <table:table-cell office:value-type="float" office:value="19.19528" calcext:value-type="float">
            <text:p>019.1953</text:p>
          </table:table-cell>
          <table:table-cell office:value-type="float" office:value="21.1182" calcext:value-type="float">
            <text:p>021.1182</text:p>
          </table:table-cell>
          <table:table-cell office:value-type="float" office:value="19.09328" calcext:value-type="float">
            <text:p>019.0933</text:p>
          </table:table-cell>
          <table:table-cell table:formula="of:=AVERAGE([.B86:.G86])" office:value-type="float" office:value="19.4808883333333" calcext:value-type="float">
            <text:p>019.4809</text:p>
          </table:table-cell>
          <table:table-cell table:formula="of:=STDEV([.B86:.H86])/SQRT(5)" office:value-type="float" office:value="0.328024623246657" calcext:value-type="float">
            <text:p>000.3280</text:p>
          </table:table-cell>
        </table:table-row>
        <table:table-row table:style-name="ro1" table:number-rows-repeated="2">
          <table:table-cell table:number-columns-repeated="7"/>
          <table:table-cell table:style-name="ce3" table:number-columns-repeated="2"/>
        </table:table-row>
        <table:table-row table:style-name="ro1">
          <table:table-cell office:value-type="string" calcext:value-type="string">
            <text:p>#N=2048, 80 threads, 640 matrices, FP32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5122" calcext:value-type="float">
            <text:p>5122.0000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Avrg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.3189" calcext:value-type="float">
            <text:p>026.3189</text:p>
          </table:table-cell>
          <table:table-cell office:value-type="float" office:value="26.7986" calcext:value-type="float">
            <text:p>026.7986</text:p>
          </table:table-cell>
          <table:table-cell office:value-type="float" office:value="26.9017" calcext:value-type="float">
            <text:p>026.9017</text:p>
          </table:table-cell>
          <table:table-cell office:value-type="float" office:value="26.8093" calcext:value-type="float">
            <text:p>026.8093</text:p>
          </table:table-cell>
          <table:table-cell office:value-type="float" office:value="26.721" calcext:value-type="float">
            <text:p>026.7210</text:p>
          </table:table-cell>
          <table:table-cell office:value-type="float" office:value="26.4366" calcext:value-type="float">
            <text:p>026.4366</text:p>
          </table:table-cell>
          <table:table-cell table:formula="of:=AVERAGE([.B93:.G93])" office:value-type="float" office:value="26.66435" calcext:value-type="float">
            <text:p>026.6644</text:p>
          </table:table-cell>
          <table:table-cell table:formula="of:=STDEV([.B93:.H93])/SQRT(5)" office:value-type="float" office:value="0.0948303001858235" calcext:value-type="float">
            <text:p>000.09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.2735" calcext:value-type="float">
            <text:p>036.2735</text:p>
          </table:table-cell>
          <table:table-cell office:value-type="float" office:value="36.4861" calcext:value-type="float">
            <text:p>036.4861</text:p>
          </table:table-cell>
          <table:table-cell office:value-type="float" office:value="36.6016" calcext:value-type="float">
            <text:p>036.6016</text:p>
          </table:table-cell>
          <table:table-cell office:value-type="float" office:value="34.4479" calcext:value-type="float">
            <text:p>034.4479</text:p>
          </table:table-cell>
          <table:table-cell office:value-type="float" office:value="36.6919" calcext:value-type="float">
            <text:p>036.6919</text:p>
          </table:table-cell>
          <table:table-cell office:value-type="float" office:value="36.2761" calcext:value-type="float">
            <text:p>036.2761</text:p>
          </table:table-cell>
          <table:table-cell table:formula="of:=AVERAGE([.B94:.G94])" office:value-type="float" office:value="36.1295166666667" calcext:value-type="float">
            <text:p>036.1295</text:p>
          </table:table-cell>
          <table:table-cell table:formula="of:=STDEV([.B94:.H94])/SQRT(5)" office:value-type="float" office:value="0.0150160284733051" calcext:value-type="float">
            <text:p>000.01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.9249" calcext:value-type="float">
            <text:p>038.9249</text:p>
          </table:table-cell>
          <table:table-cell office:value-type="float" office:value="39.212" calcext:value-type="float">
            <text:p>039.2120</text:p>
          </table:table-cell>
          <table:table-cell office:value-type="float" office:value="37.1706" calcext:value-type="float">
            <text:p>037.1706</text:p>
          </table:table-cell>
          <table:table-cell office:value-type="float" office:value="39.4025" calcext:value-type="float">
            <text:p>039.4025</text:p>
          </table:table-cell>
          <table:table-cell office:value-type="float" office:value="40.2445" calcext:value-type="float">
            <text:p>040.2445</text:p>
          </table:table-cell>
          <table:table-cell office:value-type="float" office:value="38.892" calcext:value-type="float">
            <text:p>038.8920</text:p>
          </table:table-cell>
          <table:table-cell table:formula="of:=AVERAGE([.B95:.G95])" office:value-type="float" office:value="38.9744166666667" calcext:value-type="float">
            <text:p>038.9744</text:p>
          </table:table-cell>
          <table:table-cell table:formula="of:=STDEV([.B95:.H95])/SQRT(5)" office:value-type="float" office:value="0.0810929178987495" calcext:value-type="float">
            <text:p>000.08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.6863" calcext:value-type="float">
            <text:p>040.6863</text:p>
          </table:table-cell>
          <table:table-cell office:value-type="float" office:value="41.5141" calcext:value-type="float">
            <text:p>041.5141</text:p>
          </table:table-cell>
          <table:table-cell office:value-type="float" office:value="40.6089" calcext:value-type="float">
            <text:p>040.6089</text:p>
          </table:table-cell>
          <table:table-cell office:value-type="float" office:value="40.6692" calcext:value-type="float">
            <text:p>040.6692</text:p>
          </table:table-cell>
          <table:table-cell office:value-type="float" office:value="40.6688" calcext:value-type="float">
            <text:p>040.6688</text:p>
          </table:table-cell>
          <table:table-cell office:value-type="float" office:value="40.9559" calcext:value-type="float">
            <text:p>040.9559</text:p>
          </table:table-cell>
          <table:table-cell table:formula="of:=AVERAGE([.B96:.G96])" office:value-type="float" office:value="40.8505333333333" calcext:value-type="float">
            <text:p>040.8505</text:p>
          </table:table-cell>
          <table:table-cell table:formula="of:=STDEV([.B96:.H96])/SQRT(5)" office:value-type="float" office:value="0.071260082327579" calcext:value-type="float">
            <text:p>000.07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7.2564" calcext:value-type="float">
            <text:p>037.2564</text:p>
          </table:table-cell>
          <table:table-cell office:value-type="float" office:value="37.2038" calcext:value-type="float">
            <text:p>037.2038</text:p>
          </table:table-cell>
          <table:table-cell office:value-type="float" office:value="39.4129" calcext:value-type="float">
            <text:p>039.4129</text:p>
          </table:table-cell>
          <table:table-cell office:value-type="float" office:value="41.5282" calcext:value-type="float">
            <text:p>041.5282</text:p>
          </table:table-cell>
          <table:table-cell office:value-type="float" office:value="39.4767" calcext:value-type="float">
            <text:p>039.4767</text:p>
          </table:table-cell>
          <table:table-cell office:value-type="float" office:value="37.1774" calcext:value-type="float">
            <text:p>037.1774</text:p>
          </table:table-cell>
          <table:table-cell table:formula="of:=AVERAGE([.B97:.G97])" office:value-type="float" office:value="38.6759" calcext:value-type="float">
            <text:p>038.6759</text:p>
          </table:table-cell>
          <table:table-cell table:formula="of:=STDEV([.B97:.H97])/SQRT(5)" office:value-type="float" office:value="0.0321255704661847" calcext:value-type="float">
            <text:p>000.032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6.4667" calcext:value-type="float">
            <text:p>036.4667</text:p>
          </table:table-cell>
          <table:table-cell office:value-type="float" office:value="38.3898" calcext:value-type="float">
            <text:p>038.3898</text:p>
          </table:table-cell>
          <table:table-cell office:value-type="float" office:value="38.5245" calcext:value-type="float">
            <text:p>038.5245</text:p>
          </table:table-cell>
          <table:table-cell office:value-type="float" office:value="38.3201" calcext:value-type="float">
            <text:p>038.3201</text:p>
          </table:table-cell>
          <table:table-cell office:value-type="float" office:value="39.3633" calcext:value-type="float">
            <text:p>039.3633</text:p>
          </table:table-cell>
          <table:table-cell office:value-type="float" office:value="36.375" calcext:value-type="float">
            <text:p>036.3750</text:p>
          </table:table-cell>
          <table:table-cell table:formula="of:=AVERAGE([.B98:.G98])" office:value-type="float" office:value="37.9065666666667" calcext:value-type="float">
            <text:p>037.9066</text:p>
          </table:table-cell>
          <table:table-cell table:formula="of:=STDEV([.B98:.H98])/SQRT(5)" office:value-type="float" office:value="0.494211505104624" calcext:value-type="float">
            <text:p>000.4942</text:p>
          </table:table-cell>
        </table:table-row>
        <table:table-row table:style-name="ro1" table:number-rows-repeated="2">
          <table:table-cell table:number-columns-repeated="7"/>
          <table:table-cell table:style-name="ce3" table:number-columns-repeated="2"/>
        </table:table-row>
        <table:table-row table:style-name="ro1">
          <table:table-cell office:value-type="string" calcext:value-type="string">
            <text:p>#N=2048, 80 threads, 640 matrices, BFLOAT16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561" calcext:value-type="float">
            <text:p>2561.0000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Avrg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.2907" calcext:value-type="float">
            <text:p>023.2907</text:p>
          </table:table-cell>
          <table:table-cell office:value-type="float" office:value="23.2834" calcext:value-type="float">
            <text:p>023.2834</text:p>
          </table:table-cell>
          <table:table-cell office:value-type="float" office:value="23.2972" calcext:value-type="float">
            <text:p>023.2972</text:p>
          </table:table-cell>
          <table:table-cell office:value-type="float" office:value="23.2479" calcext:value-type="float">
            <text:p>023.2479</text:p>
          </table:table-cell>
          <table:table-cell office:value-type="float" office:value="25.1195" calcext:value-type="float">
            <text:p>025.1195</text:p>
          </table:table-cell>
          <table:table-cell office:value-type="float" office:value="23.0155" calcext:value-type="float">
            <text:p>023.0155</text:p>
          </table:table-cell>
          <table:table-cell table:formula="of:=AVERAGE([.B105:.G105])" office:value-type="float" office:value="23.5423666666667" calcext:value-type="float">
            <text:p>023.5424</text:p>
          </table:table-cell>
          <table:table-cell table:formula="of:=STDEV([.B105:.H105])/SQRT(5)" office:value-type="float" office:value="0.0947818360470212" calcext:value-type="float">
            <text:p>000.09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.6071" calcext:value-type="float">
            <text:p>037.6071</text:p>
          </table:table-cell>
          <table:table-cell office:value-type="float" office:value="37.713" calcext:value-type="float">
            <text:p>037.7130</text:p>
          </table:table-cell>
          <table:table-cell office:value-type="float" office:value="37.6104" calcext:value-type="float">
            <text:p>037.6104</text:p>
          </table:table-cell>
          <table:table-cell office:value-type="float" office:value="37.6438" calcext:value-type="float">
            <text:p>037.6438</text:p>
          </table:table-cell>
          <table:table-cell office:value-type="float" office:value="37.6278" calcext:value-type="float">
            <text:p>037.6278</text:p>
          </table:table-cell>
          <table:table-cell office:value-type="float" office:value="37.7035" calcext:value-type="float">
            <text:p>037.7035</text:p>
          </table:table-cell>
          <table:table-cell table:formula="of:=AVERAGE([.B106:.G106])" office:value-type="float" office:value="37.6509333333333" calcext:value-type="float">
            <text:p>037.6509</text:p>
          </table:table-cell>
          <table:table-cell table:formula="of:=STDEV([.B106:.H106])/SQRT(5)" office:value-type="float" office:value="0.155422172735353" calcext:value-type="float">
            <text:p>000.15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.4126" calcext:value-type="float">
            <text:p>044.4126</text:p>
          </table:table-cell>
          <table:table-cell office:value-type="float" office:value="43.6302" calcext:value-type="float">
            <text:p>043.6302</text:p>
          </table:table-cell>
          <table:table-cell office:value-type="float" office:value="44.6563" calcext:value-type="float">
            <text:p>044.6563</text:p>
          </table:table-cell>
          <table:table-cell office:value-type="float" office:value="41.4809" calcext:value-type="float">
            <text:p>041.4809</text:p>
          </table:table-cell>
          <table:table-cell office:value-type="float" office:value="41.0776" calcext:value-type="float">
            <text:p>041.0776</text:p>
          </table:table-cell>
          <table:table-cell office:value-type="float" office:value="44.3432" calcext:value-type="float">
            <text:p>044.3432</text:p>
          </table:table-cell>
          <table:table-cell table:formula="of:=AVERAGE([.B107:.G107])" office:value-type="float" office:value="43.2668" calcext:value-type="float">
            <text:p>043.2668</text:p>
          </table:table-cell>
          <table:table-cell table:formula="of:=STDEV([.B107:.H107])/SQRT(5)" office:value-type="float" office:value="0.897015159539929" calcext:value-type="float">
            <text:p>000.897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3.5079" calcext:value-type="float">
            <text:p>043.5079</text:p>
          </table:table-cell>
          <table:table-cell office:value-type="float" office:value="41.3496" calcext:value-type="float">
            <text:p>041.3496</text:p>
          </table:table-cell>
          <table:table-cell office:value-type="float" office:value="39.3332" calcext:value-type="float">
            <text:p>039.3332</text:p>
          </table:table-cell>
          <table:table-cell office:value-type="float" office:value="43.1613" calcext:value-type="float">
            <text:p>043.1613</text:p>
          </table:table-cell>
          <table:table-cell office:value-type="float" office:value="42.8043" calcext:value-type="float">
            <text:p>042.8043</text:p>
          </table:table-cell>
          <table:table-cell office:value-type="float" office:value="42.4159" calcext:value-type="float">
            <text:p>042.4159</text:p>
          </table:table-cell>
          <table:table-cell table:formula="of:=AVERAGE([.B108:.G108])" office:value-type="float" office:value="42.0953666666667" calcext:value-type="float">
            <text:p>042.0954</text:p>
          </table:table-cell>
          <table:table-cell table:formula="of:=STDEV([.B108:.H108])/SQRT(5)" office:value-type="float" office:value="0.485764570834245" calcext:value-type="float">
            <text:p>000.485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7.134" calcext:value-type="float">
            <text:p>037.1340</text:p>
          </table:table-cell>
          <table:table-cell office:value-type="float" office:value="42.1878" calcext:value-type="float">
            <text:p>042.1878</text:p>
          </table:table-cell>
          <table:table-cell office:value-type="float" office:value="42.4562" calcext:value-type="float">
            <text:p>042.4562</text:p>
          </table:table-cell>
          <table:table-cell office:value-type="float" office:value="37.0048" calcext:value-type="float">
            <text:p>037.0048</text:p>
          </table:table-cell>
          <table:table-cell office:value-type="float" office:value="29.3673" calcext:value-type="float">
            <text:p>029.3673</text:p>
          </table:table-cell>
          <table:table-cell office:value-type="float" office:value="29.5882" calcext:value-type="float">
            <text:p>029.5882</text:p>
          </table:table-cell>
          <table:table-cell table:formula="of:=AVERAGE([.B109:.G109])" office:value-type="float" office:value="36.2897166666667" calcext:value-type="float">
            <text:p>036.2897</text:p>
          </table:table-cell>
          <table:table-cell table:formula="of:=STDEV([.B109:.H109])/SQRT(5)" office:value-type="float" office:value="0.79841867327445" calcext:value-type="float">
            <text:p>000.798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.4385" calcext:value-type="float">
            <text:p>025.4385</text:p>
          </table:table-cell>
          <table:table-cell office:value-type="float" office:value="24.8532" calcext:value-type="float">
            <text:p>024.8532</text:p>
          </table:table-cell>
          <table:table-cell office:value-type="float" office:value="24.2443" calcext:value-type="float">
            <text:p>024.2443</text:p>
          </table:table-cell>
          <table:table-cell office:value-type="float" office:value="24.3189" calcext:value-type="float">
            <text:p>024.3189</text:p>
          </table:table-cell>
          <table:table-cell office:value-type="float" office:value="23.6081" calcext:value-type="float">
            <text:p>023.6081</text:p>
          </table:table-cell>
          <table:table-cell office:value-type="float" office:value="24.8325" calcext:value-type="float">
            <text:p>024.8325</text:p>
          </table:table-cell>
          <table:table-cell table:formula="of:=AVERAGE([.B110:.G110])" office:value-type="float" office:value="24.54925" calcext:value-type="float">
            <text:p>024.5493</text:p>
          </table:table-cell>
          <table:table-cell table:formula="of:=STDEV([.B110:.H110])/SQRT(5)" office:value-type="float" office:value="0.257888908576284" calcext:value-type="float">
            <text:p>000.2579</text:p>
          </table:table-cell>
        </table:table-row>
        <table:table-row table:style-name="ro1" table:number-rows-repeated="2">
          <table:table-cell table:number-columns-repeated="7"/>
          <table:table-cell table:style-name="ce3" table:number-columns-repeated="2"/>
        </table:table-row>
        <table:table-row table:style-name="ro1">
          <table:table-cell office:value-type="string" calcext:value-type="string">
            <text:p>#N=2048, 80 threads, 640 matrices, Fixed16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721" calcext:value-type="float">
            <text:p>2721.0000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Avrg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.4783" calcext:value-type="float">
            <text:p>028.4783</text:p>
          </table:table-cell>
          <table:table-cell office:value-type="float" office:value="28.3227" calcext:value-type="float">
            <text:p>028.3227</text:p>
          </table:table-cell>
          <table:table-cell office:value-type="float" office:value="18.2218" calcext:value-type="float">
            <text:p>018.2218</text:p>
          </table:table-cell>
          <table:table-cell office:value-type="float" office:value="26.9485" calcext:value-type="float">
            <text:p>026.9485</text:p>
          </table:table-cell>
          <table:table-cell office:value-type="float" office:value="26.3153" calcext:value-type="float">
            <text:p>026.3153</text:p>
          </table:table-cell>
          <table:table-cell office:value-type="float" office:value="28.5401" calcext:value-type="float">
            <text:p>028.5401</text:p>
          </table:table-cell>
          <table:table-cell table:formula="of:=AVERAGE([.B117:.G117])" office:value-type="float" office:value="26.1377833333333" calcext:value-type="float">
            <text:p>026.1378</text:p>
          </table:table-cell>
          <table:table-cell table:formula="of:=STDEV([.B117:.H117])/SQRT(5)" office:value-type="float" office:value="0.310494117407149" calcext:value-type="float">
            <text:p>000.31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.4717" calcext:value-type="float">
            <text:p>067.4717</text:p>
          </table:table-cell>
          <table:table-cell office:value-type="float" office:value="67.8323" calcext:value-type="float">
            <text:p>067.8323</text:p>
          </table:table-cell>
          <table:table-cell office:value-type="float" office:value="67.4654" calcext:value-type="float">
            <text:p>067.4654</text:p>
          </table:table-cell>
          <table:table-cell office:value-type="float" office:value="67.5926" calcext:value-type="float">
            <text:p>067.5926</text:p>
          </table:table-cell>
          <table:table-cell office:value-type="float" office:value="67.8584" calcext:value-type="float">
            <text:p>067.8584</text:p>
          </table:table-cell>
          <table:table-cell office:value-type="float" office:value="65.9451" calcext:value-type="float">
            <text:p>065.9451</text:p>
          </table:table-cell>
          <table:table-cell table:formula="of:=AVERAGE([.B118:.G118])" office:value-type="float" office:value="67.3609166666667" calcext:value-type="float">
            <text:p>067.3609</text:p>
          </table:table-cell>
          <table:table-cell table:formula="of:=STDEV([.B118:.H118])/SQRT(5)" office:value-type="float" office:value="0.0618387508857603" calcext:value-type="float">
            <text:p>000.06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9.7356" calcext:value-type="float">
            <text:p>079.7356</text:p>
          </table:table-cell>
          <table:table-cell office:value-type="float" office:value="80.081" calcext:value-type="float">
            <text:p>080.0810</text:p>
          </table:table-cell>
          <table:table-cell office:value-type="float" office:value="80.1623" calcext:value-type="float">
            <text:p>080.1623</text:p>
          </table:table-cell>
          <table:table-cell office:value-type="float" office:value="79.6682" calcext:value-type="float">
            <text:p>079.6682</text:p>
          </table:table-cell>
          <table:table-cell office:value-type="float" office:value="79.5277" calcext:value-type="float">
            <text:p>079.5277</text:p>
          </table:table-cell>
          <table:table-cell office:value-type="float" office:value="80.2812" calcext:value-type="float">
            <text:p>080.2812</text:p>
          </table:table-cell>
          <table:table-cell table:formula="of:=AVERAGE([.B119:.G119])" office:value-type="float" office:value="79.9093333333333" calcext:value-type="float">
            <text:p>079.9093</text:p>
          </table:table-cell>
          <table:table-cell table:formula="of:=STDEV([.B119:.H119])/SQRT(5)" office:value-type="float" office:value="0.471281382863076" calcext:value-type="float">
            <text:p>000.47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4.3336" calcext:value-type="float">
            <text:p>084.3336</text:p>
          </table:table-cell>
          <table:table-cell office:value-type="float" office:value="83.8455" calcext:value-type="float">
            <text:p>083.8455</text:p>
          </table:table-cell>
          <table:table-cell office:value-type="float" office:value="84.2909" calcext:value-type="float">
            <text:p>084.2909</text:p>
          </table:table-cell>
          <table:table-cell office:value-type="float" office:value="84.0665" calcext:value-type="float">
            <text:p>084.0665</text:p>
          </table:table-cell>
          <table:table-cell office:value-type="float" office:value="84.6746" calcext:value-type="float">
            <text:p>084.6746</text:p>
          </table:table-cell>
          <table:table-cell office:value-type="float" office:value="84.2611" calcext:value-type="float">
            <text:p>084.2611</text:p>
          </table:table-cell>
          <table:table-cell table:formula="of:=AVERAGE([.B120:.G120])" office:value-type="float" office:value="84.2453666666667" calcext:value-type="float">
            <text:p>084.2454</text:p>
          </table:table-cell>
          <table:table-cell table:formula="of:=STDEV([.B120:.H120])/SQRT(5)" office:value-type="float" office:value="0.716772916503779" calcext:value-type="float">
            <text:p>000.716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5.4626" calcext:value-type="float">
            <text:p>085.4626</text:p>
          </table:table-cell>
          <table:table-cell office:value-type="float" office:value="84.7569" calcext:value-type="float">
            <text:p>084.7569</text:p>
          </table:table-cell>
          <table:table-cell office:value-type="float" office:value="85.8466" calcext:value-type="float">
            <text:p>085.8466</text:p>
          </table:table-cell>
          <table:table-cell office:value-type="float" office:value="85.4378" calcext:value-type="float">
            <text:p>085.4378</text:p>
          </table:table-cell>
          <table:table-cell office:value-type="float" office:value="85.857" calcext:value-type="float">
            <text:p>085.8570</text:p>
          </table:table-cell>
          <table:table-cell office:value-type="float" office:value="85.9882" calcext:value-type="float">
            <text:p>085.9882</text:p>
          </table:table-cell>
          <table:table-cell table:formula="of:=AVERAGE([.B121:.G121])" office:value-type="float" office:value="85.5581833333333" calcext:value-type="float">
            <text:p>085.5582</text:p>
          </table:table-cell>
          <table:table-cell table:formula="of:=STDEV([.B121:.H121])/SQRT(5)" office:value-type="float" office:value="0.200639556446656" calcext:value-type="float">
            <text:p>000.200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9.6867" calcext:value-type="float">
            <text:p>069.6867</text:p>
          </table:table-cell>
          <table:table-cell office:value-type="float" office:value="74.2593" calcext:value-type="float">
            <text:p>074.2593</text:p>
          </table:table-cell>
          <table:table-cell office:value-type="float" office:value="74.3897" calcext:value-type="float">
            <text:p>074.3897</text:p>
          </table:table-cell>
          <table:table-cell office:value-type="float" office:value="73.4032" calcext:value-type="float">
            <text:p>073.4032</text:p>
          </table:table-cell>
          <table:table-cell office:value-type="float" office:value="73.0011" calcext:value-type="float">
            <text:p>073.0011</text:p>
          </table:table-cell>
          <table:table-cell office:value-type="float" office:value="73.412" calcext:value-type="float">
            <text:p>073.4120</text:p>
          </table:table-cell>
          <table:table-cell table:formula="of:=AVERAGE([.B122:.G122])" office:value-type="float" office:value="73.0253333333333" calcext:value-type="float">
            <text:p>073.0253</text:p>
          </table:table-cell>
          <table:table-cell table:formula="of:=STDEV([.B122:.H122])/SQRT(5)" office:value-type="float" office:value="0.702934901047822" calcext:value-type="float">
            <text:p>000.7029</text:p>
          </table:table-cell>
        </table:table-row>
        <table:table-row table:style-name="ro1" table:number-rows-repeated="2">
          <table:table-cell table:number-columns-repeated="7"/>
          <table:table-cell table:style-name="ce3" table:number-columns-repeated="2"/>
        </table:table-row>
        <table:table-row table:style-name="ro1">
          <table:table-cell office:value-type="string" calcext:value-type="string">
            <text:p>#N=2048, 80 threads, 640 matrices, Fixed8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441" calcext:value-type="float">
            <text:p>1441.0000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Avrg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.969" calcext:value-type="float">
            <text:p>031.9690</text:p>
          </table:table-cell>
          <table:table-cell office:value-type="float" office:value="30.8697" calcext:value-type="float">
            <text:p>030.8697</text:p>
          </table:table-cell>
          <table:table-cell office:value-type="float" office:value="30.7546" calcext:value-type="float">
            <text:p>030.7546</text:p>
          </table:table-cell>
          <table:table-cell office:value-type="float" office:value="32.0709" calcext:value-type="float">
            <text:p>032.0709</text:p>
          </table:table-cell>
          <table:table-cell office:value-type="float" office:value="30.4218" calcext:value-type="float">
            <text:p>030.4218</text:p>
          </table:table-cell>
          <table:table-cell office:value-type="float" office:value="31.453" calcext:value-type="float">
            <text:p>031.4530</text:p>
          </table:table-cell>
          <table:table-cell table:formula="of:=AVERAGE([.B129:.G129])" office:value-type="float" office:value="31.2565" calcext:value-type="float">
            <text:p>031.2565</text:p>
          </table:table-cell>
          <table:table-cell table:formula="of:=STDEV([.B129:.H129])/SQRT(5)" office:value-type="float" office:value="0.204551054751619" calcext:value-type="float">
            <text:p>000.20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.6042" calcext:value-type="float">
            <text:p>074.6042</text:p>
          </table:table-cell>
          <table:table-cell office:value-type="float" office:value="74.5857" calcext:value-type="float">
            <text:p>074.5857</text:p>
          </table:table-cell>
          <table:table-cell office:value-type="float" office:value="75.3738" calcext:value-type="float">
            <text:p>075.3738</text:p>
          </table:table-cell>
          <table:table-cell office:value-type="float" office:value="75.6975" calcext:value-type="float">
            <text:p>075.6975</text:p>
          </table:table-cell>
          <table:table-cell office:value-type="float" office:value="72.6681" calcext:value-type="float">
            <text:p>072.6681</text:p>
          </table:table-cell>
          <table:table-cell office:value-type="float" office:value="75.4323" calcext:value-type="float">
            <text:p>075.4323</text:p>
          </table:table-cell>
          <table:table-cell table:formula="of:=AVERAGE([.B130:.G130])" office:value-type="float" office:value="74.7269333333333" calcext:value-type="float">
            <text:p>074.7269</text:p>
          </table:table-cell>
          <table:table-cell table:formula="of:=STDEV([.B130:.H130])/SQRT(5)" office:value-type="float" office:value="1.79502540119756" calcext:value-type="float">
            <text:p>001.79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9.511" calcext:value-type="float">
            <text:p>119.5110</text:p>
          </table:table-cell>
          <table:table-cell office:value-type="float" office:value="121.071" calcext:value-type="float">
            <text:p>121.0710</text:p>
          </table:table-cell>
          <table:table-cell office:value-type="float" office:value="115.075" calcext:value-type="float">
            <text:p>115.0750</text:p>
          </table:table-cell>
          <table:table-cell office:value-type="float" office:value="113.519" calcext:value-type="float">
            <text:p>113.5190</text:p>
          </table:table-cell>
          <table:table-cell office:value-type="float" office:value="121.664" calcext:value-type="float">
            <text:p>121.6640</text:p>
          </table:table-cell>
          <table:table-cell office:value-type="float" office:value="119.64" calcext:value-type="float">
            <text:p>119.6400</text:p>
          </table:table-cell>
          <table:table-cell table:formula="of:=AVERAGE([.B131:.G131])" office:value-type="float" office:value="118.413333333333" calcext:value-type="float">
            <text:p>118.4133</text:p>
          </table:table-cell>
          <table:table-cell table:formula="of:=STDEV([.B131:.H131])/SQRT(5)" office:value-type="float" office:value="1.51090632875694" calcext:value-type="float">
            <text:p>001.510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.096" calcext:value-type="float">
            <text:p>131.0960</text:p>
          </table:table-cell>
          <table:table-cell office:value-type="float" office:value="131.412" calcext:value-type="float">
            <text:p>131.4120</text:p>
          </table:table-cell>
          <table:table-cell office:value-type="float" office:value="132.001" calcext:value-type="float">
            <text:p>132.0010</text:p>
          </table:table-cell>
          <table:table-cell office:value-type="float" office:value="130.84" calcext:value-type="float">
            <text:p>130.8400</text:p>
          </table:table-cell>
          <table:table-cell office:value-type="float" office:value="130.832" calcext:value-type="float">
            <text:p>130.8320</text:p>
          </table:table-cell>
          <table:table-cell office:value-type="float" office:value="130.093" calcext:value-type="float">
            <text:p>130.0930</text:p>
          </table:table-cell>
          <table:table-cell table:formula="of:=AVERAGE([.B132:.G132])" office:value-type="float" office:value="131.045666666667" calcext:value-type="float">
            <text:p>131.0457</text:p>
          </table:table-cell>
          <table:table-cell table:formula="of:=STDEV([.B132:.H132])/SQRT(5)" office:value-type="float" office:value="1.42596249430575" calcext:value-type="float">
            <text:p>001.426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8.784" calcext:value-type="float">
            <text:p>148.7840</text:p>
          </table:table-cell>
          <table:table-cell office:value-type="float" office:value="148.693" calcext:value-type="float">
            <text:p>148.6930</text:p>
          </table:table-cell>
          <table:table-cell office:value-type="float" office:value="145.443" calcext:value-type="float">
            <text:p>145.4430</text:p>
          </table:table-cell>
          <table:table-cell office:value-type="float" office:value="145.629" calcext:value-type="float">
            <text:p>145.6290</text:p>
          </table:table-cell>
          <table:table-cell office:value-type="float" office:value="144.868" calcext:value-type="float">
            <text:p>144.8680</text:p>
          </table:table-cell>
          <table:table-cell office:value-type="float" office:value="145.531" calcext:value-type="float">
            <text:p>145.5310</text:p>
          </table:table-cell>
          <table:table-cell table:formula="of:=AVERAGE([.B133:.G133])" office:value-type="float" office:value="146.491333333333" calcext:value-type="float">
            <text:p>146.4913</text:p>
          </table:table-cell>
          <table:table-cell table:formula="of:=STDEV([.B133:.H133])/SQRT(5)" office:value-type="float" office:value="0.718881755073655" calcext:value-type="float">
            <text:p>000.718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2.865" calcext:value-type="float">
            <text:p>122.8650</text:p>
          </table:table-cell>
          <table:table-cell office:value-type="float" office:value="120.207" calcext:value-type="float">
            <text:p>120.2070</text:p>
          </table:table-cell>
          <table:table-cell office:value-type="float" office:value="123.539" calcext:value-type="float">
            <text:p>123.5390</text:p>
          </table:table-cell>
          <table:table-cell office:value-type="float" office:value="123.967" calcext:value-type="float">
            <text:p>123.9670</text:p>
          </table:table-cell>
          <table:table-cell office:value-type="float" office:value="126.912" calcext:value-type="float">
            <text:p>126.9120</text:p>
          </table:table-cell>
          <table:table-cell office:value-type="float" office:value="124.79" calcext:value-type="float">
            <text:p>124.7900</text:p>
          </table:table-cell>
          <table:table-cell table:formula="of:=AVERAGE([.B134:.G134])" office:value-type="float" office:value="123.713333333333" calcext:value-type="float">
            <text:p>123.7133</text:p>
          </table:table-cell>
          <table:table-cell table:formula="of:=STDEV([.B134:.H134])/SQRT(5)" office:value-type="float" office:value="0.903686179550796" calcext:value-type="float">
            <text:p>000.9037</text:p>
          </table:table-cell>
        </table:table-row>
        <table:table-row table:style-name="ro1" table:number-rows-repeated="4">
          <table:table-cell/>
          <table:table-cell table:style-name="ce2" table:number-columns-repeated="8"/>
        </table:table-row>
        <table:table-row table:style-name="ro1">
          <table:table-cell/>
          <table:table-cell table:style-name="ce2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0" loext:min-decimal-places="0" number:min-integer-digits="3"/>
    </number:number-style>
    <number:number-style style:name="N123">
      <number:number number:decimal-places="4" loext:min-decimal-places="4" number:min-integer-digits="3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5">00/00/0000</text:date>, <text:time style:data-style-name="N2" text:time-value="15:38:10.2491879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21:44:21.980278526</meta:creation-date>
    <dc:date>2018-10-05T15:56:21.010448536</dc:date>
    <meta:editing-duration>P6DT10H36M39S</meta:editing-duration>
    <meta:editing-cycles>140</meta:editing-cycles>
    <meta:generator>LibreOffice/6.1.1.1$Linux_X86_64 LibreOffice_project/10$Build-1</meta:generator>
    <meta:document-statistic meta:table-count="4" meta:cell-count="2848" meta:object-count="0"/>
  </office:meta>
</office:document-meta>
</file>